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13.929cm"/>
    </style:style>
    <style:style style:name="co3" style:family="table-column">
      <style:table-column-properties fo:break-before="auto" style:column-width="6.415cm"/>
    </style:style>
    <style:style style:name="co5" style:family="table-column">
      <style:table-column-properties fo:break-before="auto" style:column-width="6.025cm"/>
    </style:style>
    <style:style style:name="co6"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number-columns-repeated="2" table:default-cell-style-name="Default"/>
        <table:table-column table:style-name="co5" table:default-cell-style-name="Default"/>
        <table:table-column table:style-name="co3" table:default-cell-style-name="Default"/>
        <table:table-column table:style-name="co4" table:number-columns-repeated="16" table:default-cell-style-name="Default"/>
        <table:table-column table:style-name="co6" table:default-cell-style-name="Default"/>
        <table:table-column table:style-name="co4" table:number-columns-repeated="999" table:default-cell-style-name="Default"/>
        <table:table-row table:style-name="ro1">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1" table:number-columns-repeated="998"/>
        </table:table-row>
        <table:table-row table:style-name="ro1">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d6835d3c-f173-4b07-ba61-326a17473272~ name=~Aldan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 /&gt;&lt;/card&gt;">
            <text:p><text:s text:c="2"/>&lt;card id=~d6835d3c-f173-4b07-ba61-326a17473272~ name=~Aldan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 /&gt;&lt;/card&gt;</text:p>
          </table:table-cell>
          <table:table-cell table:formula="of:=CONCATENATE(&quot; &lt;Relationship Target=~/cards/&quot;;[.D2];&quot;.jpg~ Id=~C&quot;;[.C2];&quot;~ Type=~http://schemas.octgn.org/picture~/&gt;&quot;)" office:value-type="string" office:string-value=" &lt;Relationship Target=~/cards/SV_aldanaschool.jpg~ Id=~Cd6835d3c-f173-4b07-ba61-326a17473272~ Type=~http://schemas.octgn.org/picture~/&gt;">
            <text:p><text:s/>&lt;Relationship Target=~/cards/SV_aldanaschool.jpg~ Id=~Cd6835d3c-f173-4b07-ba61-326a17473272~ Type=~http://schemas.octgn.org/picture~/&gt;</text:p>
          </table:table-cell>
          <table:table-cell office:value-type="string">
            <text:p>d6835d3c-f173-4b07-ba61-326a17473272</text:p>
          </table:table-cell>
          <table:table-cell office:value-type="string">
            <text:p>SV_aldanaschool</text:p>
          </table:table-cell>
          <table:table-cell office:value-type="string">
            <text:p>Aldana School</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text:p>
          </table:table-cell>
          <table:table-cell table:number-columns-repeated="998"/>
        </table:table-row>
        <table:table-row table:style-name="ro1">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2692d0ed-7576-4383-83f1-467c944c82d1~ name=~Al-Katim~&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1~ /&gt;&lt;property name=~Crew Max.~ value=~~ /&gt;&lt;property name=~Move Cost~ value=~~ /&gt;&lt;property name=~Faction~ value=~Corsairs~ /&gt;&lt;property name=~Text~ value=~Gunner · Villainous~ /&gt;&lt;/card&gt;">
            <text:p><text:s text:c="2"/>&lt;card id=~2692d0ed-7576-4383-83f1-467c944c82d1~ name=~Al-Katim~&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1~ /&gt;&lt;property name=~Crew Max.~ value=~~ /&gt;&lt;property name=~Move Cost~ value=~~ /&gt;&lt;property name=~Faction~ value=~Corsairs~ /&gt;&lt;property name=~Text~ value=~Gunner · Villainous~ /&gt;&lt;/card&gt;</text:p>
          </table:table-cell>
          <table:table-cell table:formula="of:=CONCATENATE(&quot; &lt;Relationship Target=~/cards/&quot;;[.D3];&quot;.jpg~ Id=~C&quot;;[.C3];&quot;~ Type=~http://schemas.octgn.org/picture~/&gt;&quot;)" office:value-type="string" office:string-value=" &lt;Relationship Target=~/cards/SV_alkatim.jpg~ Id=~C2692d0ed-7576-4383-83f1-467c944c82d1~ Type=~http://schemas.octgn.org/picture~/&gt;">
            <text:p><text:s/>&lt;Relationship Target=~/cards/SV_alkatim.jpg~ Id=~C2692d0ed-7576-4383-83f1-467c944c82d1~ Type=~http://schemas.octgn.org/picture~/&gt;</text:p>
          </table:table-cell>
          <table:table-cell office:value-type="string">
            <text:p>2692d0ed-7576-4383-83f1-467c944c82d1</text:p>
          </table:table-cell>
          <table:table-cell office:value-type="string">
            <text:p>SV_alkatim</text:p>
          </table:table-cell>
          <table:table-cell office:value-type="string">
            <text:p>Al-Katim</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table:number-columns-repeated="3" office:value-type="float" office:value="0">
            <text:p>0</text:p>
          </table:table-cell>
          <table:table-cell office:value-type="float" office:value="1">
            <text:p>1</text:p>
          </table:table-cell>
          <table:table-cell table:number-columns-repeated="2"/>
          <table:table-cell office:value-type="string">
            <text:p>Corsairs</text:p>
          </table:table-cell>
          <table:table-cell office:value-type="string">
            <text:p>Gunner · Villainous</text:p>
          </table:table-cell>
          <table:table-cell table:number-columns-repeated="998"/>
        </table:table-row>
        <table:table-row table:style-name="ro1">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5801d73e-b811-48a4-91c4-68f2b6c98b0e~ name=~All For On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during a Boarding Attack. Tack one of your Heroic crew to absorb Hits equal to twice his or her Swashbuckling.~ /&gt;&lt;/card&gt;">
            <text:p><text:s text:c="2"/>&lt;card id=~5801d73e-b811-48a4-91c4-68f2b6c98b0e~ name=~All For On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during a Boarding Attack. Tack one of your Heroic crew to absorb Hits equal to twice his or her Swashbuckling.~ /&gt;&lt;/card&gt;</text:p>
          </table:table-cell>
          <table:table-cell table:formula="of:=CONCATENATE(&quot; &lt;Relationship Target=~/cards/&quot;;[.D4];&quot;.jpg~ Id=~C&quot;;[.C4];&quot;~ Type=~http://schemas.octgn.org/picture~/&gt;&quot;)" office:value-type="string" office:string-value=" &lt;Relationship Target=~/cards/SV_allforone.jpg~ Id=~C5801d73e-b811-48a4-91c4-68f2b6c98b0e~ Type=~http://schemas.octgn.org/picture~/&gt;">
            <text:p><text:s/>&lt;Relationship Target=~/cards/SV_allforone.jpg~ Id=~C5801d73e-b811-48a4-91c4-68f2b6c98b0e~ Type=~http://schemas.octgn.org/picture~/&gt;</text:p>
          </table:table-cell>
          <table:table-cell office:value-type="string">
            <text:p>5801d73e-b811-48a4-91c4-68f2b6c98b0e</text:p>
          </table:table-cell>
          <table:table-cell office:value-type="string">
            <text:p>SV_allforone</text:p>
          </table:table-cell>
          <table:table-cell office:value-type="string">
            <text:p>All For On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suffering Hits during a Boarding Attack. Tack one of your Heroic crew to absorb Hits equal to twice his or her Swashbuckling.</text:p>
          </table:table-cell>
          <table:table-cell table:number-columns-repeated="998"/>
        </table:table-row>
        <table:table-row table:style-name="ro1">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4b6f8fe4-abdb-4dbd-8ffb-e595a2e9bf30~ name=~Ambrogi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mbrogia School to draw a card after this crew plays a Boarding Attack.~ /&gt;&lt;/card&gt;">
            <text:p><text:s text:c="2"/>&lt;card id=~4b6f8fe4-abdb-4dbd-8ffb-e595a2e9bf30~ name=~Ambrogi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mbrogia School to draw a card after this crew plays a Boarding Attack.~ /&gt;&lt;/card&gt;</text:p>
          </table:table-cell>
          <table:table-cell table:formula="of:=CONCATENATE(&quot; &lt;Relationship Target=~/cards/&quot;;[.D5];&quot;.jpg~ Id=~C&quot;;[.C5];&quot;~ Type=~http://schemas.octgn.org/picture~/&gt;&quot;)" office:value-type="string" office:string-value=" &lt;Relationship Target=~/cards/SV_ambrogiaschool.jpg~ Id=~C4b6f8fe4-abdb-4dbd-8ffb-e595a2e9bf30~ Type=~http://schemas.octgn.org/picture~/&gt;">
            <text:p><text:s/>&lt;Relationship Target=~/cards/SV_ambrogiaschool.jpg~ Id=~C4b6f8fe4-abdb-4dbd-8ffb-e595a2e9bf30~ Type=~http://schemas.octgn.org/picture~/&gt;</text:p>
          </table:table-cell>
          <table:table-cell office:value-type="string">
            <text:p>4b6f8fe4-abdb-4dbd-8ffb-e595a2e9bf30</text:p>
          </table:table-cell>
          <table:table-cell office:value-type="string">
            <text:p>SV_ambrogiaschool</text:p>
          </table:table-cell>
          <table:table-cell office:value-type="string">
            <text:p>Ambrogia School</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Swordsman Knack (A crew may only attach a number of Swordsman Knacks up to their Swordsman bonus.) React: Tack Ambrogia School to draw a card after this crew plays a Boarding Attack.</text:p>
          </table:table-cell>
          <table:table-cell table:number-columns-repeated="998"/>
        </table:table-row>
        <table:table-row table:style-name="ro1">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5de7451e-bc2f-4eeb-b02a-8c0a178a8760~ name=~Berek's Already Done That~&gt;&lt;property name=~Rarity~ value=~U~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discard one non-Artifact Adventure that hasn't been completed. This card's cost is reduced by 2 if you have a Sea Dog Captain.~ /&gt;&lt;/card&gt;">
            <text:p><text:s text:c="2"/>&lt;card id=~5de7451e-bc2f-4eeb-b02a-8c0a178a8760~ name=~Berek's Already Done That~&gt;&lt;property name=~Rarity~ value=~U~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discard one non-Artifact Adventure that hasn't been completed. This card's cost is reduced by 2 if you have a Sea Dog Captain.~ /&gt;&lt;/card&gt;</text:p>
          </table:table-cell>
          <table:table-cell table:formula="of:=CONCATENATE(&quot; &lt;Relationship Target=~/cards/&quot;;[.D6];&quot;.jpg~ Id=~C&quot;;[.C6];&quot;~ Type=~http://schemas.octgn.org/picture~/&gt;&quot;)" office:value-type="string" office:string-value=" &lt;Relationship Target=~/cards/SV_bereksalreadydonethat.jpg~ Id=~C5de7451e-bc2f-4eeb-b02a-8c0a178a8760~ Type=~http://schemas.octgn.org/picture~/&gt;">
            <text:p><text:s/>&lt;Relationship Target=~/cards/SV_bereksalreadydonethat.jpg~ Id=~C5de7451e-bc2f-4eeb-b02a-8c0a178a8760~ Type=~http://schemas.octgn.org/picture~/&gt;</text:p>
          </table:table-cell>
          <table:table-cell office:value-type="string">
            <text:p>5de7451e-bc2f-4eeb-b02a-8c0a178a8760</text:p>
          </table:table-cell>
          <table:table-cell office:value-type="string">
            <text:p>SV_bereksalreadydonethat</text:p>
          </table:table-cell>
          <table:table-cell office:value-type="string">
            <text:p>Berek's Already Done That</text:p>
          </table:table-cell>
          <table:table-cell office:value-type="string">
            <text:p>U</text:p>
          </table:table-cell>
          <table:table-cell office:value-type="string">
            <text:p>actions</text:p>
          </table:table-cell>
          <table:table-cell office:value-type="float" office:value="3">
            <text:p>3</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d discard one non-Artifact Adventure that hasn't been completed. This card's cost is reduced by 2 if you have a Sea Dog Captain.</text:p>
          </table:table-cell>
          <table:table-cell table:number-columns-repeated="998"/>
        </table:table-row>
        <table:table-row table:style-name="ro1">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5f8eaca9-6159-4d89-8104-ab192e886e77~ name=~Bjorn Brin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1~ /&gt;&lt;property name=~Crew Max.~ value=~~ /&gt;&lt;property name=~Move Cost~ value=~~ /&gt;&lt;property name=~Faction~ value=~Brotherhood~ /&gt;&lt;property name=~Text~ value=~React: Tack Bjorn immediately after you complete a Goods Adventure to draw a card.~ /&gt;&lt;/card&gt;">
            <text:p><text:s text:c="2"/>&lt;card id=~5f8eaca9-6159-4d89-8104-ab192e886e77~ name=~Bjorn Brin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1~ /&gt;&lt;property name=~Crew Max.~ value=~~ /&gt;&lt;property name=~Move Cost~ value=~~ /&gt;&lt;property name=~Faction~ value=~Brotherhood~ /&gt;&lt;property name=~Text~ value=~React: Tack Bjorn immediately after you complete a Goods Adventure to draw a card.~ /&gt;&lt;/card&gt;</text:p>
          </table:table-cell>
          <table:table-cell table:formula="of:=CONCATENATE(&quot; &lt;Relationship Target=~/cards/&quot;;[.D7];&quot;.jpg~ Id=~C&quot;;[.C7];&quot;~ Type=~http://schemas.octgn.org/picture~/&gt;&quot;)" office:value-type="string" office:string-value=" &lt;Relationship Target=~/cards/SV_bjornbrind.jpg~ Id=~C5f8eaca9-6159-4d89-8104-ab192e886e77~ Type=~http://schemas.octgn.org/picture~/&gt;">
            <text:p><text:s/>&lt;Relationship Target=~/cards/SV_bjornbrind.jpg~ Id=~C5f8eaca9-6159-4d89-8104-ab192e886e77~ Type=~http://schemas.octgn.org/picture~/&gt;</text:p>
          </table:table-cell>
          <table:table-cell office:value-type="string">
            <text:p>5f8eaca9-6159-4d89-8104-ab192e886e77</text:p>
          </table:table-cell>
          <table:table-cell office:value-type="string">
            <text:p>SV_bjornbrind</text:p>
          </table:table-cell>
          <table:table-cell office:value-type="string">
            <text:p>Bjorn Brind</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Brotherhood</text:p>
          </table:table-cell>
          <table:table-cell office:value-type="string">
            <text:p>React: Tack Bjorn immediately after you complete a Goods Adventure to draw a card.</text:p>
          </table:table-cell>
          <table:table-cell table:number-columns-repeated="998"/>
        </table:table-row>
        <table:table-row table:style-name="ro1">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7d501ceb-4564-4464-9c38-dc390a0359de~ name=~Braving the Nor'weste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5 Adventuring (4 if completed in Trade Sea). crew Attachment: +5 Sailing~ /&gt;&lt;/card&gt;">
            <text:p><text:s text:c="2"/>&lt;card id=~7d501ceb-4564-4464-9c38-dc390a0359de~ name=~Braving the Nor'weste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5 Adventuring (4 if completed in Trade Sea). crew Attachment: +5 Sailing~ /&gt;&lt;/card&gt;</text:p>
          </table:table-cell>
          <table:table-cell table:formula="of:=CONCATENATE(&quot; &lt;Relationship Target=~/cards/&quot;;[.D8];&quot;.jpg~ Id=~C&quot;;[.C8];&quot;~ Type=~http://schemas.octgn.org/picture~/&gt;&quot;)" office:value-type="string" office:string-value=" &lt;Relationship Target=~/cards/SV_bravingthenorwester.jpg~ Id=~C7d501ceb-4564-4464-9c38-dc390a0359de~ Type=~http://schemas.octgn.org/picture~/&gt;">
            <text:p><text:s/>&lt;Relationship Target=~/cards/SV_bravingthenorwester.jpg~ Id=~C7d501ceb-4564-4464-9c38-dc390a0359de~ Type=~http://schemas.octgn.org/picture~/&gt;</text:p>
          </table:table-cell>
          <table:table-cell office:value-type="string">
            <text:p>7d501ceb-4564-4464-9c38-dc390a0359de</text:p>
          </table:table-cell>
          <table:table-cell office:value-type="string">
            <text:p>SV_bravingthenorwester</text:p>
          </table:table-cell>
          <table:table-cell office:value-type="string">
            <text:p>Braving the Nor'wester</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3 Seas Away To complete: Tack 5 Adventuring (4 if completed in Trade Sea). crew Attachment: +5 Sailing</text:p>
          </table:table-cell>
          <table:table-cell table:number-columns-repeated="998"/>
        </table:table-row>
        <table:table-row table:style-name="ro1">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fad0443f-39da-4706-9199-80f6d640da20~ name=~Brotherhood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Brotherhood crew gains +2 Cannon until the end of the turn. That crew gains +2 extra Cannon if there is a Montaigne Ship in play (+4 total).~ /&gt;&lt;/card&gt;">
            <text:p><text:s text:c="2"/>&lt;card id=~fad0443f-39da-4706-9199-80f6d640da20~ name=~Brotherhood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Brotherhood crew gains +2 Cannon until the end of the turn. That crew gains +2 extra Cannon if there is a Montaigne Ship in play (+4 total).~ /&gt;&lt;/card&gt;</text:p>
          </table:table-cell>
          <table:table-cell table:formula="of:=CONCATENATE(&quot; &lt;Relationship Target=~/cards/&quot;;[.D9];&quot;.jpg~ Id=~C&quot;;[.C9];&quot;~ Type=~http://schemas.octgn.org/picture~/&gt;&quot;)" office:value-type="string" office:string-value=" &lt;Relationship Target=~/cards/SV_brotherhoodpride.jpg~ Id=~Cfad0443f-39da-4706-9199-80f6d640da20~ Type=~http://schemas.octgn.org/picture~/&gt;">
            <text:p><text:s/>&lt;Relationship Target=~/cards/SV_brotherhoodpride.jpg~ Id=~Cfad0443f-39da-4706-9199-80f6d640da20~ Type=~http://schemas.octgn.org/picture~/&gt;</text:p>
          </table:table-cell>
          <table:table-cell office:value-type="string">
            <text:p>fad0443f-39da-4706-9199-80f6d640da20</text:p>
          </table:table-cell>
          <table:table-cell office:value-type="string">
            <text:p>SV_brotherhoodpride</text:p>
          </table:table-cell>
          <table:table-cell office:value-type="string">
            <text:p>Brotherhood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Brotherhood crew gains +2 Cannon until the end of the turn. That crew gains +2 extra Cannon if there is a Montaigne Ship in play (+4 total).</text:p>
          </table:table-cell>
          <table:table-cell table:number-columns-repeated="998"/>
        </table:table-row>
        <table:table-row table:style-name="ro1">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a3e2f52b-ecdb-4b68-8fc0-8a395173625c~ name=~The Captain's Word~&gt;&lt;property name=~Rarity~ value=~R~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Discard three cards from your hand to name a skill. All of your crew gain +1 to that skill until the end of the turn. You only have to discard one card if you have a Gosse Captain.~ /&gt;&lt;/card&gt;">
            <text:p><text:s text:c="2"/>&lt;card id=~a3e2f52b-ecdb-4b68-8fc0-8a395173625c~ name=~The Captain's Word~&gt;&lt;property name=~Rarity~ value=~R~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Discard three cards from your hand to name a skill. All of your crew gain +1 to that skill until the end of the turn. You only have to discard one card if you have a Gosse Captain.~ /&gt;&lt;/card&gt;</text:p>
          </table:table-cell>
          <table:table-cell table:formula="of:=CONCATENATE(&quot; &lt;Relationship Target=~/cards/&quot;;[.D10];&quot;.jpg~ Id=~C&quot;;[.C10];&quot;~ Type=~http://schemas.octgn.org/picture~/&gt;&quot;)" office:value-type="string" office:string-value=" &lt;Relationship Target=~/cards/SV_thecaptainsword.jpg~ Id=~Ca3e2f52b-ecdb-4b68-8fc0-8a395173625c~ Type=~http://schemas.octgn.org/picture~/&gt;">
            <text:p><text:s/>&lt;Relationship Target=~/cards/SV_thecaptainsword.jpg~ Id=~Ca3e2f52b-ecdb-4b68-8fc0-8a395173625c~ Type=~http://schemas.octgn.org/picture~/&gt;</text:p>
          </table:table-cell>
          <table:table-cell office:value-type="string">
            <text:p>a3e2f52b-ecdb-4b68-8fc0-8a395173625c</text:p>
          </table:table-cell>
          <table:table-cell office:value-type="string">
            <text:p>SV_thecaptainsword</text:p>
          </table:table-cell>
          <table:table-cell office:value-type="string">
            <text:p>The Captain's Word</text:p>
          </table:table-cell>
          <table:table-cell office:value-type="string">
            <text:p>R</text:p>
          </table:table-cell>
          <table:table-cell office:value-type="string">
            <text:p>actions</text:p>
          </table:table-cell>
          <table:table-cell office:value-type="float" office:value="1">
            <text:p>1</text:p>
          </table:table-cell>
          <table:table-cell office:value-type="string">
            <text:p>In</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only play this card if you have a Heroic Captain. Discard three cards from your hand to name a skill. All of your crew gain +1 to that skill until the end of the turn. You only have to discard one card if you have a Gosse Captain.</text:p>
          </table:table-cell>
          <table:table-cell table:number-columns-repeated="998"/>
        </table:table-row>
        <table:table-row table:style-name="ro1">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b8d393b3-a20d-47a8-ab07-811a14c766b1~ name=~Castill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astille crew gains Sailing equal to your Ship's move cost until the end of the turn. That crew gains additional Sailing equal to your Ship's move cost if there is an Explorer Ship in play (total equal to twice your move cost).~ /&gt;&lt;/card&gt;">
            <text:p><text:s text:c="2"/>&lt;card id=~b8d393b3-a20d-47a8-ab07-811a14c766b1~ name=~Castill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astille crew gains Sailing equal to your Ship's move cost until the end of the turn. That crew gains additional Sailing equal to your Ship's move cost if there is an Explorer Ship in play (total equal to twice your move cost).~ /&gt;&lt;/card&gt;</text:p>
          </table:table-cell>
          <table:table-cell table:formula="of:=CONCATENATE(&quot; &lt;Relationship Target=~/cards/&quot;;[.D11];&quot;.jpg~ Id=~C&quot;;[.C11];&quot;~ Type=~http://schemas.octgn.org/picture~/&gt;&quot;)" office:value-type="string" office:string-value=" &lt;Relationship Target=~/cards/SV_castillepride.jpg~ Id=~Cb8d393b3-a20d-47a8-ab07-811a14c766b1~ Type=~http://schemas.octgn.org/picture~/&gt;">
            <text:p><text:s/>&lt;Relationship Target=~/cards/SV_castillepride.jpg~ Id=~Cb8d393b3-a20d-47a8-ab07-811a14c766b1~ Type=~http://schemas.octgn.org/picture~/&gt;</text:p>
          </table:table-cell>
          <table:table-cell office:value-type="string">
            <text:p>b8d393b3-a20d-47a8-ab07-811a14c766b1</text:p>
          </table:table-cell>
          <table:table-cell office:value-type="string">
            <text:p>SV_castillepride</text:p>
          </table:table-cell>
          <table:table-cell office:value-type="string">
            <text:p>Castille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Castille crew gains Sailing equal to your Ship's move cost until the end of the turn. That crew gains additional Sailing equal to your Ship's move cost if there is an Explorer Ship in play (total equal to twice your move cost).</text:p>
          </table:table-cell>
          <table:table-cell table:number-columns-repeated="998"/>
        </table:table-row>
        <table:table-row table:style-name="ro1">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564b3da5-fbc7-48d7-a302-966f12762b74~ name=~The Code~&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Letter of Marque · Unique You must tack your Captain to put this card into play. React: Tack the Code and one of your crew when you are paying a Sailing cost. That crew produces Sailing equal to your Ship's move cost.~ /&gt;&lt;/card&gt;">
            <text:p><text:s text:c="2"/>&lt;card id=~564b3da5-fbc7-48d7-a302-966f12762b74~ name=~The Code~&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Letter of Marque · Unique You must tack your Captain to put this card into play. React: Tack the Code and one of your crew when you are paying a Sailing cost. That crew produces Sailing equal to your Ship's move cost.~ /&gt;&lt;/card&gt;</text:p>
          </table:table-cell>
          <table:table-cell table:formula="of:=CONCATENATE(&quot; &lt;Relationship Target=~/cards/&quot;;[.D12];&quot;.jpg~ Id=~C&quot;;[.C12];&quot;~ Type=~http://schemas.octgn.org/picture~/&gt;&quot;)" office:value-type="string" office:string-value=" &lt;Relationship Target=~/cards/SV_thecode.jpg~ Id=~C564b3da5-fbc7-48d7-a302-966f12762b74~ Type=~http://schemas.octgn.org/picture~/&gt;">
            <text:p><text:s/>&lt;Relationship Target=~/cards/SV_thecode.jpg~ Id=~C564b3da5-fbc7-48d7-a302-966f12762b74~ Type=~http://schemas.octgn.org/picture~/&gt;</text:p>
          </table:table-cell>
          <table:table-cell office:value-type="string">
            <text:p>564b3da5-fbc7-48d7-a302-966f12762b74</text:p>
          </table:table-cell>
          <table:table-cell office:value-type="string">
            <text:p>SV_thecode</text:p>
          </table:table-cell>
          <table:table-cell office:value-type="string">
            <text:p>The Code</text:p>
          </table:table-cell>
          <table:table-cell office:value-type="string">
            <text:p>F</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orsairs Captain Attachment · Letter of Marque · Unique You must tack your Captain to put this card into play. React: Tack the Code and one of your crew when you are paying a Sailing cost. That crew produces Sailing equal to your Ship's move cost.</text:p>
          </table:table-cell>
          <table:table-cell table:number-columns-repeated="998"/>
        </table:table-row>
        <table:table-row table:style-name="ro1">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b9f3116c-bebd-4e99-bd89-02e5b4118cc4~ name=~Common Pier~&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Common Pier by tacking 4 Cannon as an action. Act: Tack Common Pier and target an opposing Ship in this Sea if your Ship is in this Sea. Your Ship begins a Boarding with that Ship. This Boarding cannot be canceled without a card effect.~ /&gt;&lt;/card&gt;">
            <text:p><text:s text:c="2"/>&lt;card id=~b9f3116c-bebd-4e99-bd89-02e5b4118cc4~ name=~Common Pier~&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Common Pier by tacking 4 Cannon as an action. Act: Tack Common Pier and target an opposing Ship in this Sea if your Ship is in this Sea. Your Ship begins a Boarding with that Ship. This Boarding cannot be canceled without a card effect.~ /&gt;&lt;/card&gt;</text:p>
          </table:table-cell>
          <table:table-cell table:formula="of:=CONCATENATE(&quot; &lt;Relationship Target=~/cards/&quot;;[.D13];&quot;.jpg~ Id=~C&quot;;[.C13];&quot;~ Type=~http://schemas.octgn.org/picture~/&gt;&quot;)" office:value-type="string" office:string-value=" &lt;Relationship Target=~/cards/SV_commonpier.jpg~ Id=~Cb9f3116c-bebd-4e99-bd89-02e5b4118cc4~ Type=~http://schemas.octgn.org/picture~/&gt;">
            <text:p><text:s/>&lt;Relationship Target=~/cards/SV_commonpier.jpg~ Id=~Cb9f3116c-bebd-4e99-bd89-02e5b4118cc4~ Type=~http://schemas.octgn.org/picture~/&gt;</text:p>
          </table:table-cell>
          <table:table-cell office:value-type="string">
            <text:p>b9f3116c-bebd-4e99-bd89-02e5b4118cc4</text:p>
          </table:table-cell>
          <table:table-cell office:value-type="string">
            <text:p>SV_commonpier</text:p>
          </table:table-cell>
          <table:table-cell office:value-type="string">
            <text:p>Common Pier</text:p>
          </table:table-cell>
          <table:table-cell office:value-type="string">
            <text:p>C</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Any player in this Sea may sink Common Pier by tacking 4 Cannon as an action. Act: Tack Common Pier and target an opposing Ship in this Sea if your Ship is in this Sea. Your Ship begins a Boarding with that Ship. This Boarding cannot be canceled without a card effect.</text:p>
          </table:table-cell>
          <table:table-cell table:number-columns-repeated="998"/>
        </table:table-row>
        <table:table-row table:style-name="ro1">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a4d118be-6e73-4deb-8172-5874f66510d3~ name=~Cool Castillian Blood~&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he cost to play this card is reduced to zero if you have a Castillian Captain. React: Discard Cool Castillian Blood when one of your Action cards has been canceled. The canceled card is put into your hand.~ /&gt;&lt;/card&gt;">
            <text:p><text:s text:c="2"/>&lt;card id=~a4d118be-6e73-4deb-8172-5874f66510d3~ name=~Cool Castillian Blood~&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he cost to play this card is reduced to zero if you have a Castillian Captain. React: Discard Cool Castillian Blood when one of your Action cards has been canceled. The canceled card is put into your hand.~ /&gt;&lt;/card&gt;</text:p>
          </table:table-cell>
          <table:table-cell table:formula="of:=CONCATENATE(&quot; &lt;Relationship Target=~/cards/&quot;;[.D14];&quot;.jpg~ Id=~C&quot;;[.C14];&quot;~ Type=~http://schemas.octgn.org/picture~/&gt;&quot;)" office:value-type="string" office:string-value=" &lt;Relationship Target=~/cards/SV_coolcastillianblood.jpg~ Id=~Ca4d118be-6e73-4deb-8172-5874f66510d3~ Type=~http://schemas.octgn.org/picture~/&gt;">
            <text:p><text:s/>&lt;Relationship Target=~/cards/SV_coolcastillianblood.jpg~ Id=~Ca4d118be-6e73-4deb-8172-5874f66510d3~ Type=~http://schemas.octgn.org/picture~/&gt;</text:p>
          </table:table-cell>
          <table:table-cell office:value-type="string">
            <text:p>a4d118be-6e73-4deb-8172-5874f66510d3</text:p>
          </table:table-cell>
          <table:table-cell office:value-type="string">
            <text:p>SV_coolcastillianblood</text:p>
          </table:table-cell>
          <table:table-cell office:value-type="string">
            <text:p>Cool Castillian Blood</text:p>
          </table:table-cell>
          <table:table-cell office:value-type="string">
            <text:p>U</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The cost to play this card is reduced to zero if you have a Castillian Captain. React: Discard Cool Castillian Blood when one of your Action cards has been canceled. The canceled card is put into your hand.</text:p>
          </table:table-cell>
          <table:table-cell table:number-columns-repeated="998"/>
        </table:table-row>
        <table:table-row table:style-name="ro1">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3d97cfc4-8a6b-41de-8794-ba6e817bc0a5~ name=~Corsai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orsairs crew gains +2 Adventuring until the end of the turn. That crew gains +2 extra Adventuring if there is a Gosse Ship in play (+4 total).~ /&gt;&lt;/card&gt;">
            <text:p><text:s text:c="2"/>&lt;card id=~3d97cfc4-8a6b-41de-8794-ba6e817bc0a5~ name=~Corsai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orsairs crew gains +2 Adventuring until the end of the turn. That crew gains +2 extra Adventuring if there is a Gosse Ship in play (+4 total).~ /&gt;&lt;/card&gt;</text:p>
          </table:table-cell>
          <table:table-cell table:formula="of:=CONCATENATE(&quot; &lt;Relationship Target=~/cards/&quot;;[.D15];&quot;.jpg~ Id=~C&quot;;[.C15];&quot;~ Type=~http://schemas.octgn.org/picture~/&gt;&quot;)" office:value-type="string" office:string-value=" &lt;Relationship Target=~/cards/SV_corsairpride.jpg~ Id=~C3d97cfc4-8a6b-41de-8794-ba6e817bc0a5~ Type=~http://schemas.octgn.org/picture~/&gt;">
            <text:p><text:s/>&lt;Relationship Target=~/cards/SV_corsairpride.jpg~ Id=~C3d97cfc4-8a6b-41de-8794-ba6e817bc0a5~ Type=~http://schemas.octgn.org/picture~/&gt;</text:p>
          </table:table-cell>
          <table:table-cell office:value-type="string">
            <text:p>3d97cfc4-8a6b-41de-8794-ba6e817bc0a5</text:p>
          </table:table-cell>
          <table:table-cell office:value-type="string">
            <text:p>SV_corsairpride</text:p>
          </table:table-cell>
          <table:table-cell office:value-type="string">
            <text:p>Corsair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Corsairs crew gains +2 Adventuring until the end of the turn. That crew gains +2 extra Adventuring if there is a Gosse Ship in play (+4 total).</text:p>
          </table:table-cell>
          <table:table-cell table:number-columns-repeated="998"/>
        </table:table-row>
        <table:table-row table:style-name="ro1">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7344cc2d-6365-4cda-93ea-49b89f064eb0~ name=~Crimson Rog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rimson Roger crew gains +2 Adventuring until the end of the turn. That crew gains +2 extra Adventuring if there is a Sea Dog Ship in play (+4 total).~ /&gt;&lt;/card&gt;">
            <text:p><text:s text:c="2"/>&lt;card id=~7344cc2d-6365-4cda-93ea-49b89f064eb0~ name=~Crimson Rog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rimson Roger crew gains +2 Adventuring until the end of the turn. That crew gains +2 extra Adventuring if there is a Sea Dog Ship in play (+4 total).~ /&gt;&lt;/card&gt;</text:p>
          </table:table-cell>
          <table:table-cell table:formula="of:=CONCATENATE(&quot; &lt;Relationship Target=~/cards/&quot;;[.D16];&quot;.jpg~ Id=~C&quot;;[.C16];&quot;~ Type=~http://schemas.octgn.org/picture~/&gt;&quot;)" office:value-type="string" office:string-value=" &lt;Relationship Target=~/cards/SV_crimsonrogerpride.jpg~ Id=~C7344cc2d-6365-4cda-93ea-49b89f064eb0~ Type=~http://schemas.octgn.org/picture~/&gt;">
            <text:p><text:s/>&lt;Relationship Target=~/cards/SV_crimsonrogerpride.jpg~ Id=~C7344cc2d-6365-4cda-93ea-49b89f064eb0~ Type=~http://schemas.octgn.org/picture~/&gt;</text:p>
          </table:table-cell>
          <table:table-cell office:value-type="string">
            <text:p>7344cc2d-6365-4cda-93ea-49b89f064eb0</text:p>
          </table:table-cell>
          <table:table-cell office:value-type="string">
            <text:p>SV_crimsonrogerpride</text:p>
          </table:table-cell>
          <table:table-cell office:value-type="string">
            <text:p>Crimson Roger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Crimson Roger crew gains +2 Adventuring until the end of the turn. That crew gains +2 extra Adventuring if there is a Sea Dog Ship in play (+4 total).</text:p>
          </table:table-cell>
          <table:table-cell table:number-columns-repeated="998"/>
        </table:table-row>
        <table:table-row table:style-name="ro1">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dccca531-29ff-4613-9492-9a0b10e6cd85~ name=~Crossfir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la Boca). crew Attachment: +4 Cannon~ /&gt;&lt;/card&gt;">
            <text:p><text:s text:c="2"/>&lt;card id=~dccca531-29ff-4613-9492-9a0b10e6cd85~ name=~Crossfir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la Boca). crew Attachment: +4 Cannon~ /&gt;&lt;/card&gt;</text:p>
          </table:table-cell>
          <table:table-cell table:formula="of:=CONCATENATE(&quot; &lt;Relationship Target=~/cards/&quot;;[.D17];&quot;.jpg~ Id=~C&quot;;[.C17];&quot;~ Type=~http://schemas.octgn.org/picture~/&gt;&quot;)" office:value-type="string" office:string-value=" &lt;Relationship Target=~/cards/SV_crossfire.jpg~ Id=~Cdccca531-29ff-4613-9492-9a0b10e6cd85~ Type=~http://schemas.octgn.org/picture~/&gt;">
            <text:p><text:s/>&lt;Relationship Target=~/cards/SV_crossfire.jpg~ Id=~Cdccca531-29ff-4613-9492-9a0b10e6cd85~ Type=~http://schemas.octgn.org/picture~/&gt;</text:p>
          </table:table-cell>
          <table:table-cell office:value-type="string">
            <text:p>dccca531-29ff-4613-9492-9a0b10e6cd85</text:p>
          </table:table-cell>
          <table:table-cell office:value-type="string">
            <text:p>SV_crossfire</text:p>
          </table:table-cell>
          <table:table-cell office:value-type="string">
            <text:p>Crossfire</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4 Adventuring (3 if completed in la Boca). crew Attachment: +4 Cannon</text:p>
          </table:table-cell>
          <table:table-cell table:number-columns-repeated="998"/>
        </table:table-row>
        <table:table-row table:style-name="ro1">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642dc340-efdc-4b57-b2a0-1d1d6e860c66~ name=~Customs Check~&gt;&lt;property name=~Rarity~ value=~U~ /&gt;&lt;property name=~Type~ value=~actions~ /&gt;&lt;property name=~Cost~ value=~0~ /&gt;&lt;property name=~Cost Type~ value=~~ /&gt;&lt;property name=~Cancel~ value=~5~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llegal card. Discard that card.~ /&gt;&lt;/card&gt;">
            <text:p><text:s text:c="2"/>&lt;card id=~642dc340-efdc-4b57-b2a0-1d1d6e860c66~ name=~Customs Check~&gt;&lt;property name=~Rarity~ value=~U~ /&gt;&lt;property name=~Type~ value=~actions~ /&gt;&lt;property name=~Cost~ value=~0~ /&gt;&lt;property name=~Cost Type~ value=~~ /&gt;&lt;property name=~Cancel~ value=~5~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llegal card. Discard that card.~ /&gt;&lt;/card&gt;</text:p>
          </table:table-cell>
          <table:table-cell table:formula="of:=CONCATENATE(&quot; &lt;Relationship Target=~/cards/&quot;;[.D18];&quot;.jpg~ Id=~C&quot;;[.C18];&quot;~ Type=~http://schemas.octgn.org/picture~/&gt;&quot;)" office:value-type="string" office:string-value=" &lt;Relationship Target=~/cards/SV_customscheck.jpg~ Id=~C642dc340-efdc-4b57-b2a0-1d1d6e860c66~ Type=~http://schemas.octgn.org/picture~/&gt;">
            <text:p><text:s/>&lt;Relationship Target=~/cards/SV_customscheck.jpg~ Id=~C642dc340-efdc-4b57-b2a0-1d1d6e860c66~ Type=~http://schemas.octgn.org/picture~/&gt;</text:p>
          </table:table-cell>
          <table:table-cell office:value-type="string">
            <text:p>642dc340-efdc-4b57-b2a0-1d1d6e860c66</text:p>
          </table:table-cell>
          <table:table-cell office:value-type="string">
            <text:p>SV_customscheck</text:p>
          </table:table-cell>
          <table:table-cell office:value-type="string">
            <text:p>Customs Check</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5">
            <text:p>5</text:p>
          </table:table-cell>
          <table:table-cell office:value-type="string">
            <text:p>In</text:p>
          </table:table-cell>
          <table:table-cell/>
          <table:table-cell office:value-type="string">
            <text:p>S</text:p>
          </table:table-cell>
          <table:table-cell office:value-type="string">
            <text:p>d,p</text:p>
          </table:table-cell>
          <table:table-cell table:number-columns-repeated="8"/>
          <table:table-cell office:value-type="string">
            <text:p>Target an Illegal card. Discard that card.</text:p>
          </table:table-cell>
          <table:table-cell table:number-columns-repeated="998"/>
        </table:table-row>
        <table:table-row table:style-name="ro1">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74d5a6cb-c45a-4ec2-ad75-c59932b1c18a~ name=~Dali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Swordsman +1 (Dalia inflicts 1 extra Hit during Boarding Attacks) Draw one card immediately after Dalia plays a Slash attack during a Boarding Attack.~ /&gt;&lt;/card&gt;">
            <text:p><text:s text:c="2"/>&lt;card id=~74d5a6cb-c45a-4ec2-ad75-c59932b1c18a~ name=~Dali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Swordsman +1 (Dalia inflicts 1 extra Hit during Boarding Attacks) Draw one card immediately after Dalia plays a Slash attack during a Boarding Attack.~ /&gt;&lt;/card&gt;</text:p>
          </table:table-cell>
          <table:table-cell table:formula="of:=CONCATENATE(&quot; &lt;Relationship Target=~/cards/&quot;;[.D19];&quot;.jpg~ Id=~C&quot;;[.C19];&quot;~ Type=~http://schemas.octgn.org/picture~/&gt;&quot;)" office:value-type="string" office:string-value=" &lt;Relationship Target=~/cards/SV_dalia.jpg~ Id=~C74d5a6cb-c45a-4ec2-ad75-c59932b1c18a~ Type=~http://schemas.octgn.org/picture~/&gt;">
            <text:p><text:s/>&lt;Relationship Target=~/cards/SV_dalia.jpg~ Id=~C74d5a6cb-c45a-4ec2-ad75-c59932b1c18a~ Type=~http://schemas.octgn.org/picture~/&gt;</text:p>
          </table:table-cell>
          <table:table-cell office:value-type="string">
            <text:p>74d5a6cb-c45a-4ec2-ad75-c59932b1c18a</text:p>
          </table:table-cell>
          <table:table-cell office:value-type="string">
            <text:p>SV_dalia</text:p>
          </table:table-cell>
          <table:table-cell office:value-type="string">
            <text:p>Dalia</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3">
            <text:p>3</text:p>
          </table:table-cell>
          <table:table-cell table:number-columns-repeated="2"/>
          <table:table-cell office:value-type="string">
            <text:p>Corsairs</text:p>
          </table:table-cell>
          <table:table-cell office:value-type="string">
            <text:p>Swordsman +1 (Dalia inflicts 1 extra Hit during Boarding Attacks) Draw one card immediately after Dalia plays a Slash attack during a Boarding Attack.</text:p>
          </table:table-cell>
          <table:table-cell table:number-columns-repeated="998"/>
        </table:table-row>
        <table:table-row table:style-name="ro1">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e7863376-f304-4333-947a-322ff7422836~ name=~Danger on the High Seas~&gt;&lt;property name=~Rarity~ value=~C~ /&gt;&lt;property name=~Type~ value=~actions~ /&gt;&lt;property name=~Cost~ value=~1~ /&gt;&lt;property name=~Cost Type~ value=~Ad~ /&gt;&lt;property name=~Cancel~ value=~M~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your Ship and one other Ship. Inflict Hits to the other player's Ship equal to that Ship's move cost. Then, inflict Hits to your Ship equal to your Ship's move cost.~ /&gt;&lt;/card&gt;">
            <text:p><text:s text:c="2"/>&lt;card id=~e7863376-f304-4333-947a-322ff7422836~ name=~Danger on the High Seas~&gt;&lt;property name=~Rarity~ value=~C~ /&gt;&lt;property name=~Type~ value=~actions~ /&gt;&lt;property name=~Cost~ value=~1~ /&gt;&lt;property name=~Cost Type~ value=~Ad~ /&gt;&lt;property name=~Cancel~ value=~M~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your Ship and one other Ship. Inflict Hits to the other player's Ship equal to that Ship's move cost. Then, inflict Hits to your Ship equal to your Ship's move cost.~ /&gt;&lt;/card&gt;</text:p>
          </table:table-cell>
          <table:table-cell table:formula="of:=CONCATENATE(&quot; &lt;Relationship Target=~/cards/&quot;;[.D20];&quot;.jpg~ Id=~C&quot;;[.C20];&quot;~ Type=~http://schemas.octgn.org/picture~/&gt;&quot;)" office:value-type="string" office:string-value=" &lt;Relationship Target=~/cards/SV_dangeronthehighseas.jpg~ Id=~Ce7863376-f304-4333-947a-322ff7422836~ Type=~http://schemas.octgn.org/picture~/&gt;">
            <text:p><text:s/>&lt;Relationship Target=~/cards/SV_dangeronthehighseas.jpg~ Id=~Ce7863376-f304-4333-947a-322ff7422836~ Type=~http://schemas.octgn.org/picture~/&gt;</text:p>
          </table:table-cell>
          <table:table-cell office:value-type="string">
            <text:p>e7863376-f304-4333-947a-322ff7422836</text:p>
          </table:table-cell>
          <table:table-cell office:value-type="string">
            <text:p>SV_dangeronthehighseas</text:p>
          </table:table-cell>
          <table:table-cell office:value-type="string">
            <text:p>Danger on the High Seas</text:p>
          </table:table-cell>
          <table:table-cell office:value-type="string">
            <text:p>C</text:p>
          </table:table-cell>
          <table:table-cell office:value-type="string">
            <text:p>actions</text:p>
          </table:table-cell>
          <table:table-cell office:value-type="float" office:value="1">
            <text:p>1</text:p>
          </table:table-cell>
          <table:table-cell office:value-type="string">
            <text:p>Ad</text:p>
          </table:table-cell>
          <table:table-cell office:value-type="string">
            <text:p>M</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your Ship and one other Ship. Inflict Hits to the other player's Ship equal to that Ship's move cost. Then, inflict Hits to your Ship equal to your Ship's move cost.</text:p>
          </table:table-cell>
          <table:table-cell table:number-columns-repeated="998"/>
        </table:table-row>
        <table:table-row table:style-name="ro1">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aa3e343c-0c0c-4220-8245-7cb30d51c48c~ name=~Dispatching The Scum~&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Swordsman crew inflicts Hits during a Boarding Attack. Your crew inflicts Hits equal to your crew's Swashbuckling, but cannot receive any bonuses. The opposing player may not tack crew to absorb these Hits.~ /&gt;&lt;/card&gt;">
            <text:p><text:s text:c="2"/>&lt;card id=~aa3e343c-0c0c-4220-8245-7cb30d51c48c~ name=~Dispatching The Scum~&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Swordsman crew inflicts Hits during a Boarding Attack. Your crew inflicts Hits equal to your crew's Swashbuckling, but cannot receive any bonuses. The opposing player may not tack crew to absorb these Hits.~ /&gt;&lt;/card&gt;</text:p>
          </table:table-cell>
          <table:table-cell table:formula="of:=CONCATENATE(&quot; &lt;Relationship Target=~/cards/&quot;;[.D21];&quot;.jpg~ Id=~C&quot;;[.C21];&quot;~ Type=~http://schemas.octgn.org/picture~/&gt;&quot;)" office:value-type="string" office:string-value=" &lt;Relationship Target=~/cards/SV_dispatchingthescum.jpg~ Id=~Caa3e343c-0c0c-4220-8245-7cb30d51c48c~ Type=~http://schemas.octgn.org/picture~/&gt;">
            <text:p><text:s/>&lt;Relationship Target=~/cards/SV_dispatchingthescum.jpg~ Id=~Caa3e343c-0c0c-4220-8245-7cb30d51c48c~ Type=~http://schemas.octgn.org/picture~/&gt;</text:p>
          </table:table-cell>
          <table:table-cell office:value-type="string">
            <text:p>aa3e343c-0c0c-4220-8245-7cb30d51c48c</text:p>
          </table:table-cell>
          <table:table-cell office:value-type="string">
            <text:p>SV_dispatchingthescum</text:p>
          </table:table-cell>
          <table:table-cell office:value-type="string">
            <text:p>Dispatching The Scum</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one of your Swordsman crew inflicts Hits during a Boarding Attack. Your crew inflicts Hits equal to your crew's Swashbuckling, but cannot receive any bonuses. The opposing player may not tack crew to absorb these Hits.</text:p>
          </table:table-cell>
          <table:table-cell table:number-columns-repeated="998"/>
        </table:table-row>
        <table:table-row table:style-name="ro1">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e7508fef-5e76-4b41-a91b-c4bd6ae505a6~ name=~Disregard~&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Attachment in this Sea. Discard that Sea Attachment. This card's cost is reduced to zero if you have a Corsairs Captain.~ /&gt;&lt;/card&gt;">
            <text:p><text:s text:c="2"/>&lt;card id=~e7508fef-5e76-4b41-a91b-c4bd6ae505a6~ name=~Disregard~&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Attachment in this Sea. Discard that Sea Attachment. This card's cost is reduced to zero if you have a Corsairs Captain.~ /&gt;&lt;/card&gt;</text:p>
          </table:table-cell>
          <table:table-cell table:formula="of:=CONCATENATE(&quot; &lt;Relationship Target=~/cards/&quot;;[.D22];&quot;.jpg~ Id=~C&quot;;[.C22];&quot;~ Type=~http://schemas.octgn.org/picture~/&gt;&quot;)" office:value-type="string" office:string-value=" &lt;Relationship Target=~/cards/SV_disregard.jpg~ Id=~Ce7508fef-5e76-4b41-a91b-c4bd6ae505a6~ Type=~http://schemas.octgn.org/picture~/&gt;">
            <text:p><text:s/>&lt;Relationship Target=~/cards/SV_disregard.jpg~ Id=~Ce7508fef-5e76-4b41-a91b-c4bd6ae505a6~ Type=~http://schemas.octgn.org/picture~/&gt;</text:p>
          </table:table-cell>
          <table:table-cell office:value-type="string">
            <text:p>e7508fef-5e76-4b41-a91b-c4bd6ae505a6</text:p>
          </table:table-cell>
          <table:table-cell office:value-type="string">
            <text:p>SV_disregard</text:p>
          </table:table-cell>
          <table:table-cell office:value-type="string">
            <text:p>Disregard</text:p>
          </table:table-cell>
          <table:table-cell office:value-type="string">
            <text:p>R</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one Sea Attachment in this Sea. Discard that Sea Attachment. This card's cost is reduced to zero if you have a Corsairs Captain.</text:p>
          </table:table-cell>
          <table:table-cell table:number-columns-repeated="998"/>
        </table:table-row>
        <table:table-row table:style-name="ro1">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8cc902c9-ede9-43b8-b17b-2ad0c8c1b28d~ name=~Donovan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Donovan School to draw two cards after this crew plays a Slash Boarding Attack.~ /&gt;&lt;/card&gt;">
            <text:p><text:s text:c="2"/>&lt;card id=~8cc902c9-ede9-43b8-b17b-2ad0c8c1b28d~ name=~Donovan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Donovan School to draw two cards after this crew plays a Slash Boarding Attack.~ /&gt;&lt;/card&gt;</text:p>
          </table:table-cell>
          <table:table-cell table:formula="of:=CONCATENATE(&quot; &lt;Relationship Target=~/cards/&quot;;[.D23];&quot;.jpg~ Id=~C&quot;;[.C23];&quot;~ Type=~http://schemas.octgn.org/picture~/&gt;&quot;)" office:value-type="string" office:string-value=" &lt;Relationship Target=~/cards/SV_donovanschool.jpg~ Id=~C8cc902c9-ede9-43b8-b17b-2ad0c8c1b28d~ Type=~http://schemas.octgn.org/picture~/&gt;">
            <text:p><text:s/>&lt;Relationship Target=~/cards/SV_donovanschool.jpg~ Id=~C8cc902c9-ede9-43b8-b17b-2ad0c8c1b28d~ Type=~http://schemas.octgn.org/picture~/&gt;</text:p>
          </table:table-cell>
          <table:table-cell office:value-type="string">
            <text:p>8cc902c9-ede9-43b8-b17b-2ad0c8c1b28d</text:p>
          </table:table-cell>
          <table:table-cell office:value-type="string">
            <text:p>SV_donovanschool</text:p>
          </table:table-cell>
          <table:table-cell office:value-type="string">
            <text:p>Donovan School</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Swordsman Knack (A crew may only attach a number of Swordsman Knacks up to their Swordsman bonus.) React: Tack Donovan School to draw two cards after this crew plays a Slash Boarding Attack.</text:p>
          </table:table-cell>
          <table:table-cell table:number-columns-repeated="998"/>
        </table:table-row>
        <table:table-row table:style-name="ro1">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b047d423-3eff-473d-aa9b-53a3f95b8a05~ name=~Dredging the Trade Rive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rade Sea). crew Attachment: +2 Adventuring~ /&gt;&lt;/card&gt;">
            <text:p><text:s text:c="2"/>&lt;card id=~b047d423-3eff-473d-aa9b-53a3f95b8a05~ name=~Dredging the Trade Rive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rade Sea). crew Attachment: +2 Adventuring~ /&gt;&lt;/card&gt;</text:p>
          </table:table-cell>
          <table:table-cell table:formula="of:=CONCATENATE(&quot; &lt;Relationship Target=~/cards/&quot;;[.D24];&quot;.jpg~ Id=~C&quot;;[.C24];&quot;~ Type=~http://schemas.octgn.org/picture~/&gt;&quot;)" office:value-type="string" office:string-value=" &lt;Relationship Target=~/cards/SV_dredgingthetraderiver.jpg~ Id=~Cb047d423-3eff-473d-aa9b-53a3f95b8a05~ Type=~http://schemas.octgn.org/picture~/&gt;">
            <text:p><text:s/>&lt;Relationship Target=~/cards/SV_dredgingthetraderiver.jpg~ Id=~Cb047d423-3eff-473d-aa9b-53a3f95b8a05~ Type=~http://schemas.octgn.org/picture~/&gt;</text:p>
          </table:table-cell>
          <table:table-cell office:value-type="string">
            <text:p>b047d423-3eff-473d-aa9b-53a3f95b8a05</text:p>
          </table:table-cell>
          <table:table-cell office:value-type="string">
            <text:p>SV_dredgingthetraderiver</text:p>
          </table:table-cell>
          <table:table-cell office:value-type="string">
            <text:p>Dredging the Trade River</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2 Adventuring (1 if completed in Trade Sea). crew Attachment: +2 Adventuring</text:p>
          </table:table-cell>
          <table:table-cell table:number-columns-repeated="998"/>
        </table:table-row>
        <table:table-row table:style-name="ro1">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d045886a-ca4c-4ff3-ba53-02dbdff0b0d1~ name=~Drop a Boarding Net~&gt;&lt;property name=~Rarity~ value=~C~ /&gt;&lt;property name=~Type~ value=~actions~ /&gt;&lt;property name=~Cost~ value=~1~ /&gt;&lt;property name=~Cost Type~ value=~Sa~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Instead of performing a Boarding Attack, target one crew on the other Ship in the Boarding. Tack that crew.~ /&gt;&lt;/card&gt;">
            <text:p><text:s text:c="2"/>&lt;card id=~d045886a-ca4c-4ff3-ba53-02dbdff0b0d1~ name=~Drop a Boarding Net~&gt;&lt;property name=~Rarity~ value=~C~ /&gt;&lt;property name=~Type~ value=~actions~ /&gt;&lt;property name=~Cost~ value=~1~ /&gt;&lt;property name=~Cost Type~ value=~Sa~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Instead of performing a Boarding Attack, target one crew on the other Ship in the Boarding. Tack that crew.~ /&gt;&lt;/card&gt;</text:p>
          </table:table-cell>
          <table:table-cell table:formula="of:=CONCATENATE(&quot; &lt;Relationship Target=~/cards/&quot;;[.D25];&quot;.jpg~ Id=~C&quot;;[.C25];&quot;~ Type=~http://schemas.octgn.org/picture~/&gt;&quot;)" office:value-type="string" office:string-value=" &lt;Relationship Target=~/cards/SV_dropaboardingnet.jpg~ Id=~Cd045886a-ca4c-4ff3-ba53-02dbdff0b0d1~ Type=~http://schemas.octgn.org/picture~/&gt;">
            <text:p><text:s/>&lt;Relationship Target=~/cards/SV_dropaboardingnet.jpg~ Id=~Cd045886a-ca4c-4ff3-ba53-02dbdff0b0d1~ Type=~http://schemas.octgn.org/picture~/&gt;</text:p>
          </table:table-cell>
          <table:table-cell office:value-type="string">
            <text:p>d045886a-ca4c-4ff3-ba53-02dbdff0b0d1</text:p>
          </table:table-cell>
          <table:table-cell office:value-type="string">
            <text:p>SV_dropaboardingnet</text:p>
          </table:table-cell>
          <table:table-cell office:value-type="string">
            <text:p>Drop a Boarding Net</text:p>
          </table:table-cell>
          <table:table-cell office:value-type="string">
            <text:p>C</text:p>
          </table:table-cell>
          <table:table-cell office:value-type="string">
            <text:p>actions</text:p>
          </table:table-cell>
          <table:table-cell office:value-type="float" office:value="1">
            <text:p>1</text:p>
          </table:table-cell>
          <table:table-cell office:value-type="string">
            <text:p>Sa</text:p>
          </table:table-cell>
          <table:table-cell office:value-type="float" office:value="3">
            <text:p>3</text:p>
          </table:table-cell>
          <table:table-cell office:value-type="string">
            <text:p>Sw</text:p>
          </table:table-cell>
          <table:table-cell/>
          <table:table-cell office:value-type="string">
            <text:p>S</text:p>
          </table:table-cell>
          <table:table-cell office:value-type="string">
            <text:p>d,p</text:p>
          </table:table-cell>
          <table:table-cell table:number-columns-repeated="8"/>
          <table:table-cell office:value-type="string">
            <text:p>React: Instead of performing a Boarding Attack, target one crew on the other Ship in the Boarding. Tack that crew.</text:p>
          </table:table-cell>
          <table:table-cell table:number-columns-repeated="998"/>
        </table:table-row>
        <table:table-row table:style-name="ro1">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be639962-ba1c-49d5-9d86-174720e92729~ name=~Dunti~&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2~ /&gt;&lt;property name=~Crew Max.~ value=~~ /&gt;&lt;property name=~Move Cost~ value=~~ /&gt;&lt;property name=~Faction~ value=~Corsairs~ /&gt;&lt;property name=~Text~ value=~When Dunti inflicts Hits with a Boarding Attack, you may discard 2 cards from your hand to inflict 3 extra Hits, once per Boarding Attack.~ /&gt;&lt;/card&gt;">
            <text:p><text:s text:c="2"/>&lt;card id=~be639962-ba1c-49d5-9d86-174720e92729~ name=~Dunti~&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2~ /&gt;&lt;property name=~Crew Max.~ value=~~ /&gt;&lt;property name=~Move Cost~ value=~~ /&gt;&lt;property name=~Faction~ value=~Corsairs~ /&gt;&lt;property name=~Text~ value=~When Dunti inflicts Hits with a Boarding Attack, you may discard 2 cards from your hand to inflict 3 extra Hits, once per Boarding Attack.~ /&gt;&lt;/card&gt;</text:p>
          </table:table-cell>
          <table:table-cell table:formula="of:=CONCATENATE(&quot; &lt;Relationship Target=~/cards/&quot;;[.D26];&quot;.jpg~ Id=~C&quot;;[.C26];&quot;~ Type=~http://schemas.octgn.org/picture~/&gt;&quot;)" office:value-type="string" office:string-value=" &lt;Relationship Target=~/cards/SV_dunti.jpg~ Id=~Cbe639962-ba1c-49d5-9d86-174720e92729~ Type=~http://schemas.octgn.org/picture~/&gt;">
            <text:p><text:s/>&lt;Relationship Target=~/cards/SV_dunti.jpg~ Id=~Cbe639962-ba1c-49d5-9d86-174720e92729~ Type=~http://schemas.octgn.org/picture~/&gt;</text:p>
          </table:table-cell>
          <table:table-cell office:value-type="string">
            <text:p>be639962-ba1c-49d5-9d86-174720e92729</text:p>
          </table:table-cell>
          <table:table-cell office:value-type="string">
            <text:p>SV_dunti</text:p>
          </table:table-cell>
          <table:table-cell office:value-type="string">
            <text:p>Dunti</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Corsairs</text:p>
          </table:table-cell>
          <table:table-cell office:value-type="string">
            <text:p>When Dunti inflicts Hits with a Boarding Attack, you may discard 2 cards from your hand to inflict 3 extra Hits, once per Boarding Attack.</text:p>
          </table:table-cell>
          <table:table-cell table:number-columns-repeated="998"/>
        </table:table-row>
        <table:table-row table:style-name="ro1">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c0a11513-835a-49eb-9535-2957823efe58~ name=~Eisenfaust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Eisenfaust School to draw two cards after this crew plays a Punch Boarding Attack.~ /&gt;&lt;/card&gt;">
            <text:p><text:s text:c="2"/>&lt;card id=~c0a11513-835a-49eb-9535-2957823efe58~ name=~Eisenfaust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Eisenfaust School to draw two cards after this crew plays a Punch Boarding Attack.~ /&gt;&lt;/card&gt;</text:p>
          </table:table-cell>
          <table:table-cell table:formula="of:=CONCATENATE(&quot; &lt;Relationship Target=~/cards/&quot;;[.D27];&quot;.jpg~ Id=~C&quot;;[.C27];&quot;~ Type=~http://schemas.octgn.org/picture~/&gt;&quot;)" office:value-type="string" office:string-value=" &lt;Relationship Target=~/cards/SV_eisenfaustschool.jpg~ Id=~Cc0a11513-835a-49eb-9535-2957823efe58~ Type=~http://schemas.octgn.org/picture~/&gt;">
            <text:p><text:s/>&lt;Relationship Target=~/cards/SV_eisenfaustschool.jpg~ Id=~Cc0a11513-835a-49eb-9535-2957823efe58~ Type=~http://schemas.octgn.org/picture~/&gt;</text:p>
          </table:table-cell>
          <table:table-cell office:value-type="string">
            <text:p>c0a11513-835a-49eb-9535-2957823efe58</text:p>
          </table:table-cell>
          <table:table-cell office:value-type="string">
            <text:p>SV_eisenfaustschool</text:p>
          </table:table-cell>
          <table:table-cell office:value-type="string">
            <text:p>Eisenfaust School</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Swordsman Knack (A crew may only attach a number of Swordsman Knacks up to their Swordsman bonus.) React: Tack Eisenfaust School to draw two cards after this crew plays a Punch Boarding Attack.</text:p>
          </table:table-cell>
          <table:table-cell table:number-columns-repeated="998"/>
        </table:table-row>
        <table:table-row table:style-name="ro2">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e8364b76-e933-4c2e-b93f-8dad0b4e60e4~ name=~Esper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orsairs~ /&gt;&lt;property name=~Text~ value=~When you are putting Espera into play from your hand, his Influence cost is zero if you have Dalia on your Ship.~ /&gt;&lt;/card&gt;">
            <text:p><text:s text:c="2"/>&lt;card id=~e8364b76-e933-4c2e-b93f-8dad0b4e60e4~ name=~Esper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orsairs~ /&gt;&lt;property name=~Text~ value=~When you are putting Espera into play from your hand, his Influence cost is zero if you have Dalia on your Ship.~ /&gt;&lt;/card&gt;</text:p>
          </table:table-cell>
          <table:table-cell table:formula="of:=CONCATENATE(&quot; &lt;Relationship Target=~/cards/&quot;;[.D28];&quot;.jpg~ Id=~C&quot;;[.C28];&quot;~ Type=~http://schemas.octgn.org/picture~/&gt;&quot;)" office:value-type="string" office:string-value=" &lt;Relationship Target=~/cards/SV_espera.jpg~ Id=~Ce8364b76-e933-4c2e-b93f-8dad0b4e60e4~ Type=~http://schemas.octgn.org/picture~/&gt;">
            <text:p><text:s/>&lt;Relationship Target=~/cards/SV_espera.jpg~ Id=~Ce8364b76-e933-4c2e-b93f-8dad0b4e60e4~ Type=~http://schemas.octgn.org/picture~/&gt;</text:p>
          </table:table-cell>
          <table:table-cell office:value-type="string">
            <text:p>e8364b76-e933-4c2e-b93f-8dad0b4e60e4</text:p>
          </table:table-cell>
          <table:table-cell office:value-type="string">
            <text:p>SV_espera</text:p>
          </table:table-cell>
          <table:table-cell office:value-type="string">
            <text:p>Espera</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2">
            <text:p>2</text:p>
          </table:table-cell>
          <table:table-cell table:number-columns-repeated="2" office:value-type="float" office:value="1">
            <text:p>1</text:p>
          </table:table-cell>
          <table:table-cell table:number-columns-repeated="2"/>
          <table:table-cell office:value-type="string">
            <text:p>Corsairs</text:p>
          </table:table-cell>
          <table:table-cell office:value-type="string">
            <text:p>When you are putting Espera into play from your hand, his Influence cost is zero if you have Dalia on your Ship.</text:p>
          </table:table-cell>
          <table:table-cell table:number-columns-repeated="998"/>
        </table:table-row>
        <table:table-row table:style-name="ro1">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357bb650-366c-4cc0-80f4-08e6f248971f~ name=~Experience is the Best Teach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ay a cost and that crew has one or more completed adventures attached. The crew produces 1 extra point of the skill. That crew produces 1 additional point (2 total) if you have a Brotherhood Captain.~ /&gt;&lt;/card&gt;">
            <text:p><text:s text:c="2"/>&lt;card id=~357bb650-366c-4cc0-80f4-08e6f248971f~ name=~Experience is the Best Teach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ay a cost and that crew has one or more completed adventures attached. The crew produces 1 extra point of the skill. That crew produces 1 additional point (2 total) if you have a Brotherhood Captain.~ /&gt;&lt;/card&gt;</text:p>
          </table:table-cell>
          <table:table-cell table:formula="of:=CONCATENATE(&quot; &lt;Relationship Target=~/cards/&quot;;[.D29];&quot;.jpg~ Id=~C&quot;;[.C29];&quot;~ Type=~http://schemas.octgn.org/picture~/&gt;&quot;)" office:value-type="string" office:string-value=" &lt;Relationship Target=~/cards/SV_experienceisthebestteacher.jpg~ Id=~C357bb650-366c-4cc0-80f4-08e6f248971f~ Type=~http://schemas.octgn.org/picture~/&gt;">
            <text:p><text:s/>&lt;Relationship Target=~/cards/SV_experienceisthebestteacher.jpg~ Id=~C357bb650-366c-4cc0-80f4-08e6f248971f~ Type=~http://schemas.octgn.org/picture~/&gt;</text:p>
          </table:table-cell>
          <table:table-cell office:value-type="string">
            <text:p>357bb650-366c-4cc0-80f4-08e6f248971f</text:p>
          </table:table-cell>
          <table:table-cell office:value-type="string">
            <text:p>SV_experienceisthebestteacher</text:p>
          </table:table-cell>
          <table:table-cell office:value-type="string">
            <text:p>Experience is the Best Teacher</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are tacking a crew to pay a cost and that crew has one or more completed adventures attached. The crew produces 1 extra point of the skill. That crew produces 1 additional point (2 total) if you have a Brotherhood Captain.</text:p>
          </table:table-cell>
          <table:table-cell table:number-columns-repeated="998"/>
        </table:table-row>
        <table:table-row table:style-name="ro1">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c19be6d4-40aa-460e-aeb8-693fcd7e0c88~ name=~Explor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Explorer crew gains +1 Cannon and +1 Swashbuckling until the end of the turn. That crew gains +1 extra Cannon and +1 extra Swashbuckling if there is a Castille Ship in play (+2 total each).~ /&gt;&lt;/card&gt;">
            <text:p><text:s text:c="2"/>&lt;card id=~c19be6d4-40aa-460e-aeb8-693fcd7e0c88~ name=~Explor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Explorer crew gains +1 Cannon and +1 Swashbuckling until the end of the turn. That crew gains +1 extra Cannon and +1 extra Swashbuckling if there is a Castille Ship in play (+2 total each).~ /&gt;&lt;/card&gt;</text:p>
          </table:table-cell>
          <table:table-cell table:formula="of:=CONCATENATE(&quot; &lt;Relationship Target=~/cards/&quot;;[.D30];&quot;.jpg~ Id=~C&quot;;[.C30];&quot;~ Type=~http://schemas.octgn.org/picture~/&gt;&quot;)" office:value-type="string" office:string-value=" &lt;Relationship Target=~/cards/SV_explorerpride.jpg~ Id=~Cc19be6d4-40aa-460e-aeb8-693fcd7e0c88~ Type=~http://schemas.octgn.org/picture~/&gt;">
            <text:p><text:s/>&lt;Relationship Target=~/cards/SV_explorerpride.jpg~ Id=~Cc19be6d4-40aa-460e-aeb8-693fcd7e0c88~ Type=~http://schemas.octgn.org/picture~/&gt;</text:p>
          </table:table-cell>
          <table:table-cell office:value-type="string">
            <text:p>c19be6d4-40aa-460e-aeb8-693fcd7e0c88</text:p>
          </table:table-cell>
          <table:table-cell office:value-type="string">
            <text:p>SV_explorerpride</text:p>
          </table:table-cell>
          <table:table-cell office:value-type="string">
            <text:p>Explorer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Explorer crew gains +1 Cannon and +1 Swashbuckling until the end of the turn. That crew gains +1 extra Cannon and +1 extra Swashbuckling if there is a Castille Ship in play (+2 total each).</text:p>
          </table:table-cell>
          <table:table-cell table:number-columns-repeated="998"/>
        </table:table-row>
        <table:table-row table:style-name="ro1">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9a44b631-95da-419c-89f1-b34ecd79f6b3~ name=~Fancy Footwor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
            <text:p><text:s text:c="2"/>&lt;card id=~9a44b631-95da-419c-89f1-b34ecd79f6b3~ name=~Fancy Footwor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text:p>
          </table:table-cell>
          <table:table-cell table:formula="of:=CONCATENATE(&quot; &lt;Relationship Target=~/cards/&quot;;[.D31];&quot;.jpg~ Id=~C&quot;;[.C31];&quot;~ Type=~http://schemas.octgn.org/picture~/&gt;&quot;)" office:value-type="string" office:string-value=" &lt;Relationship Target=~/cards/SV_fancyfootwork.jpg~ Id=~C9a44b631-95da-419c-89f1-b34ecd79f6b3~ Type=~http://schemas.octgn.org/picture~/&gt;">
            <text:p><text:s/>&lt;Relationship Target=~/cards/SV_fancyfootwork.jpg~ Id=~C9a44b631-95da-419c-89f1-b34ecd79f6b3~ Type=~http://schemas.octgn.org/picture~/&gt;</text:p>
          </table:table-cell>
          <table:table-cell office:value-type="string">
            <text:p>9a44b631-95da-419c-89f1-b34ecd79f6b3</text:p>
          </table:table-cell>
          <table:table-cell office:value-type="string">
            <text:p>SV_fancyfootwork</text:p>
          </table:table-cell>
          <table:table-cell office:value-type="string">
            <text:p>Fancy Footwork</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5 Adventuring (4 if completed in The Mirror). crew Attachment: +2 Swashbuckling. This crew inflicts 2 extra Hits during Boarding Attacks.</text:p>
          </table:table-cell>
          <table:table-cell table:number-columns-repeated="998"/>
        </table:table-row>
        <table:table-row table:style-name="ro1">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8fa255d8-bf73-44ff-92a8-097751a95032~ name=~First Mate's Watch~&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First Mates.~ /&gt;&lt;/card&gt;">
            <text:p><text:s text:c="2"/>&lt;card id=~8fa255d8-bf73-44ff-92a8-097751a95032~ name=~First Mate's Watch~&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First Mates.~ /&gt;&lt;/card&gt;</text:p>
          </table:table-cell>
          <table:table-cell table:formula="of:=CONCATENATE(&quot; &lt;Relationship Target=~/cards/&quot;;[.D32];&quot;.jpg~ Id=~C&quot;;[.C32];&quot;~ Type=~http://schemas.octgn.org/picture~/&gt;&quot;)" office:value-type="string" office:string-value=" &lt;Relationship Target=~/cards/SV_firstmateswatch.jpg~ Id=~C8fa255d8-bf73-44ff-92a8-097751a95032~ Type=~http://schemas.octgn.org/picture~/&gt;">
            <text:p><text:s/>&lt;Relationship Target=~/cards/SV_firstmateswatch.jpg~ Id=~C8fa255d8-bf73-44ff-92a8-097751a95032~ Type=~http://schemas.octgn.org/picture~/&gt;</text:p>
          </table:table-cell>
          <table:table-cell office:value-type="string">
            <text:p>8fa255d8-bf73-44ff-92a8-097751a95032</text:p>
          </table:table-cell>
          <table:table-cell office:value-type="string">
            <text:p>SV_firstmateswatch</text:p>
          </table:table-cell>
          <table:table-cell office:value-type="string">
            <text:p>First Mate's Watch</text:p>
          </table:table-cell>
          <table:table-cell office:value-type="string">
            <text:p>R</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Untack one of your First Mates.</text:p>
          </table:table-cell>
          <table:table-cell table:number-columns-repeated="998"/>
        </table:table-row>
        <table:table-row table:style-name="ro1">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d8b5012c-b2a1-4d9e-bc51-61b10fee37e9~ name=~The First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Forbidden Sea). crew Attachment: +4 Adventuring~ /&gt;&lt;/card&gt;">
            <text:p><text:s text:c="2"/>&lt;card id=~d8b5012c-b2a1-4d9e-bc51-61b10fee37e9~ name=~The First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Forbidden Sea). crew Attachment: +4 Adventuring~ /&gt;&lt;/card&gt;</text:p>
          </table:table-cell>
          <table:table-cell table:formula="of:=CONCATENATE(&quot; &lt;Relationship Target=~/cards/&quot;;[.D33];&quot;.jpg~ Id=~C&quot;;[.C33];&quot;~ Type=~http://schemas.octgn.org/picture~/&gt;&quot;)" office:value-type="string" office:string-value=" &lt;Relationship Target=~/cards/SV_thefirstswitch.jpg~ Id=~Cd8b5012c-b2a1-4d9e-bc51-61b10fee37e9~ Type=~http://schemas.octgn.org/picture~/&gt;">
            <text:p><text:s/>&lt;Relationship Target=~/cards/SV_thefirstswitch.jpg~ Id=~Cd8b5012c-b2a1-4d9e-bc51-61b10fee37e9~ Type=~http://schemas.octgn.org/picture~/&gt;</text:p>
          </table:table-cell>
          <table:table-cell office:value-type="string">
            <text:p>d8b5012c-b2a1-4d9e-bc51-61b10fee37e9</text:p>
          </table:table-cell>
          <table:table-cell office:value-type="string">
            <text:p>SV_thefirstswitch</text:p>
          </table:table-cell>
          <table:table-cell office:value-type="string">
            <text:p>The First Switch</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4 Adventuring (3 if completed in Forbidden Sea). crew Attachment: +4 Adventuring</text:p>
          </table:table-cell>
          <table:table-cell table:number-columns-repeated="998"/>
        </table:table-row>
        <table:table-row table:style-name="ro1">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4c19ce23-d8ba-4b2c-a4fa-e581169f1ddb~ name=~A Gallant Stan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rade Sea). crew Attachment: +2 Influence~ /&gt;&lt;/card&gt;">
            <text:p><text:s text:c="2"/>&lt;card id=~4c19ce23-d8ba-4b2c-a4fa-e581169f1ddb~ name=~A Gallant Stan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rade Sea). crew Attachment: +2 Influence~ /&gt;&lt;/card&gt;</text:p>
          </table:table-cell>
          <table:table-cell table:formula="of:=CONCATENATE(&quot; &lt;Relationship Target=~/cards/&quot;;[.D34];&quot;.jpg~ Id=~C&quot;;[.C34];&quot;~ Type=~http://schemas.octgn.org/picture~/&gt;&quot;)" office:value-type="string" office:string-value=" &lt;Relationship Target=~/cards/SV_agallantstand.jpg~ Id=~C4c19ce23-d8ba-4b2c-a4fa-e581169f1ddb~ Type=~http://schemas.octgn.org/picture~/&gt;">
            <text:p><text:s/>&lt;Relationship Target=~/cards/SV_agallantstand.jpg~ Id=~C4c19ce23-d8ba-4b2c-a4fa-e581169f1ddb~ Type=~http://schemas.octgn.org/picture~/&gt;</text:p>
          </table:table-cell>
          <table:table-cell office:value-type="string">
            <text:p>4c19ce23-d8ba-4b2c-a4fa-e581169f1ddb</text:p>
          </table:table-cell>
          <table:table-cell office:value-type="string">
            <text:p>SV_agallantstand</text:p>
          </table:table-cell>
          <table:table-cell office:value-type="string">
            <text:p>A Gallant Stand</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3 Adventuring (2 if completed in Trade Sea). crew Attachment: +2 Influence</text:p>
          </table:table-cell>
          <table:table-cell table:number-columns-repeated="998"/>
        </table:table-row>
        <table:table-row table:style-name="ro1">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6eb2f6db-af4e-4e24-91df-aed3d7cc2543~ name=~Ghouls Sneak on Board~&gt;&lt;property name=~Rarity~ value=~U~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play. Inflict 1 Hit on the target for every completed Adventure on the target Ship.~ /&gt;&lt;/card&gt;">
            <text:p><text:s text:c="2"/>&lt;card id=~6eb2f6db-af4e-4e24-91df-aed3d7cc2543~ name=~Ghouls Sneak on Board~&gt;&lt;property name=~Rarity~ value=~U~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play. Inflict 1 Hit on the target for every completed Adventure on the target Ship.~ /&gt;&lt;/card&gt;</text:p>
          </table:table-cell>
          <table:table-cell table:formula="of:=CONCATENATE(&quot; &lt;Relationship Target=~/cards/&quot;;[.D35];&quot;.jpg~ Id=~C&quot;;[.C35];&quot;~ Type=~http://schemas.octgn.org/picture~/&gt;&quot;)" office:value-type="string" office:string-value=" &lt;Relationship Target=~/cards/SV_ghoulssneakonboard.jpg~ Id=~C6eb2f6db-af4e-4e24-91df-aed3d7cc2543~ Type=~http://schemas.octgn.org/picture~/&gt;">
            <text:p><text:s/>&lt;Relationship Target=~/cards/SV_ghoulssneakonboard.jpg~ Id=~C6eb2f6db-af4e-4e24-91df-aed3d7cc2543~ Type=~http://schemas.octgn.org/picture~/&gt;</text:p>
          </table:table-cell>
          <table:table-cell office:value-type="string">
            <text:p>6eb2f6db-af4e-4e24-91df-aed3d7cc2543</text:p>
          </table:table-cell>
          <table:table-cell office:value-type="string">
            <text:p>SV_ghoulssneakonboard</text:p>
          </table:table-cell>
          <table:table-cell office:value-type="string">
            <text:p>Ghouls Sneak on Board</text:p>
          </table:table-cell>
          <table:table-cell office:value-type="string">
            <text:p>U</text:p>
          </table:table-cell>
          <table:table-cell office:value-type="string">
            <text:p>actions</text:p>
          </table:table-cell>
          <table:table-cell office:value-type="float" office:value="3">
            <text:p>3</text:p>
          </table:table-cell>
          <table:table-cell office:value-type="string">
            <text:p>Ad</text:p>
          </table:table-cell>
          <table:table-cell office:value-type="float" office:value="3">
            <text:p>3</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Target a Ship in play. Inflict 1 Hit on the target for every completed Adventure on the target Ship.</text:p>
          </table:table-cell>
          <table:table-cell table:number-columns-repeated="998"/>
        </table:table-row>
        <table:table-row table:style-name="ro1">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59410c11-4b6a-4523-bedb-9a6ab573b310~ name=~Giovanni Villanova~&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Unique · Patron Any player may sink Villanova by tacking 4 Influence as an action. All of your Villainous crew inflict 1 extra Hit during Boarding Attacks.~ /&gt;&lt;/card&gt;">
            <text:p><text:s text:c="2"/>&lt;card id=~59410c11-4b6a-4523-bedb-9a6ab573b310~ name=~Giovanni Villanova~&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Unique · Patron Any player may sink Villanova by tacking 4 Influence as an action. All of your Villainous crew inflict 1 extra Hit during Boarding Attacks.~ /&gt;&lt;/card&gt;</text:p>
          </table:table-cell>
          <table:table-cell table:formula="of:=CONCATENATE(&quot; &lt;Relationship Target=~/cards/&quot;;[.D36];&quot;.jpg~ Id=~C&quot;;[.C36];&quot;~ Type=~http://schemas.octgn.org/picture~/&gt;&quot;)" office:value-type="string" office:string-value=" &lt;Relationship Target=~/cards/SV_giovannivillanova.jpg~ Id=~C59410c11-4b6a-4523-bedb-9a6ab573b310~ Type=~http://schemas.octgn.org/picture~/&gt;">
            <text:p><text:s/>&lt;Relationship Target=~/cards/SV_giovannivillanova.jpg~ Id=~C59410c11-4b6a-4523-bedb-9a6ab573b310~ Type=~http://schemas.octgn.org/picture~/&gt;</text:p>
          </table:table-cell>
          <table:table-cell office:value-type="string">
            <text:p>59410c11-4b6a-4523-bedb-9a6ab573b310</text:p>
          </table:table-cell>
          <table:table-cell office:value-type="string">
            <text:p>SV_giovannivillanova</text:p>
          </table:table-cell>
          <table:table-cell office:value-type="string">
            <text:p>Giovanni Villanova</text:p>
          </table:table-cell>
          <table:table-cell office:value-type="string">
            <text:p>R</text:p>
          </table:table-cell>
          <table:table-cell office:value-type="string">
            <text:p>attachments</text:p>
          </table:table-cell>
          <table:table-cell office:value-type="float" office:value="4">
            <text:p>4</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Forbidden Sea Attachment Unique · Patron Any player may sink Villanova by tacking 4 Influence as an action. All of your Villainous crew inflict 1 extra Hit during Boarding Attacks.</text:p>
          </table:table-cell>
          <table:table-cell table:number-columns-repeated="998"/>
        </table:table-row>
        <table:table-row table:style-name="ro1">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b906b266-63df-4090-878c-211a92e9bba5~ name=~Goss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Gosse crew gains +2 Influence until the end of the turn. That crew gains +2 extra Influence if there is a Corsairs Ship in play (+4 total).~ /&gt;&lt;/card&gt;">
            <text:p><text:s text:c="2"/>&lt;card id=~b906b266-63df-4090-878c-211a92e9bba5~ name=~Goss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Gosse crew gains +2 Influence until the end of the turn. That crew gains +2 extra Influence if there is a Corsairs Ship in play (+4 total).~ /&gt;&lt;/card&gt;</text:p>
          </table:table-cell>
          <table:table-cell table:formula="of:=CONCATENATE(&quot; &lt;Relationship Target=~/cards/&quot;;[.D37];&quot;.jpg~ Id=~C&quot;;[.C37];&quot;~ Type=~http://schemas.octgn.org/picture~/&gt;&quot;)" office:value-type="string" office:string-value=" &lt;Relationship Target=~/cards/SV_gossepride.jpg~ Id=~Cb906b266-63df-4090-878c-211a92e9bba5~ Type=~http://schemas.octgn.org/picture~/&gt;">
            <text:p><text:s/>&lt;Relationship Target=~/cards/SV_gossepride.jpg~ Id=~Cb906b266-63df-4090-878c-211a92e9bba5~ Type=~http://schemas.octgn.org/picture~/&gt;</text:p>
          </table:table-cell>
          <table:table-cell office:value-type="string">
            <text:p>b906b266-63df-4090-878c-211a92e9bba5</text:p>
          </table:table-cell>
          <table:table-cell office:value-type="string">
            <text:p>SV_gossepride</text:p>
          </table:table-cell>
          <table:table-cell office:value-type="string">
            <text:p>Gosse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Gosse crew gains +2 Influence until the end of the turn. That crew gains +2 extra Influence if there is a Corsairs Ship in play (+4 total).</text:p>
          </table:table-cell>
          <table:table-cell table:number-columns-repeated="998"/>
        </table:table-row>
        <table:table-row table:style-name="ro1">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d9f23d68-18e2-4518-8d9f-df57cf45f8cc~ name=~Gunnery at its Fines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Gunner to produce Cannon. That crew produces 2 extra Cannon.~ /&gt;&lt;/card&gt;">
            <text:p><text:s text:c="2"/>&lt;card id=~d9f23d68-18e2-4518-8d9f-df57cf45f8cc~ name=~Gunnery at its Fines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Gunner to produce Cannon. That crew produces 2 extra Cannon.~ /&gt;&lt;/card&gt;</text:p>
          </table:table-cell>
          <table:table-cell table:formula="of:=CONCATENATE(&quot; &lt;Relationship Target=~/cards/&quot;;[.D38];&quot;.jpg~ Id=~C&quot;;[.C38];&quot;~ Type=~http://schemas.octgn.org/picture~/&gt;&quot;)" office:value-type="string" office:string-value=" &lt;Relationship Target=~/cards/SV_gunneryatitsfinest.jpg~ Id=~Cd9f23d68-18e2-4518-8d9f-df57cf45f8cc~ Type=~http://schemas.octgn.org/picture~/&gt;">
            <text:p><text:s/>&lt;Relationship Target=~/cards/SV_gunneryatitsfinest.jpg~ Id=~Cd9f23d68-18e2-4518-8d9f-df57cf45f8cc~ Type=~http://schemas.octgn.org/picture~/&gt;</text:p>
          </table:table-cell>
          <table:table-cell office:value-type="string">
            <text:p>d9f23d68-18e2-4518-8d9f-df57cf45f8cc</text:p>
          </table:table-cell>
          <table:table-cell office:value-type="string">
            <text:p>SV_gunneryatitsfinest</text:p>
          </table:table-cell>
          <table:table-cell office:value-type="string">
            <text:p>Gunnery at its Finest</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tacking a Gunner to produce Cannon. That crew produces 2 extra Cannon.</text:p>
          </table:table-cell>
          <table:table-cell table:number-columns-repeated="998"/>
        </table:table-row>
        <table:table-row table:style-name="ro1">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d13525b2-4dde-470c-838a-ec76a54b1ba2~ name=~Hamish~&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Unique · Loyal · No attachments React: Instead of performing a Boarding Attack, tack Hamish to inflict 5 Hits on the other Ship in the Boarding. Then you suffer 3 Hits. Hamish cannot tack or sink to absorb these 3 Hits.~ /&gt;&lt;/card&gt;">
            <text:p><text:s text:c="2"/>&lt;card id=~d13525b2-4dde-470c-838a-ec76a54b1ba2~ name=~Hamish~&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Unique · Loyal · No attachments React: Instead of performing a Boarding Attack, tack Hamish to inflict 5 Hits on the other Ship in the Boarding. Then you suffer 3 Hits. Hamish cannot tack or sink to absorb these 3 Hits.~ /&gt;&lt;/card&gt;</text:p>
          </table:table-cell>
          <table:table-cell table:formula="of:=CONCATENATE(&quot; &lt;Relationship Target=~/cards/&quot;;[.D39];&quot;.jpg~ Id=~C&quot;;[.C39];&quot;~ Type=~http://schemas.octgn.org/picture~/&gt;&quot;)" office:value-type="string" office:string-value=" &lt;Relationship Target=~/cards/SV_hamish.jpg~ Id=~Cd13525b2-4dde-470c-838a-ec76a54b1ba2~ Type=~http://schemas.octgn.org/picture~/&gt;">
            <text:p><text:s/>&lt;Relationship Target=~/cards/SV_hamish.jpg~ Id=~Cd13525b2-4dde-470c-838a-ec76a54b1ba2~ Type=~http://schemas.octgn.org/picture~/&gt;</text:p>
          </table:table-cell>
          <table:table-cell office:value-type="string">
            <text:p>d13525b2-4dde-470c-838a-ec76a54b1ba2</text:p>
          </table:table-cell>
          <table:table-cell office:value-type="string">
            <text:p>SV_hamish</text:p>
          </table:table-cell>
          <table:table-cell office:value-type="string">
            <text:p>Hamish</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Corsairs</text:p>
          </table:table-cell>
          <table:table-cell office:value-type="string">
            <text:p>Unique · Loyal · No attachments React: Instead of performing a Boarding Attack, tack Hamish to inflict 5 Hits on the other Ship in the Boarding. Then you suffer 3 Hits. Hamish cannot tack or sink to absorb these 3 Hits.</text:p>
          </table:table-cell>
          <table:table-cell table:number-columns-repeated="998"/>
        </table:table-row>
        <table:table-row table:style-name="ro1">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074d9152-1a8d-46cc-a038-25c55df4918e~ name=~Helpful Advic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 Sailing cost, this card produces 4 Sailing for that player, then attaches to one of your crew, giving +2 Adventuring.~ /&gt;&lt;/card&gt;">
            <text:p><text:s text:c="2"/>&lt;card id=~074d9152-1a8d-46cc-a038-25c55df4918e~ name=~Helpful Advic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 Sailing cost, this card produces 4 Sailing for that player, then attaches to one of your crew, giving +2 Adventuring.~ /&gt;&lt;/card&gt;</text:p>
          </table:table-cell>
          <table:table-cell table:formula="of:=CONCATENATE(&quot; &lt;Relationship Target=~/cards/&quot;;[.D40];&quot;.jpg~ Id=~C&quot;;[.C40];&quot;~ Type=~http://schemas.octgn.org/picture~/&gt;&quot;)" office:value-type="string" office:string-value=" &lt;Relationship Target=~/cards/SV_helpfuladvice.jpg~ Id=~C074d9152-1a8d-46cc-a038-25c55df4918e~ Type=~http://schemas.octgn.org/picture~/&gt;">
            <text:p><text:s/>&lt;Relationship Target=~/cards/SV_helpfuladvice.jpg~ Id=~C074d9152-1a8d-46cc-a038-25c55df4918e~ Type=~http://schemas.octgn.org/picture~/&gt;</text:p>
          </table:table-cell>
          <table:table-cell office:value-type="string">
            <text:p>074d9152-1a8d-46cc-a038-25c55df4918e</text:p>
          </table:table-cell>
          <table:table-cell office:value-type="string">
            <text:p>SV_helpfuladvice</text:p>
          </table:table-cell>
          <table:table-cell office:value-type="string">
            <text:p>Helpful Advic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only play this card if you have a Heroic Captain. Target another player. The next time that player pays a Sailing cost, this card produces 4 Sailing for that player, then attaches to one of your crew, giving +2 Adventuring.</text:p>
          </table:table-cell>
          <table:table-cell table:number-columns-repeated="998"/>
        </table:table-row>
        <table:table-row table:style-name="ro1">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0d043f56-eba8-4aee-8053-e9f27b5e83cd~ name=~Iken of Venderhe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4~ /&gt;&lt;property name=~Crew Max.~ value=~~ /&gt;&lt;property name=~Move Cost~ value=~~ /&gt;&lt;property name=~Faction~ value=~Vesten~ /&gt;&lt;property name=~Text~ value=~~ /&gt;&lt;/card&gt;">
            <text:p><text:s text:c="2"/>&lt;card id=~0d043f56-eba8-4aee-8053-e9f27b5e83cd~ name=~Iken of Venderhe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4~ /&gt;&lt;property name=~Crew Max.~ value=~~ /&gt;&lt;property name=~Move Cost~ value=~~ /&gt;&lt;property name=~Faction~ value=~Vesten~ /&gt;&lt;property name=~Text~ value=~~ /&gt;&lt;/card&gt;</text:p>
          </table:table-cell>
          <table:table-cell table:formula="of:=CONCATENATE(&quot; &lt;Relationship Target=~/cards/&quot;;[.D41];&quot;.jpg~ Id=~C&quot;;[.C41];&quot;~ Type=~http://schemas.octgn.org/picture~/&gt;&quot;)" office:value-type="string" office:string-value=" &lt;Relationship Target=~/cards/SV_ikenofvenderheim.jpg~ Id=~C0d043f56-eba8-4aee-8053-e9f27b5e83cd~ Type=~http://schemas.octgn.org/picture~/&gt;">
            <text:p><text:s/>&lt;Relationship Target=~/cards/SV_ikenofvenderheim.jpg~ Id=~C0d043f56-eba8-4aee-8053-e9f27b5e83cd~ Type=~http://schemas.octgn.org/picture~/&gt;</text:p>
          </table:table-cell>
          <table:table-cell office:value-type="string">
            <text:p>0d043f56-eba8-4aee-8053-e9f27b5e83cd</text:p>
          </table:table-cell>
          <table:table-cell office:value-type="string">
            <text:p>SV_ikenofvenderheim</text:p>
          </table:table-cell>
          <table:table-cell office:value-type="string">
            <text:p>Iken of Venderheim</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4">
            <text:p>4</text:p>
          </table:table-cell>
          <table:table-cell table:number-columns-repeated="2"/>
          <table:table-cell office:value-type="string">
            <text:p>Vesten</text:p>
          </table:table-cell>
          <table:table-cell/>
          <table:table-cell table:number-columns-repeated="998"/>
        </table:table-row>
        <table:table-row table:style-name="ro1">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d3d31490-1913-404a-91b3-57ef042632ca~ name=~I'll Be Taking That...~&gt;&lt;property name=~Rarity~ value=~U~ /&gt;&lt;property name=~Type~ value=~actions~ /&gt;&lt;property name=~Cost~ value=~1~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tem card in play. Discard that card.~ /&gt;&lt;/card&gt;">
            <text:p><text:s text:c="2"/>&lt;card id=~d3d31490-1913-404a-91b3-57ef042632ca~ name=~I'll Be Taking That...~&gt;&lt;property name=~Rarity~ value=~U~ /&gt;&lt;property name=~Type~ value=~actions~ /&gt;&lt;property name=~Cost~ value=~1~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tem card in play. Discard that card.~ /&gt;&lt;/card&gt;</text:p>
          </table:table-cell>
          <table:table-cell table:formula="of:=CONCATENATE(&quot; &lt;Relationship Target=~/cards/&quot;;[.D42];&quot;.jpg~ Id=~C&quot;;[.C42];&quot;~ Type=~http://schemas.octgn.org/picture~/&gt;&quot;)" office:value-type="string" office:string-value=" &lt;Relationship Target=~/cards/SV_illbetakingthat.jpg~ Id=~Cd3d31490-1913-404a-91b3-57ef042632ca~ Type=~http://schemas.octgn.org/picture~/&gt;">
            <text:p><text:s/>&lt;Relationship Target=~/cards/SV_illbetakingthat.jpg~ Id=~Cd3d31490-1913-404a-91b3-57ef042632ca~ Type=~http://schemas.octgn.org/picture~/&gt;</text:p>
          </table:table-cell>
          <table:table-cell office:value-type="string">
            <text:p>d3d31490-1913-404a-91b3-57ef042632ca</text:p>
          </table:table-cell>
          <table:table-cell office:value-type="string">
            <text:p>SV_illbetakingthat</text:p>
          </table:table-cell>
          <table:table-cell office:value-type="string">
            <text:p>I'll Be Taking That...</text:p>
          </table:table-cell>
          <table:table-cell office:value-type="string">
            <text:p>U</text:p>
          </table:table-cell>
          <table:table-cell office:value-type="string">
            <text:p>actions</text:p>
          </table:table-cell>
          <table:table-cell office:value-type="float" office:value="1">
            <text:p>1</text:p>
          </table:table-cell>
          <table:table-cell office:value-type="string">
            <text:p>Ad</text:p>
          </table:table-cell>
          <table:table-cell office:value-type="float" office:value="3">
            <text:p>3</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Target an Item card in play. Discard that card.</text:p>
          </table:table-cell>
          <table:table-cell table:number-columns-repeated="998"/>
        </table:table-row>
        <table:table-row table:style-name="ro2">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1b956e7b-6bfa-4f1f-8f87-e1d3e9e50de5~ name=~Imsh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1~ /&gt;&lt;property name=~Swashbuckling~ value=~2~ /&gt;&lt;property name=~Crew Max.~ value=~~ /&gt;&lt;property name=~Move Cost~ value=~~ /&gt;&lt;property name=~Faction~ value=~Corsairs~ /&gt;&lt;property name=~Text~ value=~Unique React: Tack Imshi when you tack the Artifact Cannon. Imshi adds his Cannon skill to the Hits inflicted by the Artifact Cannon.~ /&gt;&lt;/card&gt;">
            <text:p><text:s text:c="2"/>&lt;card id=~1b956e7b-6bfa-4f1f-8f87-e1d3e9e50de5~ name=~Imsh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1~ /&gt;&lt;property name=~Swashbuckling~ value=~2~ /&gt;&lt;property name=~Crew Max.~ value=~~ /&gt;&lt;property name=~Move Cost~ value=~~ /&gt;&lt;property name=~Faction~ value=~Corsairs~ /&gt;&lt;property name=~Text~ value=~Unique React: Tack Imshi when you tack the Artifact Cannon. Imshi adds his Cannon skill to the Hits inflicted by the Artifact Cannon.~ /&gt;&lt;/card&gt;</text:p>
          </table:table-cell>
          <table:table-cell table:formula="of:=CONCATENATE(&quot; &lt;Relationship Target=~/cards/&quot;;[.D43];&quot;.jpg~ Id=~C&quot;;[.C43];&quot;~ Type=~http://schemas.octgn.org/picture~/&gt;&quot;)" office:value-type="string" office:string-value=" &lt;Relationship Target=~/cards/SV_imshi.jpg~ Id=~C1b956e7b-6bfa-4f1f-8f87-e1d3e9e50de5~ Type=~http://schemas.octgn.org/picture~/&gt;">
            <text:p><text:s/>&lt;Relationship Target=~/cards/SV_imshi.jpg~ Id=~C1b956e7b-6bfa-4f1f-8f87-e1d3e9e50de5~ Type=~http://schemas.octgn.org/picture~/&gt;</text:p>
          </table:table-cell>
          <table:table-cell office:value-type="string">
            <text:p>1b956e7b-6bfa-4f1f-8f87-e1d3e9e50de5</text:p>
          </table:table-cell>
          <table:table-cell office:value-type="string">
            <text:p>SV_imshi</text:p>
          </table:table-cell>
          <table:table-cell office:value-type="string">
            <text:p>Imshi</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Corsairs</text:p>
          </table:table-cell>
          <table:table-cell office:value-type="string">
            <text:p>Unique React: Tack Imshi when you tack the Artifact Cannon. Imshi adds his Cannon skill to the Hits inflicted by the Artifact Cannon.</text:p>
          </table:table-cell>
          <table:table-cell table:number-columns-repeated="998"/>
        </table:table-row>
        <table:table-row table:style-name="ro1">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d937962f-8196-446a-ae24-25390cb2edbb~ name=~Infection~&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a Face, Eye, Leg, or Hand Attachment. Tack that crew.~ /&gt;&lt;/card&gt;">
            <text:p><text:s text:c="2"/>&lt;card id=~d937962f-8196-446a-ae24-25390cb2edbb~ name=~Infection~&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a Face, Eye, Leg, or Hand Attachment. Tack that crew.~ /&gt;&lt;/card&gt;</text:p>
          </table:table-cell>
          <table:table-cell table:formula="of:=CONCATENATE(&quot; &lt;Relationship Target=~/cards/&quot;;[.D44];&quot;.jpg~ Id=~C&quot;;[.C44];&quot;~ Type=~http://schemas.octgn.org/picture~/&gt;&quot;)" office:value-type="string" office:string-value=" &lt;Relationship Target=~/cards/SV_infection.jpg~ Id=~Cd937962f-8196-446a-ae24-25390cb2edbb~ Type=~http://schemas.octgn.org/picture~/&gt;">
            <text:p><text:s/>&lt;Relationship Target=~/cards/SV_infection.jpg~ Id=~Cd937962f-8196-446a-ae24-25390cb2edbb~ Type=~http://schemas.octgn.org/picture~/&gt;</text:p>
          </table:table-cell>
          <table:table-cell office:value-type="string">
            <text:p>d937962f-8196-446a-ae24-25390cb2edbb</text:p>
          </table:table-cell>
          <table:table-cell office:value-type="string">
            <text:p>SV_infection</text:p>
          </table:table-cell>
          <table:table-cell office:value-type="string">
            <text:p>Infection</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crew with a Face, Eye, Leg, or Hand Attachment. Tack that crew.</text:p>
          </table:table-cell>
          <table:table-cell table:number-columns-repeated="998"/>
        </table:table-row>
        <table:table-row table:style-name="ro1">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bc360c5b-e412-42b1-9414-faadfe8bcbb5~ name=~Jean-Marie Rois-et-Rei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React: Discard Jean Marie when a player performs an action which discards or sinks one of their own crew. The other effects of that action are negated.~ /&gt;&lt;/card&gt;">
            <text:p><text:s text:c="2"/>&lt;card id=~bc360c5b-e412-42b1-9414-faadfe8bcbb5~ name=~Jean-Marie Rois-et-Rei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React: Discard Jean Marie when a player performs an action which discards or sinks one of their own crew. The other effects of that action are negated.~ /&gt;&lt;/card&gt;</text:p>
          </table:table-cell>
          <table:table-cell table:formula="of:=CONCATENATE(&quot; &lt;Relationship Target=~/cards/&quot;;[.D45];&quot;.jpg~ Id=~C&quot;;[.C45];&quot;~ Type=~http://schemas.octgn.org/picture~/&gt;&quot;)" office:value-type="string" office:string-value=" &lt;Relationship Target=~/cards/SV_jeanmarieroisetreines.jpg~ Id=~Cbc360c5b-e412-42b1-9414-faadfe8bcbb5~ Type=~http://schemas.octgn.org/picture~/&gt;">
            <text:p><text:s/>&lt;Relationship Target=~/cards/SV_jeanmarieroisetreines.jpg~ Id=~Cbc360c5b-e412-42b1-9414-faadfe8bcbb5~ Type=~http://schemas.octgn.org/picture~/&gt;</text:p>
          </table:table-cell>
          <table:table-cell office:value-type="string">
            <text:p>bc360c5b-e412-42b1-9414-faadfe8bcbb5</text:p>
          </table:table-cell>
          <table:table-cell office:value-type="string">
            <text:p>SV_jeanmarieroisetreines</text:p>
          </table:table-cell>
          <table:table-cell office:value-type="string">
            <text:p>Jean-Marie Rois-et-Reines</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aptain Attachment React: Discard Jean Marie when a player performs an action which discards or sinks one of their own crew. The other effects of that action are negated.</text:p>
          </table:table-cell>
          <table:table-cell table:number-columns-repeated="998"/>
        </table:table-row>
        <table:table-row table:style-name="ro1">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6202b95b-f3a4-4de5-9f61-c0facff9c053~ name=~Joseph Dun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1~ /&gt;&lt;property name=~Swashbuckling~ value=~1~ /&gt;&lt;property name=~Crew Max.~ value=~~ /&gt;&lt;property name=~Move Cost~ value=~~ /&gt;&lt;property name=~Faction~ value=~Explorer's Society~ /&gt;&lt;property name=~Text~ value=~When Joseph tacks to absorb Hits, except during Boarding, you may discard one card from your hand to absorb 3 extra Hits. You may only use this ability once each time you suffer Hits.~ /&gt;&lt;/card&gt;">
            <text:p><text:s text:c="2"/>&lt;card id=~6202b95b-f3a4-4de5-9f61-c0facff9c053~ name=~Joseph Dun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1~ /&gt;&lt;property name=~Swashbuckling~ value=~1~ /&gt;&lt;property name=~Crew Max.~ value=~~ /&gt;&lt;property name=~Move Cost~ value=~~ /&gt;&lt;property name=~Faction~ value=~Explorer's Society~ /&gt;&lt;property name=~Text~ value=~When Joseph tacks to absorb Hits, except during Boarding, you may discard one card from your hand to absorb 3 extra Hits. You may only use this ability once each time you suffer Hits.~ /&gt;&lt;/card&gt;</text:p>
          </table:table-cell>
          <table:table-cell table:formula="of:=CONCATENATE(&quot; &lt;Relationship Target=~/cards/&quot;;[.D46];&quot;.jpg~ Id=~C&quot;;[.C46];&quot;~ Type=~http://schemas.octgn.org/picture~/&gt;&quot;)" office:value-type="string" office:string-value=" &lt;Relationship Target=~/cards/SV_josephdunn.jpg~ Id=~C6202b95b-f3a4-4de5-9f61-c0facff9c053~ Type=~http://schemas.octgn.org/picture~/&gt;">
            <text:p><text:s/>&lt;Relationship Target=~/cards/SV_josephdunn.jpg~ Id=~C6202b95b-f3a4-4de5-9f61-c0facff9c053~ Type=~http://schemas.octgn.org/picture~/&gt;</text:p>
          </table:table-cell>
          <table:table-cell office:value-type="string">
            <text:p>6202b95b-f3a4-4de5-9f61-c0facff9c053</text:p>
          </table:table-cell>
          <table:table-cell office:value-type="string">
            <text:p>SV_josephdunn</text:p>
          </table:table-cell>
          <table:table-cell office:value-type="string">
            <text:p>Joseph Dunn</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4" office:value-type="float" office:value="1">
            <text:p>1</text:p>
          </table:table-cell>
          <table:table-cell table:number-columns-repeated="2"/>
          <table:table-cell office:value-type="string">
            <text:p>Explorer's Society</text:p>
          </table:table-cell>
          <table:table-cell office:value-type="string">
            <text:p>When Joseph tacks to absorb Hits, except during Boarding, you may discard one card from your hand to absorb 3 extra Hits. You may only use this ability once each time you suffer Hits.</text:p>
          </table:table-cell>
          <table:table-cell table:number-columns-repeated="998"/>
        </table:table-row>
        <table:table-row table:style-name="ro1">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f528dff2-e6e2-4f37-9968-1a95bc5c097f~ name=~Julia~&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Heroic~ /&gt;&lt;/card&gt;">
            <text:p><text:s text:c="2"/>&lt;card id=~f528dff2-e6e2-4f37-9968-1a95bc5c097f~ name=~Julia~&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Heroic~ /&gt;&lt;/card&gt;</text:p>
          </table:table-cell>
          <table:table-cell table:formula="of:=CONCATENATE(&quot; &lt;Relationship Target=~/cards/&quot;;[.D47];&quot;.jpg~ Id=~C&quot;;[.C47];&quot;~ Type=~http://schemas.octgn.org/picture~/&gt;&quot;)" office:value-type="string" office:string-value=" &lt;Relationship Target=~/cards/SV_julia.jpg~ Id=~Cf528dff2-e6e2-4f37-9968-1a95bc5c097f~ Type=~http://schemas.octgn.org/picture~/&gt;">
            <text:p><text:s/>&lt;Relationship Target=~/cards/SV_julia.jpg~ Id=~Cf528dff2-e6e2-4f37-9968-1a95bc5c097f~ Type=~http://schemas.octgn.org/picture~/&gt;</text:p>
          </table:table-cell>
          <table:table-cell office:value-type="string">
            <text:p>f528dff2-e6e2-4f37-9968-1a95bc5c097f</text:p>
          </table:table-cell>
          <table:table-cell office:value-type="string">
            <text:p>SV_julia</text:p>
          </table:table-cell>
          <table:table-cell office:value-type="string">
            <text:p>Julia</text:p>
          </table:table-cell>
          <table:table-cell office:value-type="string">
            <text:p>C</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Heroic</text:p>
          </table:table-cell>
          <table:table-cell table:number-columns-repeated="998"/>
        </table:table-row>
        <table:table-row table:style-name="ro1">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25799c19-57cc-48e1-91f8-d5043621d44c~ name=~Kalem the Believer~&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Unique · Patron This card does not untack during the Untack phase. React: Tack Kalem when you are paying an Influence cost to produce 3 Influence. React: Untack Kalem when another player's crew is sunk.~ /&gt;&lt;/card&gt;">
            <text:p><text:s text:c="2"/>&lt;card id=~25799c19-57cc-48e1-91f8-d5043621d44c~ name=~Kalem the Believer~&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Unique · Patron This card does not untack during the Untack phase. React: Tack Kalem when you are paying an Influence cost to produce 3 Influence. React: Untack Kalem when another player's crew is sunk.~ /&gt;&lt;/card&gt;</text:p>
          </table:table-cell>
          <table:table-cell table:formula="of:=CONCATENATE(&quot; &lt;Relationship Target=~/cards/&quot;;[.D48];&quot;.jpg~ Id=~C&quot;;[.C48];&quot;~ Type=~http://schemas.octgn.org/picture~/&gt;&quot;)" office:value-type="string" office:string-value=" &lt;Relationship Target=~/cards/SV_kalemthebeliever.jpg~ Id=~C25799c19-57cc-48e1-91f8-d5043621d44c~ Type=~http://schemas.octgn.org/picture~/&gt;">
            <text:p><text:s/>&lt;Relationship Target=~/cards/SV_kalemthebeliever.jpg~ Id=~C25799c19-57cc-48e1-91f8-d5043621d44c~ Type=~http://schemas.octgn.org/picture~/&gt;</text:p>
          </table:table-cell>
          <table:table-cell office:value-type="string">
            <text:p>25799c19-57cc-48e1-91f8-d5043621d44c</text:p>
          </table:table-cell>
          <table:table-cell office:value-type="string">
            <text:p>SV_kalemthebeliever</text:p>
          </table:table-cell>
          <table:table-cell office:value-type="string">
            <text:p>Kalem the Believer</text:p>
          </table:table-cell>
          <table:table-cell office:value-type="string">
            <text:p>R</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orsairs Captain Attachment · Unique · Patron This card does not untack during the Untack phase. React: Tack Kalem when you are paying an Influence cost to produce 3 Influence. React: Untack Kalem when another player's crew is sunk.</text:p>
          </table:table-cell>
          <table:table-cell table:number-columns-repeated="998"/>
        </table:table-row>
        <table:table-row table:style-name="ro1">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e1065319-f197-4532-a63f-ced710a14a5f~ name=~Long Range Cannon Volley~&gt;&lt;property name=~Rarity~ value=~C~ /&gt;&lt;property name=~Type~ value=~actions~ /&gt;&lt;property name=~Cost~ value=~4~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 Ship when it enters this Sea. You may immediately perform a Cannon Attack against that Ship.~ /&gt;&lt;/card&gt;">
            <text:p><text:s text:c="2"/>&lt;card id=~e1065319-f197-4532-a63f-ced710a14a5f~ name=~Long Range Cannon Volley~&gt;&lt;property name=~Rarity~ value=~C~ /&gt;&lt;property name=~Type~ value=~actions~ /&gt;&lt;property name=~Cost~ value=~4~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 Ship when it enters this Sea. You may immediately perform a Cannon Attack against that Ship.~ /&gt;&lt;/card&gt;</text:p>
          </table:table-cell>
          <table:table-cell table:formula="of:=CONCATENATE(&quot; &lt;Relationship Target=~/cards/&quot;;[.D49];&quot;.jpg~ Id=~C&quot;;[.C49];&quot;~ Type=~http://schemas.octgn.org/picture~/&gt;&quot;)" office:value-type="string" office:string-value=" &lt;Relationship Target=~/cards/SV_longrangecannonvolley.jpg~ Id=~Ce1065319-f197-4532-a63f-ced710a14a5f~ Type=~http://schemas.octgn.org/picture~/&gt;">
            <text:p><text:s/>&lt;Relationship Target=~/cards/SV_longrangecannonvolley.jpg~ Id=~Ce1065319-f197-4532-a63f-ced710a14a5f~ Type=~http://schemas.octgn.org/picture~/&gt;</text:p>
          </table:table-cell>
          <table:table-cell office:value-type="string">
            <text:p>e1065319-f197-4532-a63f-ced710a14a5f</text:p>
          </table:table-cell>
          <table:table-cell office:value-type="string">
            <text:p>SV_longrangecannonvolley</text:p>
          </table:table-cell>
          <table:table-cell office:value-type="string">
            <text:p>Long Range Cannon Volley</text:p>
          </table:table-cell>
          <table:table-cell office:value-type="string">
            <text:p>C</text:p>
          </table:table-cell>
          <table:table-cell office:value-type="string">
            <text:p>actions</text:p>
          </table:table-cell>
          <table:table-cell office:value-type="float" office:value="4">
            <text:p>4</text:p>
          </table:table-cell>
          <table:table-cell office:value-type="string">
            <text:p>Ca</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Target a Ship when it enters this Sea. You may immediately perform a Cannon Attack against that Ship.</text:p>
          </table:table-cell>
          <table:table-cell table:number-columns-repeated="998"/>
        </table:table-row>
        <table:table-row table:style-name="ro1">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3d012a43-aefd-4443-81b6-c5410d8002b3~ name=~Low on Shot~&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Until the end of the turn, that crew's Cannon skill is always zero.~ /&gt;&lt;/card&gt;">
            <text:p><text:s text:c="2"/>&lt;card id=~3d012a43-aefd-4443-81b6-c5410d8002b3~ name=~Low on Shot~&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Until the end of the turn, that crew's Cannon skill is always zero.~ /&gt;&lt;/card&gt;</text:p>
          </table:table-cell>
          <table:table-cell table:formula="of:=CONCATENATE(&quot; &lt;Relationship Target=~/cards/&quot;;[.D50];&quot;.jpg~ Id=~C&quot;;[.C50];&quot;~ Type=~http://schemas.octgn.org/picture~/&gt;&quot;)" office:value-type="string" office:string-value=" &lt;Relationship Target=~/cards/SV_lowonshot.jpg~ Id=~C3d012a43-aefd-4443-81b6-c5410d8002b3~ Type=~http://schemas.octgn.org/picture~/&gt;">
            <text:p><text:s/>&lt;Relationship Target=~/cards/SV_lowonshot.jpg~ Id=~C3d012a43-aefd-4443-81b6-c5410d8002b3~ Type=~http://schemas.octgn.org/picture~/&gt;</text:p>
          </table:table-cell>
          <table:table-cell office:value-type="string">
            <text:p>3d012a43-aefd-4443-81b6-c5410d8002b3</text:p>
          </table:table-cell>
          <table:table-cell office:value-type="string">
            <text:p>SV_lowonshot</text:p>
          </table:table-cell>
          <table:table-cell office:value-type="string">
            <text:p>Low on Shot</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crew. Until the end of the turn, that crew's Cannon skill is always zero.</text:p>
          </table:table-cell>
          <table:table-cell table:number-columns-repeated="998"/>
        </table:table-row>
        <table:table-row table:style-name="ro1">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6ba1e05f-310c-4d5e-a027-3a9eea7804d1~ name=~Making of a Hero~&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May not be attached to a Villainous crew. This crew gains the Heroic trait.~ /&gt;&lt;/card&gt;">
            <text:p><text:s text:c="2"/>&lt;card id=~6ba1e05f-310c-4d5e-a027-3a9eea7804d1~ name=~Making of a Hero~&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May not be attached to a Villainous crew. This crew gains the Heroic trait.~ /&gt;&lt;/card&gt;</text:p>
          </table:table-cell>
          <table:table-cell table:formula="of:=CONCATENATE(&quot; &lt;Relationship Target=~/cards/&quot;;[.D51];&quot;.jpg~ Id=~C&quot;;[.C51];&quot;~ Type=~http://schemas.octgn.org/picture~/&gt;&quot;)" office:value-type="string" office:string-value=" &lt;Relationship Target=~/cards/SV_makingofahero.jpg~ Id=~C6ba1e05f-310c-4d5e-a027-3a9eea7804d1~ Type=~http://schemas.octgn.org/picture~/&gt;">
            <text:p><text:s/>&lt;Relationship Target=~/cards/SV_makingofahero.jpg~ Id=~C6ba1e05f-310c-4d5e-a027-3a9eea7804d1~ Type=~http://schemas.octgn.org/picture~/&gt;</text:p>
          </table:table-cell>
          <table:table-cell office:value-type="string">
            <text:p>6ba1e05f-310c-4d5e-a027-3a9eea7804d1</text:p>
          </table:table-cell>
          <table:table-cell office:value-type="string">
            <text:p>SV_makingofahero</text:p>
          </table:table-cell>
          <table:table-cell office:value-type="string">
            <text:p>Making of a Hero</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2 Adventuring (1 if completed in la Boca). crew Attachment: May not be attached to a Villainous crew. This crew gains the Heroic trait.</text:p>
          </table:table-cell>
          <table:table-cell table:number-columns-repeated="998"/>
        </table:table-row>
        <table:table-row table:style-name="ro1">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e933acc0-5d87-46e5-a78d-885382507502~ name=~Man the Bilge Pump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crew to absorb Hits, except during Boarding. Untack one of your crew which tacked to absorb Hits.~ /&gt;&lt;/card&gt;">
            <text:p><text:s text:c="2"/>&lt;card id=~e933acc0-5d87-46e5-a78d-885382507502~ name=~Man the Bilge Pump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crew to absorb Hits, except during Boarding. Untack one of your crew which tacked to absorb Hits.~ /&gt;&lt;/card&gt;</text:p>
          </table:table-cell>
          <table:table-cell table:formula="of:=CONCATENATE(&quot; &lt;Relationship Target=~/cards/&quot;;[.D52];&quot;.jpg~ Id=~C&quot;;[.C52];&quot;~ Type=~http://schemas.octgn.org/picture~/&gt;&quot;)" office:value-type="string" office:string-value=" &lt;Relationship Target=~/cards/SV_manthebilgepumps.jpg~ Id=~Ce933acc0-5d87-46e5-a78d-885382507502~ Type=~http://schemas.octgn.org/picture~/&gt;">
            <text:p><text:s/>&lt;Relationship Target=~/cards/SV_manthebilgepumps.jpg~ Id=~Ce933acc0-5d87-46e5-a78d-885382507502~ Type=~http://schemas.octgn.org/picture~/&gt;</text:p>
          </table:table-cell>
          <table:table-cell office:value-type="string">
            <text:p>e933acc0-5d87-46e5-a78d-885382507502</text:p>
          </table:table-cell>
          <table:table-cell office:value-type="string">
            <text:p>SV_manthebilgepumps</text:p>
          </table:table-cell>
          <table:table-cell office:value-type="string">
            <text:p>Man the Bilge Pumps!</text:p>
          </table:table-cell>
          <table:table-cell office:value-type="string">
            <text:p>C</text:p>
          </table:table-cell>
          <table:table-cell office:value-type="string">
            <text:p>actions</text:p>
          </table:table-cell>
          <table:table-cell office:value-type="float" office:value="1">
            <text:p>1</text:p>
          </table:table-cell>
          <table:table-cell office:value-type="string">
            <text:p>Sw</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after you tack crew to absorb Hits, except during Boarding. Untack one of your crew which tacked to absorb Hits.</text:p>
          </table:table-cell>
          <table:table-cell table:number-columns-repeated="998"/>
        </table:table-row>
        <table:table-row table:style-name="ro1">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76edd728-a48b-4bc1-a9c8-2591cb519545~ name=~Martin Tytu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Gosse's Gentlemen~ /&gt;&lt;property name=~Text~ value=~All Goods adventures attached to Martin which produce Influence, produce 1 extra Influence.~ /&gt;&lt;/card&gt;">
            <text:p><text:s text:c="2"/>&lt;card id=~76edd728-a48b-4bc1-a9c8-2591cb519545~ name=~Martin Tytu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Gosse's Gentlemen~ /&gt;&lt;property name=~Text~ value=~All Goods adventures attached to Martin which produce Influence, produce 1 extra Influence.~ /&gt;&lt;/card&gt;</text:p>
          </table:table-cell>
          <table:table-cell table:formula="of:=CONCATENATE(&quot; &lt;Relationship Target=~/cards/&quot;;[.D53];&quot;.jpg~ Id=~C&quot;;[.C53];&quot;~ Type=~http://schemas.octgn.org/picture~/&gt;&quot;)" office:value-type="string" office:string-value=" &lt;Relationship Target=~/cards/SV_martintytus.jpg~ Id=~C76edd728-a48b-4bc1-a9c8-2591cb519545~ Type=~http://schemas.octgn.org/picture~/&gt;">
            <text:p><text:s/>&lt;Relationship Target=~/cards/SV_martintytus.jpg~ Id=~C76edd728-a48b-4bc1-a9c8-2591cb519545~ Type=~http://schemas.octgn.org/picture~/&gt;</text:p>
          </table:table-cell>
          <table:table-cell office:value-type="string">
            <text:p>76edd728-a48b-4bc1-a9c8-2591cb519545</text:p>
          </table:table-cell>
          <table:table-cell office:value-type="string">
            <text:p>SV_martintytus</text:p>
          </table:table-cell>
          <table:table-cell office:value-type="string">
            <text:p>Martin Tytu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Gosse's Gentlemen</text:p>
          </table:table-cell>
          <table:table-cell office:value-type="string">
            <text:p>All Goods adventures attached to Martin which produce Influence, produce 1 extra Influence.</text:p>
          </table:table-cell>
          <table:table-cell table:number-columns-repeated="998"/>
        </table:table-row>
        <table:table-row table:style-name="ro1">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6439829b-8314-4f0e-80e1-fefddee75864~ name=~McCormick's Quest~&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uncompleted Adventure. Move that Adventure to any Sea. This card's cost is reduced to zero if you have an Explorers Captain.~ /&gt;&lt;/card&gt;">
            <text:p><text:s text:c="2"/>&lt;card id=~6439829b-8314-4f0e-80e1-fefddee75864~ name=~McCormick's Quest~&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uncompleted Adventure. Move that Adventure to any Sea. This card's cost is reduced to zero if you have an Explorers Captain.~ /&gt;&lt;/card&gt;</text:p>
          </table:table-cell>
          <table:table-cell table:formula="of:=CONCATENATE(&quot; &lt;Relationship Target=~/cards/&quot;;[.D54];&quot;.jpg~ Id=~C&quot;;[.C54];&quot;~ Type=~http://schemas.octgn.org/picture~/&gt;&quot;)" office:value-type="string" office:string-value=" &lt;Relationship Target=~/cards/SV_mccormicksquest.jpg~ Id=~C6439829b-8314-4f0e-80e1-fefddee75864~ Type=~http://schemas.octgn.org/picture~/&gt;">
            <text:p><text:s/>&lt;Relationship Target=~/cards/SV_mccormicksquest.jpg~ Id=~C6439829b-8314-4f0e-80e1-fefddee75864~ Type=~http://schemas.octgn.org/picture~/&gt;</text:p>
          </table:table-cell>
          <table:table-cell office:value-type="string">
            <text:p>6439829b-8314-4f0e-80e1-fefddee75864</text:p>
          </table:table-cell>
          <table:table-cell office:value-type="string">
            <text:p>SV_mccormicksquest</text:p>
          </table:table-cell>
          <table:table-cell office:value-type="string">
            <text:p>McCormick's Quest</text:p>
          </table:table-cell>
          <table:table-cell office:value-type="string">
            <text:p>R</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other player's uncompleted Adventure. Move that Adventure to any Sea. This card's cost is reduced to zero if you have an Explorers Captain.</text:p>
          </table:table-cell>
          <table:table-cell table:number-columns-repeated="998"/>
        </table:table-row>
        <table:table-row table:style-name="ro1">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a01e7b49-292c-4f87-af46-da93d568b3ae~ name=~Melinda Goss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3~ /&gt;&lt;property name=~Crew Max.~ value=~~ /&gt;&lt;property name=~Move Cost~ value=~~ /&gt;&lt;property name=~Faction~ value=~Gosse's Gentlemen~ /&gt;&lt;property name=~Text~ value=~Loyal · Unique · Heroic · Swordsman +2 (Melinda inflicts 2 extra Hits during Boarding Attacks) React: Tack Melinda when you are putting Andre Braudel into play from your hand to reduce his Influence cost by 5.~ /&gt;&lt;/card&gt;">
            <text:p><text:s text:c="2"/>&lt;card id=~a01e7b49-292c-4f87-af46-da93d568b3ae~ name=~Melinda Goss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3~ /&gt;&lt;property name=~Crew Max.~ value=~~ /&gt;&lt;property name=~Move Cost~ value=~~ /&gt;&lt;property name=~Faction~ value=~Gosse's Gentlemen~ /&gt;&lt;property name=~Text~ value=~Loyal · Unique · Heroic · Swordsman +2 (Melinda inflicts 2 extra Hits during Boarding Attacks) React: Tack Melinda when you are putting Andre Braudel into play from your hand to reduce his Influence cost by 5.~ /&gt;&lt;/card&gt;</text:p>
          </table:table-cell>
          <table:table-cell table:formula="of:=CONCATENATE(&quot; &lt;Relationship Target=~/cards/&quot;;[.D55];&quot;.jpg~ Id=~C&quot;;[.C55];&quot;~ Type=~http://schemas.octgn.org/picture~/&gt;&quot;)" office:value-type="string" office:string-value=" &lt;Relationship Target=~/cards/SV_melindagosse.jpg~ Id=~Ca01e7b49-292c-4f87-af46-da93d568b3ae~ Type=~http://schemas.octgn.org/picture~/&gt;">
            <text:p><text:s/>&lt;Relationship Target=~/cards/SV_melindagosse.jpg~ Id=~Ca01e7b49-292c-4f87-af46-da93d568b3ae~ Type=~http://schemas.octgn.org/picture~/&gt;</text:p>
          </table:table-cell>
          <table:table-cell office:value-type="string">
            <text:p>a01e7b49-292c-4f87-af46-da93d568b3ae</text:p>
          </table:table-cell>
          <table:table-cell office:value-type="string">
            <text:p>SV_melindagosse</text:p>
          </table:table-cell>
          <table:table-cell office:value-type="string">
            <text:p>Melinda Gosse</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table:table-cell office:value-type="string">
            <text:p>Gosse's Gentlemen</text:p>
          </table:table-cell>
          <table:table-cell office:value-type="string">
            <text:p>Loyal · Unique · Heroic · Swordsman +2 (Melinda inflicts 2 extra Hits during Boarding Attacks) React: Tack Melinda when you are putting Andre Braudel into play from your hand to reduce his Influence cost by 5.</text:p>
          </table:table-cell>
          <table:table-cell table:number-columns-repeated="998"/>
        </table:table-row>
        <table:table-row table:style-name="ro1">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5730546f-3119-4559-aa34-b0ac73c3ea0f~ name=~Miguel Cortez~&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Heroic · Swordsman +1 (Miguel inflicts 1 extra Hit during Boarding Attacks) Miguel inflicts 2 extra Hits during a Boarding Attack when the opposing Captain is Villainous.~ /&gt;&lt;/card&gt;">
            <text:p><text:s text:c="2"/>&lt;card id=~5730546f-3119-4559-aa34-b0ac73c3ea0f~ name=~Miguel Cortez~&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Heroic · Swordsman +1 (Miguel inflicts 1 extra Hit during Boarding Attacks) Miguel inflicts 2 extra Hits during a Boarding Attack when the opposing Captain is Villainous.~ /&gt;&lt;/card&gt;</text:p>
          </table:table-cell>
          <table:table-cell table:formula="of:=CONCATENATE(&quot; &lt;Relationship Target=~/cards/&quot;;[.D56];&quot;.jpg~ Id=~C&quot;;[.C56];&quot;~ Type=~http://schemas.octgn.org/picture~/&gt;&quot;)" office:value-type="string" office:string-value=" &lt;Relationship Target=~/cards/SV_miguelcortez.jpg~ Id=~C5730546f-3119-4559-aa34-b0ac73c3ea0f~ Type=~http://schemas.octgn.org/picture~/&gt;">
            <text:p><text:s/>&lt;Relationship Target=~/cards/SV_miguelcortez.jpg~ Id=~C5730546f-3119-4559-aa34-b0ac73c3ea0f~ Type=~http://schemas.octgn.org/picture~/&gt;</text:p>
          </table:table-cell>
          <table:table-cell office:value-type="string">
            <text:p>5730546f-3119-4559-aa34-b0ac73c3ea0f</text:p>
          </table:table-cell>
          <table:table-cell office:value-type="string">
            <text:p>SV_miguelcortez</text:p>
          </table:table-cell>
          <table:table-cell office:value-type="string">
            <text:p>Miguel Cortez</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Castille</text:p>
          </table:table-cell>
          <table:table-cell office:value-type="string">
            <text:p>Heroic · Swordsman +1 (Miguel inflicts 1 extra Hit during Boarding Attacks) Miguel inflicts 2 extra Hits during a Boarding Attack when the opposing Captain is Villainous.</text:p>
          </table:table-cell>
          <table:table-cell table:number-columns-repeated="998"/>
        </table:table-row>
        <table:table-row table:style-name="ro1">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6b12b70a-f7e2-41a6-9f92-debd1a8b975f~ name=~Mike Fitzpatrick~&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1~ /&gt;&lt;property name=~Swashbuckling~ value=~2~ /&gt;&lt;property name=~Crew Max.~ value=~~ /&gt;&lt;property name=~Move Cost~ value=~~ /&gt;&lt;property name=~Faction~ value=~Corsairs~ /&gt;&lt;property name=~Text~ value=~Rower · Captive Mike may not be placed on a Heroic Captain's Ship. Discard Mike at the end of the Action phase if he is untacked.~ /&gt;&lt;/card&gt;">
            <text:p><text:s text:c="2"/>&lt;card id=~6b12b70a-f7e2-41a6-9f92-debd1a8b975f~ name=~Mike Fitzpatrick~&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1~ /&gt;&lt;property name=~Swashbuckling~ value=~2~ /&gt;&lt;property name=~Crew Max.~ value=~~ /&gt;&lt;property name=~Move Cost~ value=~~ /&gt;&lt;property name=~Faction~ value=~Corsairs~ /&gt;&lt;property name=~Text~ value=~Rower · Captive Mike may not be placed on a Heroic Captain's Ship. Discard Mike at the end of the Action phase if he is untacked.~ /&gt;&lt;/card&gt;</text:p>
          </table:table-cell>
          <table:table-cell table:formula="of:=CONCATENATE(&quot; &lt;Relationship Target=~/cards/&quot;;[.D57];&quot;.jpg~ Id=~C&quot;;[.C57];&quot;~ Type=~http://schemas.octgn.org/picture~/&gt;&quot;)" office:value-type="string" office:string-value=" &lt;Relationship Target=~/cards/SV_mikefitzpatrick.jpg~ Id=~C6b12b70a-f7e2-41a6-9f92-debd1a8b975f~ Type=~http://schemas.octgn.org/picture~/&gt;">
            <text:p><text:s/>&lt;Relationship Target=~/cards/SV_mikefitzpatrick.jpg~ Id=~C6b12b70a-f7e2-41a6-9f92-debd1a8b975f~ Type=~http://schemas.octgn.org/picture~/&gt;</text:p>
          </table:table-cell>
          <table:table-cell office:value-type="string">
            <text:p>6b12b70a-f7e2-41a6-9f92-debd1a8b975f</text:p>
          </table:table-cell>
          <table:table-cell office:value-type="string">
            <text:p>SV_mikefitzpatrick</text:p>
          </table:table-cell>
          <table:table-cell office:value-type="string">
            <text:p>Mike Fitzpatrick</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Corsairs</text:p>
          </table:table-cell>
          <table:table-cell office:value-type="string">
            <text:p>Rower · Captive Mike may not be placed on a Heroic Captain's Ship. Discard Mike at the end of the Action phase if he is untacked.</text:p>
          </table:table-cell>
          <table:table-cell table:number-columns-repeated="998"/>
        </table:table-row>
        <table:table-row table:style-name="ro1">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f4916bfd-703c-466d-8293-4cc619b8a738~ name=~Montaign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Montaigne crew gains +2 Swashbuckling until the end of the turn. That crew gains +2 extra Swashbuckling if there is a Brotherhood Ship in play (+4 total).~ /&gt;&lt;/card&gt;">
            <text:p><text:s text:c="2"/>&lt;card id=~f4916bfd-703c-466d-8293-4cc619b8a738~ name=~Montaign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Montaigne crew gains +2 Swashbuckling until the end of the turn. That crew gains +2 extra Swashbuckling if there is a Brotherhood Ship in play (+4 total).~ /&gt;&lt;/card&gt;</text:p>
          </table:table-cell>
          <table:table-cell table:formula="of:=CONCATENATE(&quot; &lt;Relationship Target=~/cards/&quot;;[.D58];&quot;.jpg~ Id=~C&quot;;[.C58];&quot;~ Type=~http://schemas.octgn.org/picture~/&gt;&quot;)" office:value-type="string" office:string-value=" &lt;Relationship Target=~/cards/SV_montaignepride.jpg~ Id=~Cf4916bfd-703c-466d-8293-4cc619b8a738~ Type=~http://schemas.octgn.org/picture~/&gt;">
            <text:p><text:s/>&lt;Relationship Target=~/cards/SV_montaignepride.jpg~ Id=~Cf4916bfd-703c-466d-8293-4cc619b8a738~ Type=~http://schemas.octgn.org/picture~/&gt;</text:p>
          </table:table-cell>
          <table:table-cell office:value-type="string">
            <text:p>f4916bfd-703c-466d-8293-4cc619b8a738</text:p>
          </table:table-cell>
          <table:table-cell office:value-type="string">
            <text:p>SV_montaignepride</text:p>
          </table:table-cell>
          <table:table-cell office:value-type="string">
            <text:p>Montaigne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Montaigne crew gains +2 Swashbuckling until the end of the turn. That crew gains +2 extra Swashbuckling if there is a Brotherhood Ship in play (+4 total).</text:p>
          </table:table-cell>
          <table:table-cell table:number-columns-repeated="998"/>
        </table:table-row>
        <table:table-row table:style-name="ro2">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a0cc72f3-7fe9-4aac-9a58-baf26a7c7376~ name=~Old Flam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 /&gt;&lt;/card&gt;">
            <text:p><text:s text:c="2"/>&lt;card id=~a0cc72f3-7fe9-4aac-9a58-baf26a7c7376~ name=~Old Flam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 /&gt;&lt;/card&gt;</text:p>
          </table:table-cell>
          <table:table-cell table:formula="of:=CONCATENATE(&quot; &lt;Relationship Target=~/cards/&quot;;[.D59];&quot;.jpg~ Id=~C&quot;;[.C59];&quot;~ Type=~http://schemas.octgn.org/picture~/&gt;&quot;)" office:value-type="string" office:string-value=" &lt;Relationship Target=~/cards/SV_oldflame.jpg~ Id=~Ca0cc72f3-7fe9-4aac-9a58-baf26a7c7376~ Type=~http://schemas.octgn.org/picture~/&gt;">
            <text:p><text:s/>&lt;Relationship Target=~/cards/SV_oldflame.jpg~ Id=~Ca0cc72f3-7fe9-4aac-9a58-baf26a7c7376~ Type=~http://schemas.octgn.org/picture~/&gt;</text:p>
          </table:table-cell>
          <table:table-cell office:value-type="string">
            <text:p>a0cc72f3-7fe9-4aac-9a58-baf26a7c7376</text:p>
          </table:table-cell>
          <table:table-cell office:value-type="string">
            <text:p>SV_oldflame</text:p>
          </table:table-cell>
          <table:table-cell office:value-type="string">
            <text:p>Old Flame</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text:p>
          </table:table-cell>
          <table:table-cell table:number-columns-repeated="998"/>
        </table:table-row>
        <table:table-row table:style-name="ro1">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42b584c7-4eab-4ea3-830b-23a3b34c842c~ name=~Palace Rai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2 Influence~ /&gt;&lt;/card&gt;">
            <text:p><text:s text:c="2"/>&lt;card id=~42b584c7-4eab-4ea3-830b-23a3b34c842c~ name=~Palace Rai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2 Influence~ /&gt;&lt;/card&gt;</text:p>
          </table:table-cell>
          <table:table-cell table:formula="of:=CONCATENATE(&quot; &lt;Relationship Target=~/cards/&quot;;[.D60];&quot;.jpg~ Id=~C&quot;;[.C60];&quot;~ Type=~http://schemas.octgn.org/picture~/&gt;&quot;)" office:value-type="string" office:string-value=" &lt;Relationship Target=~/cards/SV_palaceraid.jpg~ Id=~C42b584c7-4eab-4ea3-830b-23a3b34c842c~ Type=~http://schemas.octgn.org/picture~/&gt;">
            <text:p><text:s/>&lt;Relationship Target=~/cards/SV_palaceraid.jpg~ Id=~C42b584c7-4eab-4ea3-830b-23a3b34c842c~ Type=~http://schemas.octgn.org/picture~/&gt;</text:p>
          </table:table-cell>
          <table:table-cell office:value-type="string">
            <text:p>42b584c7-4eab-4ea3-830b-23a3b34c842c</text:p>
          </table:table-cell>
          <table:table-cell office:value-type="string">
            <text:p>SV_palaceraid</text:p>
          </table:table-cell>
          <table:table-cell office:value-type="string">
            <text:p>Palace Raid</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3 Adventuring (2 if completed in Forbidden Sea). crew Attachment: +2 Influence</text:p>
          </table:table-cell>
          <table:table-cell table:number-columns-repeated="998"/>
        </table:table-row>
        <table:table-row table:style-name="ro1">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fae22bd7-e8fd-4dc6-8d1c-2a5ec31648aa~ name=~Parting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Tack 3 Cannon plus your Ship's move cost to inflict a 3 Hit Cannon Attack on that Ship. Immediately after this Cannon Attack is resolved, move your Ship to an adjacent Sea.~ /&gt;&lt;/card&gt;">
            <text:p><text:s text:c="2"/>&lt;card id=~fae22bd7-e8fd-4dc6-8d1c-2a5ec31648aa~ name=~Parting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Tack 3 Cannon plus your Ship's move cost to inflict a 3 Hit Cannon Attack on that Ship. Immediately after this Cannon Attack is resolved, move your Ship to an adjacent Sea.~ /&gt;&lt;/card&gt;</text:p>
          </table:table-cell>
          <table:table-cell table:formula="of:=CONCATENATE(&quot; &lt;Relationship Target=~/cards/&quot;;[.D61];&quot;.jpg~ Id=~C&quot;;[.C61];&quot;~ Type=~http://schemas.octgn.org/picture~/&gt;&quot;)" office:value-type="string" office:string-value=" &lt;Relationship Target=~/cards/SV_partingshot.jpg~ Id=~Cfae22bd7-e8fd-4dc6-8d1c-2a5ec31648aa~ Type=~http://schemas.octgn.org/picture~/&gt;">
            <text:p><text:s/>&lt;Relationship Target=~/cards/SV_partingshot.jpg~ Id=~Cfae22bd7-e8fd-4dc6-8d1c-2a5ec31648aa~ Type=~http://schemas.octgn.org/picture~/&gt;</text:p>
          </table:table-cell>
          <table:table-cell office:value-type="string">
            <text:p>fae22bd7-e8fd-4dc6-8d1c-2a5ec31648aa</text:p>
          </table:table-cell>
          <table:table-cell office:value-type="string">
            <text:p>SV_partingshot</text:p>
          </table:table-cell>
          <table:table-cell office:value-type="string">
            <text:p>Parting Shot</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other Ship in this Sea. Tack 3 Cannon plus your Ship's move cost to inflict a 3 Hit Cannon Attack on that Ship. Immediately after this Cannon Attack is resolved, move your Ship to an adjacent Sea.</text:p>
          </table:table-cell>
          <table:table-cell table:number-columns-repeated="998"/>
        </table:table-row>
        <table:table-row table:style-name="ro1">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8cce36fb-9f76-4aaf-9d53-ad784c3ab584~ name=~Plague of Boca~&gt;&lt;property name=~Rarity~ value=~C~ /&gt;&lt;property name=~Type~ value=~actions~ /&gt;&lt;property name=~Cost~ value=~8~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Discard all Sea attachments in that Sea. This does not affect uncompleted adventures.~ /&gt;&lt;/card&gt;">
            <text:p><text:s text:c="2"/>&lt;card id=~8cce36fb-9f76-4aaf-9d53-ad784c3ab584~ name=~Plague of Boca~&gt;&lt;property name=~Rarity~ value=~C~ /&gt;&lt;property name=~Type~ value=~actions~ /&gt;&lt;property name=~Cost~ value=~8~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Discard all Sea attachments in that Sea. This does not affect uncompleted adventures.~ /&gt;&lt;/card&gt;</text:p>
          </table:table-cell>
          <table:table-cell table:formula="of:=CONCATENATE(&quot; &lt;Relationship Target=~/cards/&quot;;[.D62];&quot;.jpg~ Id=~C&quot;;[.C62];&quot;~ Type=~http://schemas.octgn.org/picture~/&gt;&quot;)" office:value-type="string" office:string-value=" &lt;Relationship Target=~/cards/SV_plagueofboca.jpg~ Id=~C8cce36fb-9f76-4aaf-9d53-ad784c3ab584~ Type=~http://schemas.octgn.org/picture~/&gt;">
            <text:p><text:s/>&lt;Relationship Target=~/cards/SV_plagueofboca.jpg~ Id=~C8cce36fb-9f76-4aaf-9d53-ad784c3ab584~ Type=~http://schemas.octgn.org/picture~/&gt;</text:p>
          </table:table-cell>
          <table:table-cell office:value-type="string">
            <text:p>8cce36fb-9f76-4aaf-9d53-ad784c3ab584</text:p>
          </table:table-cell>
          <table:table-cell office:value-type="string">
            <text:p>SV_plagueofboca</text:p>
          </table:table-cell>
          <table:table-cell office:value-type="string">
            <text:p>Plague of Boca</text:p>
          </table:table-cell>
          <table:table-cell office:value-type="string">
            <text:p>C</text:p>
          </table:table-cell>
          <table:table-cell office:value-type="string">
            <text:p>actions</text:p>
          </table:table-cell>
          <table:table-cell office:value-type="float" office:value="8">
            <text:p>8</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one Sea. Discard all Sea attachments in that Sea. This does not affect uncompleted adventures.</text:p>
          </table:table-cell>
          <table:table-cell table:number-columns-repeated="998"/>
        </table:table-row>
        <table:table-row table:style-name="ro1">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e27100cf-38b9-415d-8492-833dbf6ff238~ name=~Ramming Spike~&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ct: Target a Ship in this Sea. Tack the Ramming Spike and pay your Ship's move cost in Sailing to inflict Hits on that Ship equal to your Ship's move cost. The target may pay their Ship's move cost in Sailing to cancel this action.~ /&gt;&lt;/card&gt;">
            <text:p><text:s text:c="2"/>&lt;card id=~e27100cf-38b9-415d-8492-833dbf6ff238~ name=~Ramming Spike~&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ct: Target a Ship in this Sea. Tack the Ramming Spike and pay your Ship's move cost in Sailing to inflict Hits on that Ship equal to your Ship's move cost. The target may pay their Ship's move cost in Sailing to cancel this action.~ /&gt;&lt;/card&gt;</text:p>
          </table:table-cell>
          <table:table-cell table:formula="of:=CONCATENATE(&quot; &lt;Relationship Target=~/cards/&quot;;[.D63];&quot;.jpg~ Id=~C&quot;;[.C63];&quot;~ Type=~http://schemas.octgn.org/picture~/&gt;&quot;)" office:value-type="string" office:string-value=" &lt;Relationship Target=~/cards/SV_rammingspike.jpg~ Id=~Ce27100cf-38b9-415d-8492-833dbf6ff238~ Type=~http://schemas.octgn.org/picture~/&gt;">
            <text:p><text:s/>&lt;Relationship Target=~/cards/SV_rammingspike.jpg~ Id=~Ce27100cf-38b9-415d-8492-833dbf6ff238~ Type=~http://schemas.octgn.org/picture~/&gt;</text:p>
          </table:table-cell>
          <table:table-cell office:value-type="string">
            <text:p>e27100cf-38b9-415d-8492-833dbf6ff238</text:p>
          </table:table-cell>
          <table:table-cell office:value-type="string">
            <text:p>SV_rammingspike</text:p>
          </table:table-cell>
          <table:table-cell office:value-type="string">
            <text:p>Ramming Spike</text:p>
          </table:table-cell>
          <table:table-cell office:value-type="string">
            <text:p>U</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Act: Target a Ship in this Sea. Tack the Ramming Spike and pay your Ship's move cost in Sailing to inflict Hits on that Ship equal to your Ship's move cost. The target may pay their Ship's move cost in Sailing to cancel this action.</text:p>
          </table:table-cell>
          <table:table-cell table:number-columns-repeated="998"/>
        </table:table-row>
        <table:table-row table:style-name="ro1">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1365217e-a923-40a1-a9c5-d23430747443~ name=~Retired Smuggler~&gt;&lt;property name=~Rarity~ value=~C~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card by tacking 2 Influence as an action. Act: Tack Retired Smuggler to get one Item card from your discard pile and move it to your hand.~ /&gt;&lt;/card&gt;">
            <text:p><text:s text:c="2"/>&lt;card id=~1365217e-a923-40a1-a9c5-d23430747443~ name=~Retired Smuggler~&gt;&lt;property name=~Rarity~ value=~C~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card by tacking 2 Influence as an action. Act: Tack Retired Smuggler to get one Item card from your discard pile and move it to your hand.~ /&gt;&lt;/card&gt;</text:p>
          </table:table-cell>
          <table:table-cell table:formula="of:=CONCATENATE(&quot; &lt;Relationship Target=~/cards/&quot;;[.D64];&quot;.jpg~ Id=~C&quot;;[.C64];&quot;~ Type=~http://schemas.octgn.org/picture~/&gt;&quot;)" office:value-type="string" office:string-value=" &lt;Relationship Target=~/cards/SV_retiredsmuggler.jpg~ Id=~C1365217e-a923-40a1-a9c5-d23430747443~ Type=~http://schemas.octgn.org/picture~/&gt;">
            <text:p><text:s/>&lt;Relationship Target=~/cards/SV_retiredsmuggler.jpg~ Id=~C1365217e-a923-40a1-a9c5-d23430747443~ Type=~http://schemas.octgn.org/picture~/&gt;</text:p>
          </table:table-cell>
          <table:table-cell office:value-type="string">
            <text:p>1365217e-a923-40a1-a9c5-d23430747443</text:p>
          </table:table-cell>
          <table:table-cell office:value-type="string">
            <text:p>SV_retiredsmuggler</text:p>
          </table:table-cell>
          <table:table-cell office:value-type="string">
            <text:p>Retired Smuggler</text:p>
          </table:table-cell>
          <table:table-cell office:value-type="string">
            <text:p>C</text:p>
          </table:table-cell>
          <table:table-cell office:value-type="string">
            <text:p>attachments</text:p>
          </table:table-cell>
          <table:table-cell office:value-type="float" office:value="1">
            <text:p>1</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Any player in this Sea may sink this card by tacking 2 Influence as an action. Act: Tack Retired Smuggler to get one Item card from your discard pile and move it to your hand.</text:p>
          </table:table-cell>
          <table:table-cell table:number-columns-repeated="998"/>
        </table:table-row>
        <table:table-row table:style-name="ro1">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633596f3-afd0-4e5a-8ef8-9e7dac61ad0b~ name=~Rigged for Speed~&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is card may only be attached to ships with a move cost less than 3. While Rigged for Speed is attached to your Ship, you have +8 Sailing for the purposes of determining Initiative.~ /&gt;&lt;/card&gt;">
            <text:p><text:s text:c="2"/>&lt;card id=~633596f3-afd0-4e5a-8ef8-9e7dac61ad0b~ name=~Rigged for Speed~&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is card may only be attached to ships with a move cost less than 3. While Rigged for Speed is attached to your Ship, you have +8 Sailing for the purposes of determining Initiative.~ /&gt;&lt;/card&gt;</text:p>
          </table:table-cell>
          <table:table-cell table:formula="of:=CONCATENATE(&quot; &lt;Relationship Target=~/cards/&quot;;[.D65];&quot;.jpg~ Id=~C&quot;;[.C65];&quot;~ Type=~http://schemas.octgn.org/picture~/&gt;&quot;)" office:value-type="string" office:string-value=" &lt;Relationship Target=~/cards/SV_riggedforspeed.jpg~ Id=~C633596f3-afd0-4e5a-8ef8-9e7dac61ad0b~ Type=~http://schemas.octgn.org/picture~/&gt;">
            <text:p><text:s/>&lt;Relationship Target=~/cards/SV_riggedforspeed.jpg~ Id=~C633596f3-afd0-4e5a-8ef8-9e7dac61ad0b~ Type=~http://schemas.octgn.org/picture~/&gt;</text:p>
          </table:table-cell>
          <table:table-cell office:value-type="string">
            <text:p>633596f3-afd0-4e5a-8ef8-9e7dac61ad0b</text:p>
          </table:table-cell>
          <table:table-cell office:value-type="string">
            <text:p>SV_riggedforspeed</text:p>
          </table:table-cell>
          <table:table-cell office:value-type="string">
            <text:p>Rigged for Speed</text:p>
          </table:table-cell>
          <table:table-cell office:value-type="string">
            <text:p>R</text:p>
          </table:table-cell>
          <table:table-cell office:value-type="string">
            <text:p>attachments</text:p>
          </table:table-cell>
          <table:table-cell office:value-type="float" office:value="1">
            <text:p>1</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 Unique This card may only be attached to ships with a move cost less than 3. While Rigged for Speed is attached to your Ship, you have +8 Sailing for the purposes of determining Initiative.</text:p>
          </table:table-cell>
          <table:table-cell table:number-columns-repeated="998"/>
        </table:table-row>
        <table:table-row table:style-name="ro1">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83f83b0d-c616-4d84-a7ee-1257b1f43b72~ name=~Rogers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Rogers School when this crew inflicts Hits with a Boarding Attack. This attack inflicts 3 extra Hits.~ /&gt;&lt;/card&gt;">
            <text:p><text:s text:c="2"/>&lt;card id=~83f83b0d-c616-4d84-a7ee-1257b1f43b72~ name=~Rogers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Rogers School when this crew inflicts Hits with a Boarding Attack. This attack inflicts 3 extra Hits.~ /&gt;&lt;/card&gt;</text:p>
          </table:table-cell>
          <table:table-cell table:formula="of:=CONCATENATE(&quot; &lt;Relationship Target=~/cards/&quot;;[.D66];&quot;.jpg~ Id=~C&quot;;[.C66];&quot;~ Type=~http://schemas.octgn.org/picture~/&gt;&quot;)" office:value-type="string" office:string-value=" &lt;Relationship Target=~/cards/SV_rogersschool.jpg~ Id=~C83f83b0d-c616-4d84-a7ee-1257b1f43b72~ Type=~http://schemas.octgn.org/picture~/&gt;">
            <text:p><text:s/>&lt;Relationship Target=~/cards/SV_rogersschool.jpg~ Id=~C83f83b0d-c616-4d84-a7ee-1257b1f43b72~ Type=~http://schemas.octgn.org/picture~/&gt;</text:p>
          </table:table-cell>
          <table:table-cell office:value-type="string">
            <text:p>83f83b0d-c616-4d84-a7ee-1257b1f43b72</text:p>
          </table:table-cell>
          <table:table-cell office:value-type="string">
            <text:p>SV_rogersschool</text:p>
          </table:table-cell>
          <table:table-cell office:value-type="string">
            <text:p>Rogers School</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Swordsman Knack (A crew may only attach a number of Swordsman Knacks up to their Swordsman bonus.) React: Tack Rogers School when this crew inflicts Hits with a Boarding Attack. This attack inflicts 3 extra Hits.</text:p>
          </table:table-cell>
          <table:table-cell table:number-columns-repeated="998"/>
        </table:table-row>
        <table:table-row table:style-name="ro1">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e93947b7-6a1b-430c-b311-55f46db04de7~ name=~Run 'im Through!~&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nflicts Hits with a Boarding Attack. The Boarding Attack inflicts 2 extra Hits.~ /&gt;&lt;/card&gt;">
            <text:p><text:s text:c="2"/>&lt;card id=~e93947b7-6a1b-430c-b311-55f46db04de7~ name=~Run 'im Through!~&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nflicts Hits with a Boarding Attack. The Boarding Attack inflicts 2 extra Hits.~ /&gt;&lt;/card&gt;</text:p>
          </table:table-cell>
          <table:table-cell table:formula="of:=CONCATENATE(&quot; &lt;Relationship Target=~/cards/&quot;;[.D67];&quot;.jpg~ Id=~C&quot;;[.C67];&quot;~ Type=~http://schemas.octgn.org/picture~/&gt;&quot;)" office:value-type="string" office:string-value=" &lt;Relationship Target=~/cards/SV_runimthrough.jpg~ Id=~Ce93947b7-6a1b-430c-b311-55f46db04de7~ Type=~http://schemas.octgn.org/picture~/&gt;">
            <text:p><text:s/>&lt;Relationship Target=~/cards/SV_runimthrough.jpg~ Id=~Ce93947b7-6a1b-430c-b311-55f46db04de7~ Type=~http://schemas.octgn.org/picture~/&gt;</text:p>
          </table:table-cell>
          <table:table-cell office:value-type="string">
            <text:p>e93947b7-6a1b-430c-b311-55f46db04de7</text:p>
          </table:table-cell>
          <table:table-cell office:value-type="string">
            <text:p>SV_runimthrough</text:p>
          </table:table-cell>
          <table:table-cell office:value-type="string">
            <text:p>Run 'im Through!</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one of your crew inflicts Hits with a Boarding Attack. The Boarding Attack inflicts 2 extra Hits.</text:p>
          </table:table-cell>
          <table:table-cell table:number-columns-repeated="998"/>
        </table:table-row>
        <table:table-row table:style-name="ro1">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e69c8c38-3838-47ee-9856-1e2df1bbfe4c~ name=~Sea Dog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Sea Dog crew gains +2 Swashbuckling until the end of the turn. That crew gains +2 extra Swashbuckling if there is a Crimson Roger Ship in play (+4 total).~ /&gt;&lt;/card&gt;">
            <text:p><text:s text:c="2"/>&lt;card id=~e69c8c38-3838-47ee-9856-1e2df1bbfe4c~ name=~Sea Dog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Sea Dog crew gains +2 Swashbuckling until the end of the turn. That crew gains +2 extra Swashbuckling if there is a Crimson Roger Ship in play (+4 total).~ /&gt;&lt;/card&gt;</text:p>
          </table:table-cell>
          <table:table-cell table:formula="of:=CONCATENATE(&quot; &lt;Relationship Target=~/cards/&quot;;[.D68];&quot;.jpg~ Id=~C&quot;;[.C68];&quot;~ Type=~http://schemas.octgn.org/picture~/&gt;&quot;)" office:value-type="string" office:string-value=" &lt;Relationship Target=~/cards/SV_seadogpride.jpg~ Id=~Ce69c8c38-3838-47ee-9856-1e2df1bbfe4c~ Type=~http://schemas.octgn.org/picture~/&gt;">
            <text:p><text:s/>&lt;Relationship Target=~/cards/SV_seadogpride.jpg~ Id=~Ce69c8c38-3838-47ee-9856-1e2df1bbfe4c~ Type=~http://schemas.octgn.org/picture~/&gt;</text:p>
          </table:table-cell>
          <table:table-cell office:value-type="string">
            <text:p>e69c8c38-3838-47ee-9856-1e2df1bbfe4c</text:p>
          </table:table-cell>
          <table:table-cell office:value-type="string">
            <text:p>SV_seadogpride</text:p>
          </table:table-cell>
          <table:table-cell office:value-type="string">
            <text:p>Sea Dog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ne of your Sea Dog crew gains +2 Swashbuckling until the end of the turn. That crew gains +2 extra Swashbuckling if there is a Crimson Roger Ship in play (+4 total).</text:p>
          </table:table-cell>
          <table:table-cell table:number-columns-repeated="998"/>
        </table:table-row>
        <table:table-row table:style-name="ro1">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42f0510e-2ce8-49a3-af36-a00e4fd27574~ name=~Secrets of the Top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Topman to produce Sailing. That crew produces extra Sailing equal to your Ship's move cost.~ /&gt;&lt;/card&gt;">
            <text:p><text:s text:c="2"/>&lt;card id=~42f0510e-2ce8-49a3-af36-a00e4fd27574~ name=~Secrets of the Top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Topman to produce Sailing. That crew produces extra Sailing equal to your Ship's move cost.~ /&gt;&lt;/card&gt;</text:p>
          </table:table-cell>
          <table:table-cell table:formula="of:=CONCATENATE(&quot; &lt;Relationship Target=~/cards/&quot;;[.D69];&quot;.jpg~ Id=~C&quot;;[.C69];&quot;~ Type=~http://schemas.octgn.org/picture~/&gt;&quot;)" office:value-type="string" office:string-value=" &lt;Relationship Target=~/cards/SV_secretsofthetops.jpg~ Id=~C42f0510e-2ce8-49a3-af36-a00e4fd27574~ Type=~http://schemas.octgn.org/picture~/&gt;">
            <text:p><text:s/>&lt;Relationship Target=~/cards/SV_secretsofthetops.jpg~ Id=~C42f0510e-2ce8-49a3-af36-a00e4fd27574~ Type=~http://schemas.octgn.org/picture~/&gt;</text:p>
          </table:table-cell>
          <table:table-cell office:value-type="string">
            <text:p>42f0510e-2ce8-49a3-af36-a00e4fd27574</text:p>
          </table:table-cell>
          <table:table-cell office:value-type="string">
            <text:p>SV_secretsofthetops</text:p>
          </table:table-cell>
          <table:table-cell office:value-type="string">
            <text:p>Secrets of the Tops</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tacking a Topman to produce Sailing. That crew produces extra Sailing equal to your Ship's move cost.</text:p>
          </table:table-cell>
          <table:table-cell table:number-columns-repeated="998"/>
        </table:table-row>
        <table:table-row table:style-name="ro1">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7cc220cc-b0fc-42c8-998e-e8046516f6a8~ name=~Seven-Color Sam~&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Sea Dogs~ /&gt;&lt;property name=~Text~ value=~Sam may not be placed on a Villainous Captain's Ship. Sam has +2 Swashbuckling while there is a Villainous Captain in play.~ /&gt;&lt;/card&gt;">
            <text:p><text:s text:c="2"/>&lt;card id=~7cc220cc-b0fc-42c8-998e-e8046516f6a8~ name=~Seven-Color Sam~&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Sea Dogs~ /&gt;&lt;property name=~Text~ value=~Sam may not be placed on a Villainous Captain's Ship. Sam has +2 Swashbuckling while there is a Villainous Captain in play.~ /&gt;&lt;/card&gt;</text:p>
          </table:table-cell>
          <table:table-cell table:formula="of:=CONCATENATE(&quot; &lt;Relationship Target=~/cards/&quot;;[.D70];&quot;.jpg~ Id=~C&quot;;[.C70];&quot;~ Type=~http://schemas.octgn.org/picture~/&gt;&quot;)" office:value-type="string" office:string-value=" &lt;Relationship Target=~/cards/SV_sevencolorsam.jpg~ Id=~C7cc220cc-b0fc-42c8-998e-e8046516f6a8~ Type=~http://schemas.octgn.org/picture~/&gt;">
            <text:p><text:s/>&lt;Relationship Target=~/cards/SV_sevencolorsam.jpg~ Id=~C7cc220cc-b0fc-42c8-998e-e8046516f6a8~ Type=~http://schemas.octgn.org/picture~/&gt;</text:p>
          </table:table-cell>
          <table:table-cell office:value-type="string">
            <text:p>7cc220cc-b0fc-42c8-998e-e8046516f6a8</text:p>
          </table:table-cell>
          <table:table-cell office:value-type="string">
            <text:p>SV_sevencolorsam</text:p>
          </table:table-cell>
          <table:table-cell office:value-type="string">
            <text:p>Seven-Color Sam</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Sea Dogs</text:p>
          </table:table-cell>
          <table:table-cell office:value-type="string">
            <text:p>Sam may not be placed on a Villainous Captain's Ship. Sam has +2 Swashbuckling while there is a Villainous Captain in play.</text:p>
          </table:table-cell>
          <table:table-cell table:number-columns-repeated="998"/>
        </table:table-row>
        <table:table-row table:style-name="ro2">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a97c20bc-7d75-4c14-b2cd-7a1c9824cf24~ name=~Shal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Unique · Loyal · Villainous Act: Discard one of your crew to draw one card. This can be done once per turn.~ /&gt;&lt;/card&gt;">
            <text:p><text:s text:c="2"/>&lt;card id=~a97c20bc-7d75-4c14-b2cd-7a1c9824cf24~ name=~Shal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Unique · Loyal · Villainous Act: Discard one of your crew to draw one card. This can be done once per turn.~ /&gt;&lt;/card&gt;</text:p>
          </table:table-cell>
          <table:table-cell table:formula="of:=CONCATENATE(&quot; &lt;Relationship Target=~/cards/&quot;;[.D71];&quot;.jpg~ Id=~C&quot;;[.C71];&quot;~ Type=~http://schemas.octgn.org/picture~/&gt;&quot;)" office:value-type="string" office:string-value=" &lt;Relationship Target=~/cards/SV_shala.jpg~ Id=~Ca97c20bc-7d75-4c14-b2cd-7a1c9824cf24~ Type=~http://schemas.octgn.org/picture~/&gt;">
            <text:p><text:s/>&lt;Relationship Target=~/cards/SV_shala.jpg~ Id=~Ca97c20bc-7d75-4c14-b2cd-7a1c9824cf24~ Type=~http://schemas.octgn.org/picture~/&gt;</text:p>
          </table:table-cell>
          <table:table-cell office:value-type="string">
            <text:p>a97c20bc-7d75-4c14-b2cd-7a1c9824cf24</text:p>
          </table:table-cell>
          <table:table-cell office:value-type="string">
            <text:p>SV_shala</text:p>
          </table:table-cell>
          <table:table-cell office:value-type="string">
            <text:p>Shala</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office:value-type="string">
            <text:p>Corsairs</text:p>
          </table:table-cell>
          <table:table-cell office:value-type="string">
            <text:p>Unique · Loyal · Villainous Act: Discard one of your crew to draw one card. This can be done once per turn.</text:p>
          </table:table-cell>
          <table:table-cell table:number-columns-repeated="998"/>
        </table:table-row>
        <table:table-row table:style-name="ro1">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f87a82b7-7992-4e7a-b80c-41814e9b1840~ name=~Sharp Maneuvering~&gt;&lt;property name=~Rarity~ value=~C~ /&gt;&lt;property name=~Type~ value=~actions~ /&gt;&lt;property name=~Cost~ value=~M+0~ /&gt;&lt;property name=~Cost Type~ value=~~ /&gt;&lt;property name=~Cancel~ value=~M+1~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Until the end of this turn, your Cannon Attacks targeting that Ship each inflict 2 extra Hits if your Ship has a lower move cost.~ /&gt;&lt;/card&gt;">
            <text:p><text:s text:c="2"/>&lt;card id=~f87a82b7-7992-4e7a-b80c-41814e9b1840~ name=~Sharp Maneuvering~&gt;&lt;property name=~Rarity~ value=~C~ /&gt;&lt;property name=~Type~ value=~actions~ /&gt;&lt;property name=~Cost~ value=~M+0~ /&gt;&lt;property name=~Cost Type~ value=~~ /&gt;&lt;property name=~Cancel~ value=~M+1~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Until the end of this turn, your Cannon Attacks targeting that Ship each inflict 2 extra Hits if your Ship has a lower move cost.~ /&gt;&lt;/card&gt;</text:p>
          </table:table-cell>
          <table:table-cell table:formula="of:=CONCATENATE(&quot; &lt;Relationship Target=~/cards/&quot;;[.D72];&quot;.jpg~ Id=~C&quot;;[.C72];&quot;~ Type=~http://schemas.octgn.org/picture~/&gt;&quot;)" office:value-type="string" office:string-value=" &lt;Relationship Target=~/cards/SV_sharpmaneuvering.jpg~ Id=~Cf87a82b7-7992-4e7a-b80c-41814e9b1840~ Type=~http://schemas.octgn.org/picture~/&gt;">
            <text:p><text:s/>&lt;Relationship Target=~/cards/SV_sharpmaneuvering.jpg~ Id=~Cf87a82b7-7992-4e7a-b80c-41814e9b1840~ Type=~http://schemas.octgn.org/picture~/&gt;</text:p>
          </table:table-cell>
          <table:table-cell office:value-type="string">
            <text:p>f87a82b7-7992-4e7a-b80c-41814e9b1840</text:p>
          </table:table-cell>
          <table:table-cell office:value-type="string">
            <text:p>SV_sharpmaneuvering</text:p>
          </table:table-cell>
          <table:table-cell office:value-type="string">
            <text:p>Sharp Maneuvering</text:p>
          </table:table-cell>
          <table:table-cell office:value-type="string">
            <text:p>C</text:p>
          </table:table-cell>
          <table:table-cell office:value-type="string">
            <text:p>actions</text:p>
          </table:table-cell>
          <table:table-cell office:value-type="string">
            <text:p>M+0</text:p>
          </table:table-cell>
          <table:table-cell/>
          <table:table-cell office:value-type="string">
            <text:p>M+1</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nother Ship in this Sea. Until the end of this turn, your Cannon Attacks targeting that Ship each inflict 2 extra Hits if your Ship has a lower move cost.</text:p>
          </table:table-cell>
          <table:table-cell table:number-columns-repeated="998"/>
        </table:table-row>
        <table:table-row table:style-name="ro1">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668e0606-3f30-4c5c-bbf0-47b8cdabe904~ name=~Shore Knowledg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 /&gt;&lt;/card&gt;">
            <text:p><text:s text:c="2"/>&lt;card id=~668e0606-3f30-4c5c-bbf0-47b8cdabe904~ name=~Shore Knowledg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 /&gt;&lt;/card&gt;</text:p>
          </table:table-cell>
          <table:table-cell table:formula="of:=CONCATENATE(&quot; &lt;Relationship Target=~/cards/&quot;;[.D73];&quot;.jpg~ Id=~C&quot;;[.C73];&quot;~ Type=~http://schemas.octgn.org/picture~/&gt;&quot;)" office:value-type="string" office:string-value=" &lt;Relationship Target=~/cards/SV_shoreknowledge.jpg~ Id=~C668e0606-3f30-4c5c-bbf0-47b8cdabe904~ Type=~http://schemas.octgn.org/picture~/&gt;">
            <text:p><text:s/>&lt;Relationship Target=~/cards/SV_shoreknowledge.jpg~ Id=~C668e0606-3f30-4c5c-bbf0-47b8cdabe904~ Type=~http://schemas.octgn.org/picture~/&gt;</text:p>
          </table:table-cell>
          <table:table-cell office:value-type="string">
            <text:p>668e0606-3f30-4c5c-bbf0-47b8cdabe904</text:p>
          </table:table-cell>
          <table:table-cell office:value-type="string">
            <text:p>SV_shoreknowledge</text:p>
          </table:table-cell>
          <table:table-cell office:value-type="string">
            <text:p>Shore Knowledge</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text:p>
          </table:table-cell>
          <table:table-cell table:number-columns-repeated="998"/>
        </table:table-row>
        <table:table-row table:style-name="ro1">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5988fc83-adae-4b46-a477-304a1b655849~ name=~Sidhe Storm~&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Trade Sea). Item · crew Attachment: +4 Cannon~ /&gt;&lt;/card&gt;">
            <text:p><text:s text:c="2"/>&lt;card id=~5988fc83-adae-4b46-a477-304a1b655849~ name=~Sidhe Storm~&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Trade Sea). Item · crew Attachment: +4 Cannon~ /&gt;&lt;/card&gt;</text:p>
          </table:table-cell>
          <table:table-cell table:formula="of:=CONCATENATE(&quot; &lt;Relationship Target=~/cards/&quot;;[.D74];&quot;.jpg~ Id=~C&quot;;[.C74];&quot;~ Type=~http://schemas.octgn.org/picture~/&gt;&quot;)" office:value-type="string" office:string-value=" &lt;Relationship Target=~/cards/SV_sidhestorm.jpg~ Id=~C5988fc83-adae-4b46-a477-304a1b655849~ Type=~http://schemas.octgn.org/picture~/&gt;">
            <text:p><text:s/>&lt;Relationship Target=~/cards/SV_sidhestorm.jpg~ Id=~C5988fc83-adae-4b46-a477-304a1b655849~ Type=~http://schemas.octgn.org/picture~/&gt;</text:p>
          </table:table-cell>
          <table:table-cell office:value-type="string">
            <text:p>5988fc83-adae-4b46-a477-304a1b655849</text:p>
          </table:table-cell>
          <table:table-cell office:value-type="string">
            <text:p>SV_sidhestorm</text:p>
          </table:table-cell>
          <table:table-cell office:value-type="string">
            <text:p>Sidhe Storm</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4 Adventuring (3 if completed in Trade Sea). Item · crew Attachment: +4 Cannon</text:p>
          </table:table-cell>
          <table:table-cell table:number-columns-repeated="998"/>
        </table:table-row>
        <table:table-row table:style-name="ro1">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469cd7c6-7a54-4181-84ee-9e8c95d37827~ name=~Staying Ahead of Troubl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4 Sailing ~ /&gt;&lt;/card&gt;">
            <text:p><text:s text:c="2"/>&lt;card id=~469cd7c6-7a54-4181-84ee-9e8c95d37827~ name=~Staying Ahead of Troubl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4 Sailing ~ /&gt;&lt;/card&gt;</text:p>
          </table:table-cell>
          <table:table-cell table:formula="of:=CONCATENATE(&quot; &lt;Relationship Target=~/cards/&quot;;[.D75];&quot;.jpg~ Id=~C&quot;;[.C75];&quot;~ Type=~http://schemas.octgn.org/picture~/&gt;&quot;)" office:value-type="string" office:string-value=" &lt;Relationship Target=~/cards/SV_stayingaheadoftrouble.jpg~ Id=~C469cd7c6-7a54-4181-84ee-9e8c95d37827~ Type=~http://schemas.octgn.org/picture~/&gt;">
            <text:p><text:s/>&lt;Relationship Target=~/cards/SV_stayingaheadoftrouble.jpg~ Id=~C469cd7c6-7a54-4181-84ee-9e8c95d37827~ Type=~http://schemas.octgn.org/picture~/&gt;</text:p>
          </table:table-cell>
          <table:table-cell office:value-type="string">
            <text:p>469cd7c6-7a54-4181-84ee-9e8c95d37827</text:p>
          </table:table-cell>
          <table:table-cell office:value-type="string">
            <text:p>SV_stayingaheadoftrouble</text:p>
          </table:table-cell>
          <table:table-cell office:value-type="string">
            <text:p>Staying Ahead of Trouble</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4 if completed in The Mirror). crew Attachment: +4 Sailing </text:p>
          </table:table-cell>
          <table:table-cell table:number-columns-repeated="998"/>
        </table:table-row>
        <table:table-row table:style-name="ro1">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b03f288d-22a5-4b12-8b14-7bf2c5ea276f~ name=~Strength isn't Everyth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4 if completed in Frothing Sea). crew Attachment: +1 Swashbuckling. This crew inflicts 3 extra Hits during Boarding Attacks.~ /&gt;&lt;/card&gt;">
            <text:p><text:s text:c="2"/>&lt;card id=~b03f288d-22a5-4b12-8b14-7bf2c5ea276f~ name=~Strength isn't Everyth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4 if completed in Frothing Sea). crew Attachment: +1 Swashbuckling. This crew inflicts 3 extra Hits during Boarding Attacks.~ /&gt;&lt;/card&gt;</text:p>
          </table:table-cell>
          <table:table-cell table:formula="of:=CONCATENATE(&quot; &lt;Relationship Target=~/cards/&quot;;[.D76];&quot;.jpg~ Id=~C&quot;;[.C76];&quot;~ Type=~http://schemas.octgn.org/picture~/&gt;&quot;)" office:value-type="string" office:string-value=" &lt;Relationship Target=~/cards/SV_strengthisnteverything.jpg~ Id=~Cb03f288d-22a5-4b12-8b14-7bf2c5ea276f~ Type=~http://schemas.octgn.org/picture~/&gt;">
            <text:p><text:s/>&lt;Relationship Target=~/cards/SV_strengthisnteverything.jpg~ Id=~Cb03f288d-22a5-4b12-8b14-7bf2c5ea276f~ Type=~http://schemas.octgn.org/picture~/&gt;</text:p>
          </table:table-cell>
          <table:table-cell office:value-type="string">
            <text:p>b03f288d-22a5-4b12-8b14-7bf2c5ea276f</text:p>
          </table:table-cell>
          <table:table-cell office:value-type="string">
            <text:p>SV_strengthisnteverything</text:p>
          </table:table-cell>
          <table:table-cell office:value-type="string">
            <text:p>Strength isn't Everything</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5 Adventuring (4 if completed in Frothing Sea). crew Attachment: +1 Swashbuckling. This crew inflicts 3 extra Hits during Boarding Attacks.</text:p>
          </table:table-cell>
          <table:table-cell table:number-columns-repeated="998"/>
        </table:table-row>
        <table:table-row table:style-name="ro2">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8512d37e-da0f-4b27-9107-a7550d69145a~ name=~Stroke, Stroke...~&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Rower crews.~ /&gt;&lt;/card&gt;">
            <text:p><text:s text:c="2"/>&lt;card id=~8512d37e-da0f-4b27-9107-a7550d69145a~ name=~Stroke, Stroke...~&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Rower crews.~ /&gt;&lt;/card&gt;</text:p>
          </table:table-cell>
          <table:table-cell table:formula="of:=CONCATENATE(&quot; &lt;Relationship Target=~/cards/&quot;;[.D77];&quot;.jpg~ Id=~C&quot;;[.C77];&quot;~ Type=~http://schemas.octgn.org/picture~/&gt;&quot;)" office:value-type="string" office:string-value=" &lt;Relationship Target=~/cards/SV_strokestroke.jpg~ Id=~C8512d37e-da0f-4b27-9107-a7550d69145a~ Type=~http://schemas.octgn.org/picture~/&gt;">
            <text:p><text:s/>&lt;Relationship Target=~/cards/SV_strokestroke.jpg~ Id=~C8512d37e-da0f-4b27-9107-a7550d69145a~ Type=~http://schemas.octgn.org/picture~/&gt;</text:p>
          </table:table-cell>
          <table:table-cell office:value-type="string">
            <text:p>8512d37e-da0f-4b27-9107-a7550d69145a</text:p>
          </table:table-cell>
          <table:table-cell office:value-type="string">
            <text:p>SV_strokestroke</text:p>
          </table:table-cell>
          <table:table-cell office:value-type="string">
            <text:p>Stroke, Stroke...</text:p>
          </table:table-cell>
          <table:table-cell office:value-type="string">
            <text:p>U</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Untack one of your Rower crews.</text:p>
          </table:table-cell>
          <table:table-cell table:number-columns-repeated="998"/>
        </table:table-row>
        <table:table-row table:style-name="ro1">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f073f83f-ebef-45cb-a911-ae024bd9f0cc~ name=~Taking the Hit~&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Each crew that tacks to absorb Hits absorbs 1 extra Hit.~ /&gt;&lt;/card&gt;">
            <text:p><text:s text:c="2"/>&lt;card id=~f073f83f-ebef-45cb-a911-ae024bd9f0cc~ name=~Taking the Hit~&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Each crew that tacks to absorb Hits absorbs 1 extra Hit.~ /&gt;&lt;/card&gt;</text:p>
          </table:table-cell>
          <table:table-cell table:formula="of:=CONCATENATE(&quot; &lt;Relationship Target=~/cards/&quot;;[.D78];&quot;.jpg~ Id=~C&quot;;[.C78];&quot;~ Type=~http://schemas.octgn.org/picture~/&gt;&quot;)" office:value-type="string" office:string-value=" &lt;Relationship Target=~/cards/SV_takingthehit.jpg~ Id=~Cf073f83f-ebef-45cb-a911-ae024bd9f0cc~ Type=~http://schemas.octgn.org/picture~/&gt;">
            <text:p><text:s/>&lt;Relationship Target=~/cards/SV_takingthehit.jpg~ Id=~Cf073f83f-ebef-45cb-a911-ae024bd9f0cc~ Type=~http://schemas.octgn.org/picture~/&gt;</text:p>
          </table:table-cell>
          <table:table-cell office:value-type="string">
            <text:p>f073f83f-ebef-45cb-a911-ae024bd9f0cc</text:p>
          </table:table-cell>
          <table:table-cell office:value-type="string">
            <text:p>SV_takingthehit</text:p>
          </table:table-cell>
          <table:table-cell office:value-type="string">
            <text:p>Taking the Hit</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suffering Hits. Each crew that tacks to absorb Hits absorbs 1 extra Hit.</text:p>
          </table:table-cell>
          <table:table-cell table:number-columns-repeated="998"/>
        </table:table-row>
        <table:table-row table:style-name="ro1">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15f92eab-6554-4cc1-a11d-0a294ca0aa27~ name=~Thomas Goss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Gosse's Gentlemen~ /&gt;&lt;property name=~Text~ value=~React: Tack Thomas when another Ship enters your Sea to untack one of your crew, except the Captain.~ /&gt;&lt;/card&gt;">
            <text:p><text:s text:c="2"/>&lt;card id=~15f92eab-6554-4cc1-a11d-0a294ca0aa27~ name=~Thomas Goss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Gosse's Gentlemen~ /&gt;&lt;property name=~Text~ value=~React: Tack Thomas when another Ship enters your Sea to untack one of your crew, except the Captain.~ /&gt;&lt;/card&gt;</text:p>
          </table:table-cell>
          <table:table-cell table:formula="of:=CONCATENATE(&quot; &lt;Relationship Target=~/cards/&quot;;[.D79];&quot;.jpg~ Id=~C&quot;;[.C79];&quot;~ Type=~http://schemas.octgn.org/picture~/&gt;&quot;)" office:value-type="string" office:string-value=" &lt;Relationship Target=~/cards/SV_thomasgosse.jpg~ Id=~C15f92eab-6554-4cc1-a11d-0a294ca0aa27~ Type=~http://schemas.octgn.org/picture~/&gt;">
            <text:p><text:s/>&lt;Relationship Target=~/cards/SV_thomasgosse.jpg~ Id=~C15f92eab-6554-4cc1-a11d-0a294ca0aa27~ Type=~http://schemas.octgn.org/picture~/&gt;</text:p>
          </table:table-cell>
          <table:table-cell office:value-type="string">
            <text:p>15f92eab-6554-4cc1-a11d-0a294ca0aa27</text:p>
          </table:table-cell>
          <table:table-cell office:value-type="string">
            <text:p>SV_thomasgosse</text:p>
          </table:table-cell>
          <table:table-cell office:value-type="string">
            <text:p>Thomas Gosse</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Gosse's Gentlemen</text:p>
          </table:table-cell>
          <table:table-cell office:value-type="string">
            <text:p>React: Tack Thomas when another Ship enters your Sea to untack one of your crew, except the Captain.</text:p>
          </table:table-cell>
          <table:table-cell table:number-columns-repeated="998"/>
        </table:table-row>
        <table:table-row table:style-name="ro1">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103269f9-7557-475a-b66d-8cbf842403f7~ name=~The Three Fate Witche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all cards in play with the Fate trait.~ /&gt;&lt;/card&gt;">
            <text:p><text:s text:c="2"/>&lt;card id=~103269f9-7557-475a-b66d-8cbf842403f7~ name=~The Three Fate Witche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all cards in play with the Fate trait.~ /&gt;&lt;/card&gt;</text:p>
          </table:table-cell>
          <table:table-cell table:formula="of:=CONCATENATE(&quot; &lt;Relationship Target=~/cards/&quot;;[.D80];&quot;.jpg~ Id=~C&quot;;[.C80];&quot;~ Type=~http://schemas.octgn.org/picture~/&gt;&quot;)" office:value-type="string" office:string-value=" &lt;Relationship Target=~/cards/SV_thethreefatewitches.jpg~ Id=~C103269f9-7557-475a-b66d-8cbf842403f7~ Type=~http://schemas.octgn.org/picture~/&gt;">
            <text:p><text:s/>&lt;Relationship Target=~/cards/SV_thethreefatewitches.jpg~ Id=~C103269f9-7557-475a-b66d-8cbf842403f7~ Type=~http://schemas.octgn.org/picture~/&gt;</text:p>
          </table:table-cell>
          <table:table-cell office:value-type="string">
            <text:p>103269f9-7557-475a-b66d-8cbf842403f7</text:p>
          </table:table-cell>
          <table:table-cell office:value-type="string">
            <text:p>SV_thethreefatewitches</text:p>
          </table:table-cell>
          <table:table-cell office:value-type="string">
            <text:p>The Three Fate Witches</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ck all cards in play with the Fate trait.</text:p>
          </table:table-cell>
          <table:table-cell table:number-columns-repeated="998"/>
        </table:table-row>
        <table:table-row table:style-name="ro1">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10752828-f5a9-412f-ac40-acd67116c0cc~ name=~Throw Me the Whip!~&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ttach one of your Item or Artifact crew attachments in play to a different crew on board your Ship.~ /&gt;&lt;/card&gt;">
            <text:p><text:s text:c="2"/>&lt;card id=~10752828-f5a9-412f-ac40-acd67116c0cc~ name=~Throw Me the Whip!~&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ttach one of your Item or Artifact crew attachments in play to a different crew on board your Ship.~ /&gt;&lt;/card&gt;</text:p>
          </table:table-cell>
          <table:table-cell table:formula="of:=CONCATENATE(&quot; &lt;Relationship Target=~/cards/&quot;;[.D81];&quot;.jpg~ Id=~C&quot;;[.C81];&quot;~ Type=~http://schemas.octgn.org/picture~/&gt;&quot;)" office:value-type="string" office:string-value=" &lt;Relationship Target=~/cards/SV_throwmethewhip.jpg~ Id=~C10752828-f5a9-412f-ac40-acd67116c0cc~ Type=~http://schemas.octgn.org/picture~/&gt;">
            <text:p><text:s/>&lt;Relationship Target=~/cards/SV_throwmethewhip.jpg~ Id=~C10752828-f5a9-412f-ac40-acd67116c0cc~ Type=~http://schemas.octgn.org/picture~/&gt;</text:p>
          </table:table-cell>
          <table:table-cell office:value-type="string">
            <text:p>10752828-f5a9-412f-ac40-acd67116c0cc</text:p>
          </table:table-cell>
          <table:table-cell office:value-type="string">
            <text:p>SV_throwmethewhip</text:p>
          </table:table-cell>
          <table:table-cell office:value-type="string">
            <text:p>Throw Me the Whip!</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Attach one of your Item or Artifact crew attachments in play to a different crew on board your Ship.</text:p>
          </table:table-cell>
          <table:table-cell table:number-columns-repeated="998"/>
        </table:table-row>
        <table:table-row table:style-name="ro1">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0262923b-887f-45af-9196-f50be5413753~ name=~Turning Enemies Into Friend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 /&gt;&lt;/card&gt;">
            <text:p><text:s text:c="2"/>&lt;card id=~0262923b-887f-45af-9196-f50be5413753~ name=~Turning Enemies Into Friend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 /&gt;&lt;/card&gt;</text:p>
          </table:table-cell>
          <table:table-cell table:formula="of:=CONCATENATE(&quot; &lt;Relationship Target=~/cards/&quot;;[.D82];&quot;.jpg~ Id=~C&quot;;[.C82];&quot;~ Type=~http://schemas.octgn.org/picture~/&gt;&quot;)" office:value-type="string" office:string-value=" &lt;Relationship Target=~/cards/SV_turningenemiesintofriends.jpg~ Id=~C0262923b-887f-45af-9196-f50be5413753~ Type=~http://schemas.octgn.org/picture~/&gt;">
            <text:p><text:s/>&lt;Relationship Target=~/cards/SV_turningenemiesintofriends.jpg~ Id=~C0262923b-887f-45af-9196-f50be5413753~ Type=~http://schemas.octgn.org/picture~/&gt;</text:p>
          </table:table-cell>
          <table:table-cell office:value-type="string">
            <text:p>0262923b-887f-45af-9196-f50be5413753</text:p>
          </table:table-cell>
          <table:table-cell office:value-type="string">
            <text:p>SV_turningenemiesintofriends</text:p>
          </table:table-cell>
          <table:table-cell office:value-type="string">
            <text:p>Turning Enemies Into Friends</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text:p>
          </table:table-cell>
          <table:table-cell table:number-columns-repeated="998"/>
        </table:table-row>
        <table:table-row table:style-name="ro1">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1331469c-0865-4e53-9990-2beac33c0288~ name=~Tyree the Worthles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1~ /&gt;&lt;property name=~Swashbuckling~ value=~1~ /&gt;&lt;property name=~Crew Max.~ value=~~ /&gt;&lt;property name=~Move Cost~ value=~~ /&gt;&lt;property name=~Faction~ value=~unaligned~ /&gt;&lt;property name=~Text~ value=~No attachments · Unique Tyree may not be put into play if you already have a First Mate in play. React: Tack and discard Tyree when you put a First Mate into play from your hand to reduce the crew's cost by 8 (minimum 0).~ /&gt;&lt;/card&gt;">
            <text:p><text:s text:c="2"/>&lt;card id=~1331469c-0865-4e53-9990-2beac33c0288~ name=~Tyree the Worthles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1~ /&gt;&lt;property name=~Swashbuckling~ value=~1~ /&gt;&lt;property name=~Crew Max.~ value=~~ /&gt;&lt;property name=~Move Cost~ value=~~ /&gt;&lt;property name=~Faction~ value=~unaligned~ /&gt;&lt;property name=~Text~ value=~No attachments · Unique Tyree may not be put into play if you already have a First Mate in play. React: Tack and discard Tyree when you put a First Mate into play from your hand to reduce the crew's cost by 8 (minimum 0).~ /&gt;&lt;/card&gt;</text:p>
          </table:table-cell>
          <table:table-cell table:formula="of:=CONCATENATE(&quot; &lt;Relationship Target=~/cards/&quot;;[.D83];&quot;.jpg~ Id=~C&quot;;[.C83];&quot;~ Type=~http://schemas.octgn.org/picture~/&gt;&quot;)" office:value-type="string" office:string-value=" &lt;Relationship Target=~/cards/SV_tyreetheworthless.jpg~ Id=~C1331469c-0865-4e53-9990-2beac33c0288~ Type=~http://schemas.octgn.org/picture~/&gt;">
            <text:p><text:s/>&lt;Relationship Target=~/cards/SV_tyreetheworthless.jpg~ Id=~C1331469c-0865-4e53-9990-2beac33c0288~ Type=~http://schemas.octgn.org/picture~/&gt;</text:p>
          </table:table-cell>
          <table:table-cell office:value-type="string">
            <text:p>1331469c-0865-4e53-9990-2beac33c0288</text:p>
          </table:table-cell>
          <table:table-cell office:value-type="string">
            <text:p>SV_tyreetheworthless</text:p>
          </table:table-cell>
          <table:table-cell office:value-type="string">
            <text:p>Tyree the Worthless</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table:number-columns-repeated="3" office:value-type="float" office:value="1">
            <text:p>1</text:p>
          </table:table-cell>
          <table:table-cell table:number-columns-repeated="2"/>
          <table:table-cell office:value-type="string">
            <text:p>unaligned</text:p>
          </table:table-cell>
          <table:table-cell office:value-type="string">
            <text:p>No attachments · Unique Tyree may not be put into play if you already have a First Mate in play. React: Tack and discard Tyree when you put a First Mate into play from your hand to reduce the crew's cost by 8 (minimum 0).</text:p>
          </table:table-cell>
          <table:table-cell table:number-columns-repeated="998"/>
        </table:table-row>
        <table:table-row table:style-name="ro1">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45280978-704c-48ce-8ca1-a44db596d483~ name=~The Unwritten Rules~&gt;&lt;property name=~Rarity~ value=~F~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 /&gt;&lt;/card&gt;">
            <text:p><text:s text:c="2"/>&lt;card id=~45280978-704c-48ce-8ca1-a44db596d483~ name=~The Unwritten Rules~&gt;&lt;property name=~Rarity~ value=~F~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 /&gt;&lt;/card&gt;</text:p>
          </table:table-cell>
          <table:table-cell table:formula="of:=CONCATENATE(&quot; &lt;Relationship Target=~/cards/&quot;;[.D84];&quot;.jpg~ Id=~C&quot;;[.C84];&quot;~ Type=~http://schemas.octgn.org/picture~/&gt;&quot;)" office:value-type="string" office:string-value=" &lt;Relationship Target=~/cards/SV_theunwrittenrules.jpg~ Id=~C45280978-704c-48ce-8ca1-a44db596d483~ Type=~http://schemas.octgn.org/picture~/&gt;">
            <text:p><text:s/>&lt;Relationship Target=~/cards/SV_theunwrittenrules.jpg~ Id=~C45280978-704c-48ce-8ca1-a44db596d483~ Type=~http://schemas.octgn.org/picture~/&gt;</text:p>
          </table:table-cell>
          <table:table-cell office:value-type="string">
            <text:p>45280978-704c-48ce-8ca1-a44db596d483</text:p>
          </table:table-cell>
          <table:table-cell office:value-type="string">
            <text:p>SV_theunwrittenrules</text:p>
          </table:table-cell>
          <table:table-cell office:value-type="string">
            <text:p>The Unwritten Rules</text:p>
          </table:table-cell>
          <table:table-cell office:value-type="string">
            <text:p>F</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text:p>
          </table:table-cell>
          <table:table-cell table:number-columns-repeated="998"/>
        </table:table-row>
        <table:table-row table:style-name="ro1">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00376175-c94e-4453-a2a0-09904aaeb597~ name=~Uprising!~&gt;&lt;property name=~Rarity~ value=~U~ /&gt;&lt;property name=~Type~ value=~actions~ /&gt;&lt;property name=~Cost~ value=~0~ /&gt;&lt;property name=~Cost Type~ value=~~ /&gt;&lt;property name=~Cancel~ value=~3~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That Ship suffers 1 Hit for each untacked Villainous crew card on board plus 2 Hits for each untacked Captive crew card on board.~ /&gt;&lt;/card&gt;">
            <text:p><text:s text:c="2"/>&lt;card id=~00376175-c94e-4453-a2a0-09904aaeb597~ name=~Uprising!~&gt;&lt;property name=~Rarity~ value=~U~ /&gt;&lt;property name=~Type~ value=~actions~ /&gt;&lt;property name=~Cost~ value=~0~ /&gt;&lt;property name=~Cost Type~ value=~~ /&gt;&lt;property name=~Cancel~ value=~3~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That Ship suffers 1 Hit for each untacked Villainous crew card on board plus 2 Hits for each untacked Captive crew card on board.~ /&gt;&lt;/card&gt;</text:p>
          </table:table-cell>
          <table:table-cell table:formula="of:=CONCATENATE(&quot; &lt;Relationship Target=~/cards/&quot;;[.D85];&quot;.jpg~ Id=~C&quot;;[.C85];&quot;~ Type=~http://schemas.octgn.org/picture~/&gt;&quot;)" office:value-type="string" office:string-value=" &lt;Relationship Target=~/cards/SV_uprising.jpg~ Id=~C00376175-c94e-4453-a2a0-09904aaeb597~ Type=~http://schemas.octgn.org/picture~/&gt;">
            <text:p><text:s/>&lt;Relationship Target=~/cards/SV_uprising.jpg~ Id=~C00376175-c94e-4453-a2a0-09904aaeb597~ Type=~http://schemas.octgn.org/picture~/&gt;</text:p>
          </table:table-cell>
          <table:table-cell office:value-type="string">
            <text:p>00376175-c94e-4453-a2a0-09904aaeb597</text:p>
          </table:table-cell>
          <table:table-cell office:value-type="string">
            <text:p>SV_uprising</text:p>
          </table:table-cell>
          <table:table-cell office:value-type="string">
            <text:p>Uprising!</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3">
            <text:p>3</text:p>
          </table:table-cell>
          <table:table-cell office:value-type="string">
            <text:p>In</text:p>
          </table:table-cell>
          <table:table-cell/>
          <table:table-cell office:value-type="string">
            <text:p>S</text:p>
          </table:table-cell>
          <table:table-cell office:value-type="string">
            <text:p>d,p</text:p>
          </table:table-cell>
          <table:table-cell table:number-columns-repeated="8"/>
          <table:table-cell office:value-type="string">
            <text:p>Target a Ship in this Sea. That Ship suffers 1 Hit for each untacked Villainous crew card on board plus 2 Hits for each untacked Captive crew card on board.</text:p>
          </table:table-cell>
          <table:table-cell table:number-columns-repeated="998"/>
        </table:table-row>
        <table:table-row table:style-name="ro1">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9da8a356-d28e-4393-99d4-1d3e959b1000~ name=~Ussuran Intrigue~&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3 Influence~ /&gt;&lt;/card&gt;">
            <text:p><text:s text:c="2"/>&lt;card id=~9da8a356-d28e-4393-99d4-1d3e959b1000~ name=~Ussuran Intrigue~&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3 Influence~ /&gt;&lt;/card&gt;</text:p>
          </table:table-cell>
          <table:table-cell table:formula="of:=CONCATENATE(&quot; &lt;Relationship Target=~/cards/&quot;;[.D86];&quot;.jpg~ Id=~C&quot;;[.C86];&quot;~ Type=~http://schemas.octgn.org/picture~/&gt;&quot;)" office:value-type="string" office:string-value=" &lt;Relationship Target=~/cards/SV_ussuranintrigue.jpg~ Id=~C9da8a356-d28e-4393-99d4-1d3e959b1000~ Type=~http://schemas.octgn.org/picture~/&gt;">
            <text:p><text:s/>&lt;Relationship Target=~/cards/SV_ussuranintrigue.jpg~ Id=~C9da8a356-d28e-4393-99d4-1d3e959b1000~ Type=~http://schemas.octgn.org/picture~/&gt;</text:p>
          </table:table-cell>
          <table:table-cell office:value-type="string">
            <text:p>9da8a356-d28e-4393-99d4-1d3e959b1000</text:p>
          </table:table-cell>
          <table:table-cell office:value-type="string">
            <text:p>SV_ussuranintrigue</text:p>
          </table:table-cell>
          <table:table-cell office:value-type="string">
            <text:p>Ussuran Intrigue</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4 if completed in The Mirror). crew Attachment: +3 Influence</text:p>
          </table:table-cell>
          <table:table-cell table:number-columns-repeated="998"/>
        </table:table-row>
        <table:table-row table:style-name="ro1">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0a9288b2-fd62-43ca-bcd9-1530abb67b21~ name=~Valroux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Valroux School to draw two cards after this crew plays a Thrust Boarding Attack.~ /&gt;&lt;/card&gt;">
            <text:p><text:s text:c="2"/>&lt;card id=~0a9288b2-fd62-43ca-bcd9-1530abb67b21~ name=~Valroux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Valroux School to draw two cards after this crew plays a Thrust Boarding Attack.~ /&gt;&lt;/card&gt;</text:p>
          </table:table-cell>
          <table:table-cell table:formula="of:=CONCATENATE(&quot; &lt;Relationship Target=~/cards/&quot;;[.D87];&quot;.jpg~ Id=~C&quot;;[.C87];&quot;~ Type=~http://schemas.octgn.org/picture~/&gt;&quot;)" office:value-type="string" office:string-value=" &lt;Relationship Target=~/cards/SV_valrouxschool.jpg~ Id=~C0a9288b2-fd62-43ca-bcd9-1530abb67b21~ Type=~http://schemas.octgn.org/picture~/&gt;">
            <text:p><text:s/>&lt;Relationship Target=~/cards/SV_valrouxschool.jpg~ Id=~C0a9288b2-fd62-43ca-bcd9-1530abb67b21~ Type=~http://schemas.octgn.org/picture~/&gt;</text:p>
          </table:table-cell>
          <table:table-cell office:value-type="string">
            <text:p>0a9288b2-fd62-43ca-bcd9-1530abb67b21</text:p>
          </table:table-cell>
          <table:table-cell office:value-type="string">
            <text:p>SV_valrouxschool</text:p>
          </table:table-cell>
          <table:table-cell office:value-type="string">
            <text:p>Valroux School</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Swordsman Knack (A crew may only attach a number of Swordsman Knacks up to their Swordsman bonus.) React: Tack Valroux School to draw two cards after this crew plays a Thrust Boarding Attack.</text:p>
          </table:table-cell>
          <table:table-cell table:number-columns-repeated="998"/>
        </table:table-row>
        <table:table-row table:style-name="ro1">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cc8e3c5e-4fec-4255-9fd7-be266ea8bab7~ name=~Wake of Estallio~&gt;&lt;property name=~Rarity~ value=~C~ /&gt;&lt;property name=~Type~ value=~actions~ /&gt;&lt;property name=~Cost~ value=~5~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la Boca. Move that Ship to either Frothing Sea or Forbidden Sea. ~ /&gt;&lt;/card&gt;">
            <text:p><text:s text:c="2"/>&lt;card id=~cc8e3c5e-4fec-4255-9fd7-be266ea8bab7~ name=~Wake of Estallio~&gt;&lt;property name=~Rarity~ value=~C~ /&gt;&lt;property name=~Type~ value=~actions~ /&gt;&lt;property name=~Cost~ value=~5~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la Boca. Move that Ship to either Frothing Sea or Forbidden Sea. ~ /&gt;&lt;/card&gt;</text:p>
          </table:table-cell>
          <table:table-cell table:formula="of:=CONCATENATE(&quot; &lt;Relationship Target=~/cards/&quot;;[.D88];&quot;.jpg~ Id=~C&quot;;[.C88];&quot;~ Type=~http://schemas.octgn.org/picture~/&gt;&quot;)" office:value-type="string" office:string-value=" &lt;Relationship Target=~/cards/SV_wakeofestallio.jpg~ Id=~Ccc8e3c5e-4fec-4255-9fd7-be266ea8bab7~ Type=~http://schemas.octgn.org/picture~/&gt;">
            <text:p><text:s/>&lt;Relationship Target=~/cards/SV_wakeofestallio.jpg~ Id=~Ccc8e3c5e-4fec-4255-9fd7-be266ea8bab7~ Type=~http://schemas.octgn.org/picture~/&gt;</text:p>
          </table:table-cell>
          <table:table-cell office:value-type="string">
            <text:p>cc8e3c5e-4fec-4255-9fd7-be266ea8bab7</text:p>
          </table:table-cell>
          <table:table-cell office:value-type="string">
            <text:p>SV_wakeofestallio</text:p>
          </table:table-cell>
          <table:table-cell office:value-type="string">
            <text:p>Wake of Estallio</text:p>
          </table:table-cell>
          <table:table-cell office:value-type="string">
            <text:p>C</text:p>
          </table:table-cell>
          <table:table-cell office:value-type="string">
            <text:p>actions</text:p>
          </table:table-cell>
          <table:table-cell office:value-type="float" office:value="5">
            <text:p>5</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hip in la Boca. Move that Ship to either Frothing Sea or Forbidden Sea. </text:p>
          </table:table-cell>
          <table:table-cell table:number-columns-repeated="998"/>
        </table:table-row>
        <table:table-row table:style-name="ro1">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09586267-2dbc-4719-94a1-c1023a2bec94~ name=~Walk the Plank!~&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when one of your actions is canceled. Discard one of your crew cards that tacked to pay for the action to attach this card to your Captain. This Attachment gives +2 Influence.~ /&gt;&lt;/card&gt;">
            <text:p><text:s text:c="2"/>&lt;card id=~09586267-2dbc-4719-94a1-c1023a2bec94~ name=~Walk the Plank!~&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when one of your actions is canceled. Discard one of your crew cards that tacked to pay for the action to attach this card to your Captain. This Attachment gives +2 Influence.~ /&gt;&lt;/card&gt;</text:p>
          </table:table-cell>
          <table:table-cell table:formula="of:=CONCATENATE(&quot; &lt;Relationship Target=~/cards/&quot;;[.D89];&quot;.jpg~ Id=~C&quot;;[.C89];&quot;~ Type=~http://schemas.octgn.org/picture~/&gt;&quot;)" office:value-type="string" office:string-value=" &lt;Relationship Target=~/cards/SV_walktheplank.jpg~ Id=~C09586267-2dbc-4719-94a1-c1023a2bec94~ Type=~http://schemas.octgn.org/picture~/&gt;">
            <text:p><text:s/>&lt;Relationship Target=~/cards/SV_walktheplank.jpg~ Id=~C09586267-2dbc-4719-94a1-c1023a2bec94~ Type=~http://schemas.octgn.org/picture~/&gt;</text:p>
          </table:table-cell>
          <table:table-cell office:value-type="string">
            <text:p>09586267-2dbc-4719-94a1-c1023a2bec94</text:p>
          </table:table-cell>
          <table:table-cell office:value-type="string">
            <text:p>SV_walktheplank</text:p>
          </table:table-cell>
          <table:table-cell office:value-type="string">
            <text:p>Walk the Plank!</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not play this card if you have a Heroic Captain. React: Play when one of your actions is canceled. Discard one of your crew cards that tacked to pay for the action to attach this card to your Captain. This Attachment gives +2 Influence.</text:p>
          </table:table-cell>
          <table:table-cell table:number-columns-repeated="998"/>
        </table:table-row>
        <table:table-row table:style-name="ro1">
          <table:table-cell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office:value-type="string" office:string-value="  &lt;card id=~42703bac-b6ef-4b46-98f1-ee4faff958cf~ name=~Warship~&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rship by tacking 6 Cannon as an action. Act: Tack Warship to attach it to a Sea adjacent to this Sea. Act: Tack Warship to target a Ship in this Sea. Warship inflicts a 4 Hit Cannon Attack on that Ship.~ /&gt;&lt;/card&gt;">
            <text:p><text:s text:c="2"/>&lt;card id=~42703bac-b6ef-4b46-98f1-ee4faff958cf~ name=~Warship~&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rship by tacking 6 Cannon as an action. Act: Tack Warship to attach it to a Sea adjacent to this Sea. Act: Tack Warship to target a Ship in this Sea. Warship inflicts a 4 Hit Cannon Attack on that Ship.~ /&gt;&lt;/card&gt;</text:p>
          </table:table-cell>
          <table:table-cell table:formula="of:=CONCATENATE(&quot; &lt;Relationship Target=~/cards/&quot;;[.D90];&quot;.jpg~ Id=~C&quot;;[.C90];&quot;~ Type=~http://schemas.octgn.org/picture~/&gt;&quot;)" office:value-type="string" office:string-value=" &lt;Relationship Target=~/cards/SV_warship.jpg~ Id=~C42703bac-b6ef-4b46-98f1-ee4faff958cf~ Type=~http://schemas.octgn.org/picture~/&gt;">
            <text:p><text:s/>&lt;Relationship Target=~/cards/SV_warship.jpg~ Id=~C42703bac-b6ef-4b46-98f1-ee4faff958cf~ Type=~http://schemas.octgn.org/picture~/&gt;</text:p>
          </table:table-cell>
          <table:table-cell office:value-type="string">
            <text:p>42703bac-b6ef-4b46-98f1-ee4faff958cf</text:p>
          </table:table-cell>
          <table:table-cell office:value-type="string">
            <text:p>SV_warship</text:p>
          </table:table-cell>
          <table:table-cell office:value-type="string">
            <text:p>Warship</text:p>
          </table:table-cell>
          <table:table-cell office:value-type="string">
            <text:p>R</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Any player in this Sea may sink Warship by tacking 6 Cannon as an action. Act: Tack Warship to attach it to a Sea adjacent to this Sea. Act: Tack Warship to target a Ship in this Sea. Warship inflicts a 4 Hit Cannon Attack on that Ship.</text:p>
          </table:table-cell>
          <table:table-cell table:number-columns-repeated="998"/>
        </table:table-row>
        <table:table-row table:style-name="ro1">
          <table:table-cell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office:value-type="string" office:string-value="  &lt;card id=~84c42d97-f27f-4c05-bbb1-757a132d769b~ name=~Warship to Port!~&gt;&lt;property name=~Rarity~ value=~C~ /&gt;&lt;property name=~Type~ value=~actions~ /&gt;&lt;property name=~Cost~ value=~8~ /&gt;&lt;property name=~Cost Type~ value=~Ad~ /&gt;&lt;property name=~Cancel~ value=~4~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4 Hits to that Ship.~ /&gt;&lt;/card&gt;">
            <text:p><text:s text:c="2"/>&lt;card id=~84c42d97-f27f-4c05-bbb1-757a132d769b~ name=~Warship to Port!~&gt;&lt;property name=~Rarity~ value=~C~ /&gt;&lt;property name=~Type~ value=~actions~ /&gt;&lt;property name=~Cost~ value=~8~ /&gt;&lt;property name=~Cost Type~ value=~Ad~ /&gt;&lt;property name=~Cancel~ value=~4~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4 Hits to that Ship.~ /&gt;&lt;/card&gt;</text:p>
          </table:table-cell>
          <table:table-cell table:formula="of:=CONCATENATE(&quot; &lt;Relationship Target=~/cards/&quot;;[.D91];&quot;.jpg~ Id=~C&quot;;[.C91];&quot;~ Type=~http://schemas.octgn.org/picture~/&gt;&quot;)" office:value-type="string" office:string-value=" &lt;Relationship Target=~/cards/SV_warshiptoport.jpg~ Id=~C84c42d97-f27f-4c05-bbb1-757a132d769b~ Type=~http://schemas.octgn.org/picture~/&gt;">
            <text:p><text:s/>&lt;Relationship Target=~/cards/SV_warshiptoport.jpg~ Id=~C84c42d97-f27f-4c05-bbb1-757a132d769b~ Type=~http://schemas.octgn.org/picture~/&gt;</text:p>
          </table:table-cell>
          <table:table-cell office:value-type="string">
            <text:p>84c42d97-f27f-4c05-bbb1-757a132d769b</text:p>
          </table:table-cell>
          <table:table-cell office:value-type="string">
            <text:p>SV_warshiptoport</text:p>
          </table:table-cell>
          <table:table-cell office:value-type="string">
            <text:p>Warship to Port!</text:p>
          </table:table-cell>
          <table:table-cell office:value-type="string">
            <text:p>C</text:p>
          </table:table-cell>
          <table:table-cell office:value-type="string">
            <text:p>actions</text:p>
          </table:table-cell>
          <table:table-cell office:value-type="float" office:value="8">
            <text:p>8</text:p>
          </table:table-cell>
          <table:table-cell office:value-type="string">
            <text:p>Ad</text:p>
          </table:table-cell>
          <table:table-cell office:value-type="float" office:value="4">
            <text:p>4</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Target a Ship. Inflict 4 Hits to that Ship.</text:p>
          </table:table-cell>
          <table:table-cell table:number-columns-repeated="998"/>
        </table:table-row>
        <table:table-row table:style-name="ro2">
          <table:table-cell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office:value-type="string" office:string-value="  &lt;card id=~b9dcdebe-77e2-47b7-82d8-3cd070bbc93c~ name=~Well Stocked Armory~&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he Armory counts as one crew against your crew maximum. Your Boarding Attacks inflict 1 extra Hit.~ /&gt;&lt;/card&gt;">
            <text:p><text:s text:c="2"/>&lt;card id=~b9dcdebe-77e2-47b7-82d8-3cd070bbc93c~ name=~Well Stocked Armory~&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he Armory counts as one crew against your crew maximum. Your Boarding Attacks inflict 1 extra Hit.~ /&gt;&lt;/card&gt;</text:p>
          </table:table-cell>
          <table:table-cell table:formula="of:=CONCATENATE(&quot; &lt;Relationship Target=~/cards/&quot;;[.D92];&quot;.jpg~ Id=~C&quot;;[.C92];&quot;~ Type=~http://schemas.octgn.org/picture~/&gt;&quot;)" office:value-type="string" office:string-value=" &lt;Relationship Target=~/cards/SV_wellstockedarmory.jpg~ Id=~Cb9dcdebe-77e2-47b7-82d8-3cd070bbc93c~ Type=~http://schemas.octgn.org/picture~/&gt;">
            <text:p><text:s/>&lt;Relationship Target=~/cards/SV_wellstockedarmory.jpg~ Id=~Cb9dcdebe-77e2-47b7-82d8-3cd070bbc93c~ Type=~http://schemas.octgn.org/picture~/&gt;</text:p>
          </table:table-cell>
          <table:table-cell office:value-type="string">
            <text:p>b9dcdebe-77e2-47b7-82d8-3cd070bbc93c</text:p>
          </table:table-cell>
          <table:table-cell office:value-type="string">
            <text:p>SV_wellstockedarmory</text:p>
          </table:table-cell>
          <table:table-cell office:value-type="string">
            <text:p>Well Stocked Armory</text:p>
          </table:table-cell>
          <table:table-cell office:value-type="string">
            <text:p>R</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The Armory counts as one crew against your crew maximum. Your Boarding Attacks inflict 1 extra Hit.</text:p>
          </table:table-cell>
          <table:table-cell table:number-columns-repeated="998"/>
        </table:table-row>
        <table:table-row table:style-name="ro1">
          <table:table-cell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office:value-type="string" office:string-value="  &lt;card id=~4cc9c3f4-0ec5-4148-a55d-551f3b423c68~ name=~The Wrath of Reis~&gt;&lt;property name=~Rarity~ value=~R~ /&gt;&lt;property name=~Type~ value=~actions~ /&gt;&lt;property name=~Cost~ value=~3~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tacks a crew to absorb Hits. The number of Hits absorbed is reduced to zero. The cost to play this card is reduced to zero if you have a Crimson Roger Captain.~ /&gt;&lt;/card&gt;">
            <text:p><text:s text:c="2"/>&lt;card id=~4cc9c3f4-0ec5-4148-a55d-551f3b423c68~ name=~The Wrath of Reis~&gt;&lt;property name=~Rarity~ value=~R~ /&gt;&lt;property name=~Type~ value=~actions~ /&gt;&lt;property name=~Cost~ value=~3~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tacks a crew to absorb Hits. The number of Hits absorbed is reduced to zero. The cost to play this card is reduced to zero if you have a Crimson Roger Captain.~ /&gt;&lt;/card&gt;</text:p>
          </table:table-cell>
          <table:table-cell table:formula="of:=CONCATENATE(&quot; &lt;Relationship Target=~/cards/&quot;;[.D93];&quot;.jpg~ Id=~C&quot;;[.C93];&quot;~ Type=~http://schemas.octgn.org/picture~/&gt;&quot;)" office:value-type="string" office:string-value=" &lt;Relationship Target=~/cards/SV_thewrathofreis.jpg~ Id=~C4cc9c3f4-0ec5-4148-a55d-551f3b423c68~ Type=~http://schemas.octgn.org/picture~/&gt;">
            <text:p><text:s/>&lt;Relationship Target=~/cards/SV_thewrathofreis.jpg~ Id=~C4cc9c3f4-0ec5-4148-a55d-551f3b423c68~ Type=~http://schemas.octgn.org/picture~/&gt;</text:p>
          </table:table-cell>
          <table:table-cell office:value-type="string">
            <text:p>4cc9c3f4-0ec5-4148-a55d-551f3b423c68</text:p>
          </table:table-cell>
          <table:table-cell office:value-type="string">
            <text:p>SV_thewrathofreis</text:p>
          </table:table-cell>
          <table:table-cell office:value-type="string">
            <text:p>The Wrath of Reis</text:p>
          </table:table-cell>
          <table:table-cell office:value-type="string">
            <text:p>R</text:p>
          </table:table-cell>
          <table:table-cell office:value-type="string">
            <text:p>actions</text:p>
          </table:table-cell>
          <table:table-cell office:value-type="float" office:value="3">
            <text:p>3</text:p>
          </table:table-cell>
          <table:table-cell office:value-type="string">
            <text:p>Sw</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the other player in a Boarding tacks a crew to absorb Hits. The number of Hits absorbed is reduced to zero. The cost to play this card is reduced to zero if you have a Crimson Roger Captain.</text:p>
          </table:table-cell>
          <table:table-cell table:number-columns-repeated="998"/>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1/02/2012</text:date>, <text:time>14:33: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3:44.89</meta:creation-date>
    <dc:date>2012-02-01T14:33:35.05</dc:date>
    <dc:creator>Konstantinos Thoukydidis</dc:creator>
    <meta:editing-duration>P1DT5H34M20S</meta:editing-duration>
    <meta:editing-cycles>13</meta:editing-cycles>
    <meta:generator>OpenOffice.org/3.3$Win32 OpenOffice.org_project/330m20$Build-9567</meta:generator>
    <meta:document-statistic meta:table-count="3" meta:cell-count="2136" meta:object-count="0"/>
    <meta:user-defined meta:name="Info 1"/>
    <meta:user-defined meta:name="Info 2"/>
    <meta:user-defined meta:name="Info 3"/>
    <meta:user-defined meta:name="Info 4"/>
  </office:meta>
</office:document-meta>
</file>